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9in"/>
    </style:style>
    <style:style style:name="co2" style:family="table-column">
      <style:table-column-properties fo:break-before="auto" style:column-width="3.1445in"/>
    </style:style>
    <style:style style:name="co3" style:family="table-column">
      <style:table-column-properties fo:break-before="auto" style:column-width="0.4925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5016in"/>
    </style:style>
    <style:style style:name="co7" style:family="table-column">
      <style:table-column-properties fo:break-before="auto" style:column-width="0.4728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909in"/>
    </style:style>
    <style:style style:name="co11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RawData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ta3" style:family="table" style:master-page-name="PageStyle_5f_Crosscheck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4a85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&gt;0" style:apply-style-name="ConditionalStyle_5f_1" style:base-cell-address="RawData.J3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5" style:family="table-cell" style:parent-style-name="Pivot_20_Table_20_Field">
      <style:table-cell-properties fo:border="0.99pt solid #000000"/>
    </style:style>
    <style:style style:name="ce46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4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9" style:family="table-cell" style:parent-style-name="Pivot_20_Table_20_Value">
      <style:table-cell-properties fo:border-bottom="2.01pt solid #000000" fo:border-left="0.99pt solid #000000" fo:border-right="none" fo:border-top="0.99pt solid #000000"/>
    </style:style>
    <style:style style:name="ce5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2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5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5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4" table:default-cell-style-name="Default"/>
        <table:table-row table:style-name="ro1">
          <table:table-cell table:style-name="ce1" table:number-columns-spanned="3" table:number-rows-spanned="1"/>
          <table:covered-table-cell table:number-columns-repeated="2"/>
          <table:table-cell table:style-name="ce5" office:value-type="string" calcext:value-type="string" table:number-columns-spanned="8" table:number-rows-spanned="1">
            <text:p>Formula generates vales columns C:J (don't change unless you know what you are doing)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llsign</text:p>
          </table:table-cell>
          <table:table-cell table:style-name="ce2" office:value-type="string" calcext:value-type="string">
            <text:p>Subject</text:p>
          </table:table-cell>
          <table:table-cell table:style-name="ce6" office:value-type="string" calcext:value-type="string">
            <text:p>PACKET</text:p>
          </table:table-cell>
          <table:table-cell table:style-name="ce6" office:value-type="string" calcext:value-type="string">
            <text:p>VARA VHF</text:p>
          </table:table-cell>
          <table:table-cell table:style-name="ce6" office:value-type="string" calcext:value-type="string">
            <text:p>VARA UHF</text:p>
          </table:table-cell>
          <table:table-cell table:style-name="ce6" office:value-type="string" calcext:value-type="string">
            <office:annotation draw:style-name="gr1" draw:text-style-name="P2" svg:width="2.4213in" svg:height="0.7012in" svg:x="6.6972in" svg:y="0.3378in" draw:caption-point-x="-0.1602in" draw:caption-point-y="-0.1559in">
              <dc:date>2024-09-01T00:00:00</dc:date>
              <text:p text:style-name="P1"><text:span text:style-name="T1">Search does not distinguish between "HF" and "VHF" or "UHF" if VARA VHF/UHF is false then assume HF is intended</text:span></text:p>
            </office:annotation>
            <text:p>VARA HF</text:p>
          </table:table-cell>
          <table:table-cell table:style-name="ce6" office:value-type="string" calcext:value-type="string">
            <text:p>PACTOR</text:p>
          </table:table-cell>
          <table:table-cell table:style-name="ce6" office:value-type="string" calcext:value-type="string">
            <text:p>TELNET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Suffix</text:p>
          </table:table-cell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7" table:formula="of:=IF(SUMPRODUCT(--ISNUMBER(SEARCH({&quot;PACKET&quot;;&quot;PKT&quot;};[.C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])))&gt;1;1;0)" office:value-type="float" office:value="0" calcext:value-type="float">
            <text:p>0</text:p>
          </table:table-cell>
          <table:table-cell table:style-name="ce7" table:formula="of:=IF([.E3]=0;IF([.F3]=0;IF(SUMPRODUCT(--ISNUMBER(SEARCH({&quot;VARA&quot;;&quot;HF&quot;;&quot;40M&quot;;&quot;30M&quot;;&quot;20M&quot;;&quot;17M&quot;};[.C3])))&gt;1;1;0);0);0)" office:value-type="float" office:value="0" calcext:value-type="float">
            <text:p>0</text:p>
          </table:table-cell>
          <table:table-cell table:style-name="ce7" table:formula="of:=IF(SUMPRODUCT(--ISNUMBER(SEARCH(&quot;PACTOR&quot;;[.C3])))&gt;0;1;0)" office:value-type="float" office:value="0" calcext:value-type="float">
            <text:p>0</text:p>
          </table:table-cell>
          <table:table-cell table:style-name="ce7" table:formula="of:=IF(SUMPRODUCT(--ISNUMBER(SEARCH(&quot;TELNET&quot;;[.C3])))&gt;0;1;0)" office:value-type="float" office:value="0" calcext:value-type="float">
            <text:p>0</text:p>
          </table:table-cell>
          <table:table-cell table:style-name="ce8" table:formula="of:=IF(ISBLANK([.C3]);0; IF(SUM([.D3:.I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];LEN([.B3])-FIND(&quot;0&quot;;[.B3];1));                                                                                         RIGHT([.B3];LEN([.B3])-FIND(&quot;1&quot;;[.B3];1)));                                                                                         RIGHT([.B3];LEN([.B3])-FIND(&quot;2&quot;;[.B3];1)));                                                                                         RIGHT([.B3];LEN([.B3])-FIND(&quot;3&quot;;[.B3];1)));                                                                                         RIGHT([.B3];LEN([.B3])-FIND(&quot;4&quot;;[.B3];1)));                                                                                         RIGHT([.B3];LEN([.B3])-FIND(&quot;5&quot;;[.B3];1)));                                                                                         RIGHT([.B3];LEN([.B3])-FIND(&quot;6&quot;;[.B3];1)));                                                                                         RIGHT([.B3];LEN([.B3])-FIND(&quot;7&quot;;[.B3];1)));                                                                                         RIGHT([.B3];LEN([.B3])-FIND(&quot;8&quot;;[.B3];1)));                                                                                         RIGHT([.B3];LEN([.B3])-FIND(&quot;9&quot;;[.B3];1)));                                                                                         RIGHT([.B3];LEN([.B3])-FIND(&quot;0&quot;;[.B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])))&gt;1;1;0)" office:value-type="float" office:value="0" calcext:value-type="float">
            <text:p>0</text:p>
          </table:table-cell>
          <table:table-cell table:style-name="ce7" table:formula="of:=IF([.E4]=0;IF([.F4]=0;IF(SUMPRODUCT(--ISNUMBER(SEARCH({&quot;VARA&quot;;&quot;HF&quot;;&quot;40M&quot;;&quot;30M&quot;;&quot;20M&quot;;&quot;17M&quot;};[.C4])))&gt;1;1;0);0);0)" office:value-type="float" office:value="0" calcext:value-type="float">
            <text:p>0</text:p>
          </table:table-cell>
          <table:table-cell table:style-name="ce7" table:formula="of:=IF(SUMPRODUCT(--ISNUMBER(SEARCH(&quot;PACTOR&quot;;[.C4])))&gt;0;1;0)" office:value-type="float" office:value="0" calcext:value-type="float">
            <text:p>0</text:p>
          </table:table-cell>
          <table:table-cell table:style-name="ce7" table:formula="of:=IF(SUMPRODUCT(--ISNUMBER(SEARCH(&quot;TELNET&quot;;[.C4])))&gt;0;1;0)" office:value-type="float" office:value="0" calcext:value-type="float">
            <text:p>0</text:p>
          </table:table-cell>
          <table:table-cell table:style-name="ce8" table:formula="of:=IF(ISBLANK([.C4]);0; IF(SUM([.D4:.I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];LEN([.B4])-FIND(&quot;0&quot;;[.B4];1));                                                                                         RIGHT([.B4];LEN([.B4])-FIND(&quot;1&quot;;[.B4];1)));                                                                                         RIGHT([.B4];LEN([.B4])-FIND(&quot;2&quot;;[.B4];1)));                                                                                         RIGHT([.B4];LEN([.B4])-FIND(&quot;3&quot;;[.B4];1)));                                                                                         RIGHT([.B4];LEN([.B4])-FIND(&quot;4&quot;;[.B4];1)));                                                                                         RIGHT([.B4];LEN([.B4])-FIND(&quot;5&quot;;[.B4];1)));                                                                                         RIGHT([.B4];LEN([.B4])-FIND(&quot;6&quot;;[.B4];1)));                                                                                         RIGHT([.B4];LEN([.B4])-FIND(&quot;7&quot;;[.B4];1)));                                                                                         RIGHT([.B4];LEN([.B4])-FIND(&quot;8&quot;;[.B4];1)));                                                                                         RIGHT([.B4];LEN([.B4])-FIND(&quot;9&quot;;[.B4];1)));                                                                                         RIGHT([.B4];LEN([.B4])-FIND(&quot;0&quot;;[.B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])))&gt;1;1;0)" office:value-type="float" office:value="0" calcext:value-type="float">
            <text:p>0</text:p>
          </table:table-cell>
          <table:table-cell table:style-name="ce7" table:formula="of:=IF([.E5]=0;IF([.F5]=0;IF(SUMPRODUCT(--ISNUMBER(SEARCH({&quot;VARA&quot;;&quot;HF&quot;;&quot;40M&quot;;&quot;30M&quot;;&quot;20M&quot;;&quot;17M&quot;};[.C5])))&gt;1;1;0);0);0)" office:value-type="float" office:value="0" calcext:value-type="float">
            <text:p>0</text:p>
          </table:table-cell>
          <table:table-cell table:style-name="ce7" table:formula="of:=IF(SUMPRODUCT(--ISNUMBER(SEARCH(&quot;PACTOR&quot;;[.C5])))&gt;0;1;0)" office:value-type="float" office:value="0" calcext:value-type="float">
            <text:p>0</text:p>
          </table:table-cell>
          <table:table-cell table:style-name="ce7" table:formula="of:=IF(SUMPRODUCT(--ISNUMBER(SEARCH(&quot;TELNET&quot;;[.C5])))&gt;0;1;0)" office:value-type="float" office:value="0" calcext:value-type="float">
            <text:p>0</text:p>
          </table:table-cell>
          <table:table-cell table:style-name="ce8" table:formula="of:=IF(ISBLANK([.C5]);0; IF(SUM([.D5:.I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];LEN([.B5])-FIND(&quot;0&quot;;[.B5];1));                                                                                         RIGHT([.B5];LEN([.B5])-FIND(&quot;1&quot;;[.B5];1)));                                                                                         RIGHT([.B5];LEN([.B5])-FIND(&quot;2&quot;;[.B5];1)));                                                                                         RIGHT([.B5];LEN([.B5])-FIND(&quot;3&quot;;[.B5];1)));                                                                                         RIGHT([.B5];LEN([.B5])-FIND(&quot;4&quot;;[.B5];1)));                                                                                         RIGHT([.B5];LEN([.B5])-FIND(&quot;5&quot;;[.B5];1)));                                                                                         RIGHT([.B5];LEN([.B5])-FIND(&quot;6&quot;;[.B5];1)));                                                                                         RIGHT([.B5];LEN([.B5])-FIND(&quot;7&quot;;[.B5];1)));                                                                                         RIGHT([.B5];LEN([.B5])-FIND(&quot;8&quot;;[.B5];1)));                                                                                         RIGHT([.B5];LEN([.B5])-FIND(&quot;9&quot;;[.B5];1)));                                                                                         RIGHT([.B5];LEN([.B5])-FIND(&quot;0&quot;;[.B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])))&gt;1;1;0)" office:value-type="float" office:value="0" calcext:value-type="float">
            <text:p>0</text:p>
          </table:table-cell>
          <table:table-cell table:style-name="ce7" table:formula="of:=IF([.E6]=0;IF([.F6]=0;IF(SUMPRODUCT(--ISNUMBER(SEARCH({&quot;VARA&quot;;&quot;HF&quot;;&quot;40M&quot;;&quot;30M&quot;;&quot;20M&quot;;&quot;17M&quot;};[.C6])))&gt;1;1;0);0);0)" office:value-type="float" office:value="0" calcext:value-type="float">
            <text:p>0</text:p>
          </table:table-cell>
          <table:table-cell table:style-name="ce7" table:formula="of:=IF(SUMPRODUCT(--ISNUMBER(SEARCH(&quot;PACTOR&quot;;[.C6])))&gt;0;1;0)" office:value-type="float" office:value="0" calcext:value-type="float">
            <text:p>0</text:p>
          </table:table-cell>
          <table:table-cell table:style-name="ce7" table:formula="of:=IF(SUMPRODUCT(--ISNUMBER(SEARCH(&quot;TELNET&quot;;[.C6])))&gt;0;1;0)" office:value-type="float" office:value="0" calcext:value-type="float">
            <text:p>0</text:p>
          </table:table-cell>
          <table:table-cell table:style-name="ce8" table:formula="of:=IF(ISBLANK([.C6]);0; IF(SUM([.D6:.I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];LEN([.B6])-FIND(&quot;0&quot;;[.B6];1));                                                                                         RIGHT([.B6];LEN([.B6])-FIND(&quot;1&quot;;[.B6];1)));                                                                                         RIGHT([.B6];LEN([.B6])-FIND(&quot;2&quot;;[.B6];1)));                                                                                         RIGHT([.B6];LEN([.B6])-FIND(&quot;3&quot;;[.B6];1)));                                                                                         RIGHT([.B6];LEN([.B6])-FIND(&quot;4&quot;;[.B6];1)));                                                                                         RIGHT([.B6];LEN([.B6])-FIND(&quot;5&quot;;[.B6];1)));                                                                                         RIGHT([.B6];LEN([.B6])-FIND(&quot;6&quot;;[.B6];1)));                                                                                         RIGHT([.B6];LEN([.B6])-FIND(&quot;7&quot;;[.B6];1)));                                                                                         RIGHT([.B6];LEN([.B6])-FIND(&quot;8&quot;;[.B6];1)));                                                                                         RIGHT([.B6];LEN([.B6])-FIND(&quot;9&quot;;[.B6];1)));                                                                                         RIGHT([.B6];LEN([.B6])-FIND(&quot;0&quot;;[.B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])))&gt;1;1;0)" office:value-type="float" office:value="0" calcext:value-type="float">
            <text:p>0</text:p>
          </table:table-cell>
          <table:table-cell table:style-name="ce7" table:formula="of:=IF([.E7]=0;IF([.F7]=0;IF(SUMPRODUCT(--ISNUMBER(SEARCH({&quot;VARA&quot;;&quot;HF&quot;;&quot;40M&quot;;&quot;30M&quot;;&quot;20M&quot;;&quot;17M&quot;};[.C7])))&gt;1;1;0);0);0)" office:value-type="float" office:value="0" calcext:value-type="float">
            <text:p>0</text:p>
          </table:table-cell>
          <table:table-cell table:style-name="ce7" table:formula="of:=IF(SUMPRODUCT(--ISNUMBER(SEARCH(&quot;PACTOR&quot;;[.C7])))&gt;0;1;0)" office:value-type="float" office:value="0" calcext:value-type="float">
            <text:p>0</text:p>
          </table:table-cell>
          <table:table-cell table:style-name="ce7" table:formula="of:=IF(SUMPRODUCT(--ISNUMBER(SEARCH(&quot;TELNET&quot;;[.C7])))&gt;0;1;0)" office:value-type="float" office:value="0" calcext:value-type="float">
            <text:p>0</text:p>
          </table:table-cell>
          <table:table-cell table:style-name="ce8" table:formula="of:=IF(ISBLANK([.C7]);0; IF(SUM([.D7:.I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];LEN([.B7])-FIND(&quot;0&quot;;[.B7];1));                                                                                         RIGHT([.B7];LEN([.B7])-FIND(&quot;1&quot;;[.B7];1)));                                                                                         RIGHT([.B7];LEN([.B7])-FIND(&quot;2&quot;;[.B7];1)));                                                                                         RIGHT([.B7];LEN([.B7])-FIND(&quot;3&quot;;[.B7];1)));                                                                                         RIGHT([.B7];LEN([.B7])-FIND(&quot;4&quot;;[.B7];1)));                                                                                         RIGHT([.B7];LEN([.B7])-FIND(&quot;5&quot;;[.B7];1)));                                                                                         RIGHT([.B7];LEN([.B7])-FIND(&quot;6&quot;;[.B7];1)));                                                                                         RIGHT([.B7];LEN([.B7])-FIND(&quot;7&quot;;[.B7];1)));                                                                                         RIGHT([.B7];LEN([.B7])-FIND(&quot;8&quot;;[.B7];1)));                                                                                         RIGHT([.B7];LEN([.B7])-FIND(&quot;9&quot;;[.B7];1)));                                                                                         RIGHT([.B7];LEN([.B7])-FIND(&quot;0&quot;;[.B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])))&gt;1;1;0)" office:value-type="float" office:value="0" calcext:value-type="float">
            <text:p>0</text:p>
          </table:table-cell>
          <table:table-cell table:style-name="ce7" table:formula="of:=IF([.E8]=0;IF([.F8]=0;IF(SUMPRODUCT(--ISNUMBER(SEARCH({&quot;VARA&quot;;&quot;HF&quot;;&quot;40M&quot;;&quot;30M&quot;;&quot;20M&quot;;&quot;17M&quot;};[.C8])))&gt;1;1;0);0);0)" office:value-type="float" office:value="0" calcext:value-type="float">
            <text:p>0</text:p>
          </table:table-cell>
          <table:table-cell table:style-name="ce7" table:formula="of:=IF(SUMPRODUCT(--ISNUMBER(SEARCH(&quot;PACTOR&quot;;[.C8])))&gt;0;1;0)" office:value-type="float" office:value="0" calcext:value-type="float">
            <text:p>0</text:p>
          </table:table-cell>
          <table:table-cell table:style-name="ce7" table:formula="of:=IF(SUMPRODUCT(--ISNUMBER(SEARCH(&quot;TELNET&quot;;[.C8])))&gt;0;1;0)" office:value-type="float" office:value="0" calcext:value-type="float">
            <text:p>0</text:p>
          </table:table-cell>
          <table:table-cell table:style-name="ce8" table:formula="of:=IF(ISBLANK([.C8]);0; IF(SUM([.D8:.I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];LEN([.B8])-FIND(&quot;0&quot;;[.B8];1));                                                                                         RIGHT([.B8];LEN([.B8])-FIND(&quot;1&quot;;[.B8];1)));                                                                                         RIGHT([.B8];LEN([.B8])-FIND(&quot;2&quot;;[.B8];1)));                                                                                         RIGHT([.B8];LEN([.B8])-FIND(&quot;3&quot;;[.B8];1)));                                                                                         RIGHT([.B8];LEN([.B8])-FIND(&quot;4&quot;;[.B8];1)));                                                                                         RIGHT([.B8];LEN([.B8])-FIND(&quot;5&quot;;[.B8];1)));                                                                                         RIGHT([.B8];LEN([.B8])-FIND(&quot;6&quot;;[.B8];1)));                                                                                         RIGHT([.B8];LEN([.B8])-FIND(&quot;7&quot;;[.B8];1)));                                                                                         RIGHT([.B8];LEN([.B8])-FIND(&quot;8&quot;;[.B8];1)));                                                                                         RIGHT([.B8];LEN([.B8])-FIND(&quot;9&quot;;[.B8];1)));                                                                                         RIGHT([.B8];LEN([.B8])-FIND(&quot;0&quot;;[.B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])))&gt;1;1;0)" office:value-type="float" office:value="0" calcext:value-type="float">
            <text:p>0</text:p>
          </table:table-cell>
          <table:table-cell table:style-name="ce7" table:formula="of:=IF([.E9]=0;IF([.F9]=0;IF(SUMPRODUCT(--ISNUMBER(SEARCH({&quot;VARA&quot;;&quot;HF&quot;;&quot;40M&quot;;&quot;30M&quot;;&quot;20M&quot;;&quot;17M&quot;};[.C9])))&gt;1;1;0);0);0)" office:value-type="float" office:value="0" calcext:value-type="float">
            <text:p>0</text:p>
          </table:table-cell>
          <table:table-cell table:style-name="ce7" table:formula="of:=IF(SUMPRODUCT(--ISNUMBER(SEARCH(&quot;PACTOR&quot;;[.C9])))&gt;0;1;0)" office:value-type="float" office:value="0" calcext:value-type="float">
            <text:p>0</text:p>
          </table:table-cell>
          <table:table-cell table:style-name="ce7" table:formula="of:=IF(SUMPRODUCT(--ISNUMBER(SEARCH(&quot;TELNET&quot;;[.C9])))&gt;0;1;0)" office:value-type="float" office:value="0" calcext:value-type="float">
            <text:p>0</text:p>
          </table:table-cell>
          <table:table-cell table:style-name="ce8" table:formula="of:=IF(ISBLANK([.C9]);0; IF(SUM([.D9:.I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];LEN([.B9])-FIND(&quot;0&quot;;[.B9];1));                                                                                         RIGHT([.B9];LEN([.B9])-FIND(&quot;1&quot;;[.B9];1)));                                                                                         RIGHT([.B9];LEN([.B9])-FIND(&quot;2&quot;;[.B9];1)));                                                                                         RIGHT([.B9];LEN([.B9])-FIND(&quot;3&quot;;[.B9];1)));                                                                                         RIGHT([.B9];LEN([.B9])-FIND(&quot;4&quot;;[.B9];1)));                                                                                         RIGHT([.B9];LEN([.B9])-FIND(&quot;5&quot;;[.B9];1)));                                                                                         RIGHT([.B9];LEN([.B9])-FIND(&quot;6&quot;;[.B9];1)));                                                                                         RIGHT([.B9];LEN([.B9])-FIND(&quot;7&quot;;[.B9];1)));                                                                                         RIGHT([.B9];LEN([.B9])-FIND(&quot;8&quot;;[.B9];1)));                                                                                         RIGHT([.B9];LEN([.B9])-FIND(&quot;9&quot;;[.B9];1)));                                                                                         RIGHT([.B9];LEN([.B9])-FIND(&quot;0&quot;;[.B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0])))&gt;1;1;0)" office:value-type="float" office:value="0" calcext:value-type="float">
            <text:p>0</text:p>
          </table:table-cell>
          <table:table-cell table:style-name="ce7" table:formula="of:=IF([.E10]=0;IF([.F10]=0;IF(SUMPRODUCT(--ISNUMBER(SEARCH({&quot;VARA&quot;;&quot;HF&quot;;&quot;40M&quot;;&quot;30M&quot;;&quot;20M&quot;;&quot;17M&quot;};[.C10])))&gt;1;1;0);0);0)" office:value-type="float" office:value="0" calcext:value-type="float">
            <text:p>0</text:p>
          </table:table-cell>
          <table:table-cell table:style-name="ce7" table:formula="of:=IF(SUMPRODUCT(--ISNUMBER(SEARCH(&quot;PACTOR&quot;;[.C10])))&gt;0;1;0)" office:value-type="float" office:value="0" calcext:value-type="float">
            <text:p>0</text:p>
          </table:table-cell>
          <table:table-cell table:style-name="ce7" table:formula="of:=IF(SUMPRODUCT(--ISNUMBER(SEARCH(&quot;TELNET&quot;;[.C10])))&gt;0;1;0)" office:value-type="float" office:value="0" calcext:value-type="float">
            <text:p>0</text:p>
          </table:table-cell>
          <table:table-cell table:style-name="ce8" table:formula="of:=IF(ISBLANK([.C10]);0; IF(SUM([.D10:.I1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0];LEN([.B10])-FIND(&quot;0&quot;;[.B10];1));                                                                                         RIGHT([.B10];LEN([.B10])-FIND(&quot;1&quot;;[.B10];1)));                                                                                         RIGHT([.B10];LEN([.B10])-FIND(&quot;2&quot;;[.B10];1)));                                                                                         RIGHT([.B10];LEN([.B10])-FIND(&quot;3&quot;;[.B10];1)));                                                                                         RIGHT([.B10];LEN([.B10])-FIND(&quot;4&quot;;[.B10];1)));                                                                                         RIGHT([.B10];LEN([.B10])-FIND(&quot;5&quot;;[.B10];1)));                                                                                         RIGHT([.B10];LEN([.B10])-FIND(&quot;6&quot;;[.B10];1)));                                                                                         RIGHT([.B10];LEN([.B10])-FIND(&quot;7&quot;;[.B10];1)));                                                                                         RIGHT([.B10];LEN([.B10])-FIND(&quot;8&quot;;[.B10];1)));                                                                                         RIGHT([.B10];LEN([.B10])-FIND(&quot;9&quot;;[.B10];1)));                                                                                         RIGHT([.B10];LEN([.B10])-FIND(&quot;0&quot;;[.B1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1])))&gt;1;1;0)" office:value-type="float" office:value="0" calcext:value-type="float">
            <text:p>0</text:p>
          </table:table-cell>
          <table:table-cell table:style-name="ce7" table:formula="of:=IF([.E11]=0;IF([.F11]=0;IF(SUMPRODUCT(--ISNUMBER(SEARCH({&quot;VARA&quot;;&quot;HF&quot;;&quot;40M&quot;;&quot;30M&quot;;&quot;20M&quot;;&quot;17M&quot;};[.C11])))&gt;1;1;0);0);0)" office:value-type="float" office:value="0" calcext:value-type="float">
            <text:p>0</text:p>
          </table:table-cell>
          <table:table-cell table:style-name="ce7" table:formula="of:=IF(SUMPRODUCT(--ISNUMBER(SEARCH(&quot;PACTOR&quot;;[.C11])))&gt;0;1;0)" office:value-type="float" office:value="0" calcext:value-type="float">
            <text:p>0</text:p>
          </table:table-cell>
          <table:table-cell table:style-name="ce7" table:formula="of:=IF(SUMPRODUCT(--ISNUMBER(SEARCH(&quot;TELNET&quot;;[.C11])))&gt;0;1;0)" office:value-type="float" office:value="0" calcext:value-type="float">
            <text:p>0</text:p>
          </table:table-cell>
          <table:table-cell table:style-name="ce8" table:formula="of:=IF(ISBLANK([.C11]);0; IF(SUM([.D11:.I1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1];LEN([.B11])-FIND(&quot;0&quot;;[.B11];1));                                                                                         RIGHT([.B11];LEN([.B11])-FIND(&quot;1&quot;;[.B11];1)));                                                                                         RIGHT([.B11];LEN([.B11])-FIND(&quot;2&quot;;[.B11];1)));                                                                                         RIGHT([.B11];LEN([.B11])-FIND(&quot;3&quot;;[.B11];1)));                                                                                         RIGHT([.B11];LEN([.B11])-FIND(&quot;4&quot;;[.B11];1)));                                                                                         RIGHT([.B11];LEN([.B11])-FIND(&quot;5&quot;;[.B11];1)));                                                                                         RIGHT([.B11];LEN([.B11])-FIND(&quot;6&quot;;[.B11];1)));                                                                                         RIGHT([.B11];LEN([.B11])-FIND(&quot;7&quot;;[.B11];1)));                                                                                         RIGHT([.B11];LEN([.B11])-FIND(&quot;8&quot;;[.B11];1)));                                                                                         RIGHT([.B11];LEN([.B11])-FIND(&quot;9&quot;;[.B11];1)));                                                                                         RIGHT([.B11];LEN([.B11])-FIND(&quot;0&quot;;[.B1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2])))&gt;1;1;0)" office:value-type="float" office:value="0" calcext:value-type="float">
            <text:p>0</text:p>
          </table:table-cell>
          <table:table-cell table:style-name="ce7" table:formula="of:=IF([.E12]=0;IF([.F12]=0;IF(SUMPRODUCT(--ISNUMBER(SEARCH({&quot;VARA&quot;;&quot;HF&quot;;&quot;40M&quot;;&quot;30M&quot;;&quot;20M&quot;;&quot;17M&quot;};[.C12])))&gt;1;1;0);0);0)" office:value-type="float" office:value="0" calcext:value-type="float">
            <text:p>0</text:p>
          </table:table-cell>
          <table:table-cell table:style-name="ce7" table:formula="of:=IF(SUMPRODUCT(--ISNUMBER(SEARCH(&quot;PACTOR&quot;;[.C12])))&gt;0;1;0)" office:value-type="float" office:value="0" calcext:value-type="float">
            <text:p>0</text:p>
          </table:table-cell>
          <table:table-cell table:style-name="ce7" table:formula="of:=IF(SUMPRODUCT(--ISNUMBER(SEARCH(&quot;TELNET&quot;;[.C12])))&gt;0;1;0)" office:value-type="float" office:value="0" calcext:value-type="float">
            <text:p>0</text:p>
          </table:table-cell>
          <table:table-cell table:style-name="ce8" table:formula="of:=IF(ISBLANK([.C12]);0; IF(SUM([.D12:.I1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2];LEN([.B12])-FIND(&quot;0&quot;;[.B12];1));                                                                                         RIGHT([.B12];LEN([.B12])-FIND(&quot;1&quot;;[.B12];1)));                                                                                         RIGHT([.B12];LEN([.B12])-FIND(&quot;2&quot;;[.B12];1)));                                                                                         RIGHT([.B12];LEN([.B12])-FIND(&quot;3&quot;;[.B12];1)));                                                                                         RIGHT([.B12];LEN([.B12])-FIND(&quot;4&quot;;[.B12];1)));                                                                                         RIGHT([.B12];LEN([.B12])-FIND(&quot;5&quot;;[.B12];1)));                                                                                         RIGHT([.B12];LEN([.B12])-FIND(&quot;6&quot;;[.B12];1)));                                                                                         RIGHT([.B12];LEN([.B12])-FIND(&quot;7&quot;;[.B12];1)));                                                                                         RIGHT([.B12];LEN([.B12])-FIND(&quot;8&quot;;[.B12];1)));                                                                                         RIGHT([.B12];LEN([.B12])-FIND(&quot;9&quot;;[.B12];1)));                                                                                         RIGHT([.B12];LEN([.B12])-FIND(&quot;0&quot;;[.B1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3])))&gt;1;1;0)" office:value-type="float" office:value="0" calcext:value-type="float">
            <text:p>0</text:p>
          </table:table-cell>
          <table:table-cell table:style-name="ce7" table:formula="of:=IF([.E13]=0;IF([.F13]=0;IF(SUMPRODUCT(--ISNUMBER(SEARCH({&quot;VARA&quot;;&quot;HF&quot;;&quot;40M&quot;;&quot;30M&quot;;&quot;20M&quot;;&quot;17M&quot;};[.C13])))&gt;1;1;0);0);0)" office:value-type="float" office:value="0" calcext:value-type="float">
            <text:p>0</text:p>
          </table:table-cell>
          <table:table-cell table:style-name="ce7" table:formula="of:=IF(SUMPRODUCT(--ISNUMBER(SEARCH(&quot;PACTOR&quot;;[.C13])))&gt;0;1;0)" office:value-type="float" office:value="0" calcext:value-type="float">
            <text:p>0</text:p>
          </table:table-cell>
          <table:table-cell table:style-name="ce7" table:formula="of:=IF(SUMPRODUCT(--ISNUMBER(SEARCH(&quot;TELNET&quot;;[.C13])))&gt;0;1;0)" office:value-type="float" office:value="0" calcext:value-type="float">
            <text:p>0</text:p>
          </table:table-cell>
          <table:table-cell table:style-name="ce8" table:formula="of:=IF(ISBLANK([.C13]);0; IF(SUM([.D13:.I1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3];LEN([.B13])-FIND(&quot;0&quot;;[.B13];1));                                                                                         RIGHT([.B13];LEN([.B13])-FIND(&quot;1&quot;;[.B13];1)));                                                                                         RIGHT([.B13];LEN([.B13])-FIND(&quot;2&quot;;[.B13];1)));                                                                                         RIGHT([.B13];LEN([.B13])-FIND(&quot;3&quot;;[.B13];1)));                                                                                         RIGHT([.B13];LEN([.B13])-FIND(&quot;4&quot;;[.B13];1)));                                                                                         RIGHT([.B13];LEN([.B13])-FIND(&quot;5&quot;;[.B13];1)));                                                                                         RIGHT([.B13];LEN([.B13])-FIND(&quot;6&quot;;[.B13];1)));                                                                                         RIGHT([.B13];LEN([.B13])-FIND(&quot;7&quot;;[.B13];1)));                                                                                         RIGHT([.B13];LEN([.B13])-FIND(&quot;8&quot;;[.B13];1)));                                                                                         RIGHT([.B13];LEN([.B13])-FIND(&quot;9&quot;;[.B13];1)));                                                                                         RIGHT([.B13];LEN([.B13])-FIND(&quot;0&quot;;[.B1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4])))&gt;1;1;0)" office:value-type="float" office:value="0" calcext:value-type="float">
            <text:p>0</text:p>
          </table:table-cell>
          <table:table-cell table:style-name="ce7" table:formula="of:=IF([.E14]=0;IF([.F14]=0;IF(SUMPRODUCT(--ISNUMBER(SEARCH({&quot;VARA&quot;;&quot;HF&quot;;&quot;40M&quot;;&quot;30M&quot;;&quot;20M&quot;;&quot;17M&quot;};[.C14])))&gt;1;1;0);0);0)" office:value-type="float" office:value="0" calcext:value-type="float">
            <text:p>0</text:p>
          </table:table-cell>
          <table:table-cell table:style-name="ce7" table:formula="of:=IF(SUMPRODUCT(--ISNUMBER(SEARCH(&quot;PACTOR&quot;;[.C14])))&gt;0;1;0)" office:value-type="float" office:value="0" calcext:value-type="float">
            <text:p>0</text:p>
          </table:table-cell>
          <table:table-cell table:style-name="ce7" table:formula="of:=IF(SUMPRODUCT(--ISNUMBER(SEARCH(&quot;TELNET&quot;;[.C14])))&gt;0;1;0)" office:value-type="float" office:value="0" calcext:value-type="float">
            <text:p>0</text:p>
          </table:table-cell>
          <table:table-cell table:style-name="ce8" table:formula="of:=IF(ISBLANK([.C14]);0; IF(SUM([.D14:.I1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4];LEN([.B14])-FIND(&quot;0&quot;;[.B14];1));                                                                                         RIGHT([.B14];LEN([.B14])-FIND(&quot;1&quot;;[.B14];1)));                                                                                         RIGHT([.B14];LEN([.B14])-FIND(&quot;2&quot;;[.B14];1)));                                                                                         RIGHT([.B14];LEN([.B14])-FIND(&quot;3&quot;;[.B14];1)));                                                                                         RIGHT([.B14];LEN([.B14])-FIND(&quot;4&quot;;[.B14];1)));                                                                                         RIGHT([.B14];LEN([.B14])-FIND(&quot;5&quot;;[.B14];1)));                                                                                         RIGHT([.B14];LEN([.B14])-FIND(&quot;6&quot;;[.B14];1)));                                                                                         RIGHT([.B14];LEN([.B14])-FIND(&quot;7&quot;;[.B14];1)));                                                                                         RIGHT([.B14];LEN([.B14])-FIND(&quot;8&quot;;[.B14];1)));                                                                                         RIGHT([.B14];LEN([.B14])-FIND(&quot;9&quot;;[.B14];1)));                                                                                         RIGHT([.B14];LEN([.B14])-FIND(&quot;0&quot;;[.B1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5])))&gt;1;1;0)" office:value-type="float" office:value="0" calcext:value-type="float">
            <text:p>0</text:p>
          </table:table-cell>
          <table:table-cell table:style-name="ce7" table:formula="of:=IF([.E15]=0;IF([.F15]=0;IF(SUMPRODUCT(--ISNUMBER(SEARCH({&quot;VARA&quot;;&quot;HF&quot;;&quot;40M&quot;;&quot;30M&quot;;&quot;20M&quot;;&quot;17M&quot;};[.C15])))&gt;1;1;0);0);0)" office:value-type="float" office:value="0" calcext:value-type="float">
            <text:p>0</text:p>
          </table:table-cell>
          <table:table-cell table:style-name="ce7" table:formula="of:=IF(SUMPRODUCT(--ISNUMBER(SEARCH(&quot;PACTOR&quot;;[.C15])))&gt;0;1;0)" office:value-type="float" office:value="0" calcext:value-type="float">
            <text:p>0</text:p>
          </table:table-cell>
          <table:table-cell table:style-name="ce7" table:formula="of:=IF(SUMPRODUCT(--ISNUMBER(SEARCH(&quot;TELNET&quot;;[.C15])))&gt;0;1;0)" office:value-type="float" office:value="0" calcext:value-type="float">
            <text:p>0</text:p>
          </table:table-cell>
          <table:table-cell table:style-name="ce8" table:formula="of:=IF(ISBLANK([.C15]);0; IF(SUM([.D15:.I1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5];LEN([.B15])-FIND(&quot;0&quot;;[.B15];1));                                                                                         RIGHT([.B15];LEN([.B15])-FIND(&quot;1&quot;;[.B15];1)));                                                                                         RIGHT([.B15];LEN([.B15])-FIND(&quot;2&quot;;[.B15];1)));                                                                                         RIGHT([.B15];LEN([.B15])-FIND(&quot;3&quot;;[.B15];1)));                                                                                         RIGHT([.B15];LEN([.B15])-FIND(&quot;4&quot;;[.B15];1)));                                                                                         RIGHT([.B15];LEN([.B15])-FIND(&quot;5&quot;;[.B15];1)));                                                                                         RIGHT([.B15];LEN([.B15])-FIND(&quot;6&quot;;[.B15];1)));                                                                                         RIGHT([.B15];LEN([.B15])-FIND(&quot;7&quot;;[.B15];1)));                                                                                         RIGHT([.B15];LEN([.B15])-FIND(&quot;8&quot;;[.B15];1)));                                                                                         RIGHT([.B15];LEN([.B15])-FIND(&quot;9&quot;;[.B15];1)));                                                                                         RIGHT([.B15];LEN([.B15])-FIND(&quot;0&quot;;[.B1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6])))&gt;1;1;0)" office:value-type="float" office:value="0" calcext:value-type="float">
            <text:p>0</text:p>
          </table:table-cell>
          <table:table-cell table:style-name="ce7" table:formula="of:=IF([.E16]=0;IF([.F16]=0;IF(SUMPRODUCT(--ISNUMBER(SEARCH({&quot;VARA&quot;;&quot;HF&quot;;&quot;40M&quot;;&quot;30M&quot;;&quot;20M&quot;;&quot;17M&quot;};[.C16])))&gt;1;1;0);0);0)" office:value-type="float" office:value="0" calcext:value-type="float">
            <text:p>0</text:p>
          </table:table-cell>
          <table:table-cell table:style-name="ce7" table:formula="of:=IF(SUMPRODUCT(--ISNUMBER(SEARCH(&quot;PACTOR&quot;;[.C16])))&gt;0;1;0)" office:value-type="float" office:value="0" calcext:value-type="float">
            <text:p>0</text:p>
          </table:table-cell>
          <table:table-cell table:style-name="ce7" table:formula="of:=IF(SUMPRODUCT(--ISNUMBER(SEARCH(&quot;TELNET&quot;;[.C16])))&gt;0;1;0)" office:value-type="float" office:value="0" calcext:value-type="float">
            <text:p>0</text:p>
          </table:table-cell>
          <table:table-cell table:style-name="ce8" table:formula="of:=IF(ISBLANK([.C16]);0; IF(SUM([.D16:.I1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6];LEN([.B16])-FIND(&quot;0&quot;;[.B16];1));                                                                                         RIGHT([.B16];LEN([.B16])-FIND(&quot;1&quot;;[.B16];1)));                                                                                         RIGHT([.B16];LEN([.B16])-FIND(&quot;2&quot;;[.B16];1)));                                                                                         RIGHT([.B16];LEN([.B16])-FIND(&quot;3&quot;;[.B16];1)));                                                                                         RIGHT([.B16];LEN([.B16])-FIND(&quot;4&quot;;[.B16];1)));                                                                                         RIGHT([.B16];LEN([.B16])-FIND(&quot;5&quot;;[.B16];1)));                                                                                         RIGHT([.B16];LEN([.B16])-FIND(&quot;6&quot;;[.B16];1)));                                                                                         RIGHT([.B16];LEN([.B16])-FIND(&quot;7&quot;;[.B16];1)));                                                                                         RIGHT([.B16];LEN([.B16])-FIND(&quot;8&quot;;[.B16];1)));                                                                                         RIGHT([.B16];LEN([.B16])-FIND(&quot;9&quot;;[.B16];1)));                                                                                         RIGHT([.B16];LEN([.B16])-FIND(&quot;0&quot;;[.B1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7])))&gt;1;1;0)" office:value-type="float" office:value="0" calcext:value-type="float">
            <text:p>0</text:p>
          </table:table-cell>
          <table:table-cell table:style-name="ce7" table:formula="of:=IF([.E17]=0;IF([.F17]=0;IF(SUMPRODUCT(--ISNUMBER(SEARCH({&quot;VARA&quot;;&quot;HF&quot;;&quot;40M&quot;;&quot;30M&quot;;&quot;20M&quot;;&quot;17M&quot;};[.C17])))&gt;1;1;0);0);0)" office:value-type="float" office:value="0" calcext:value-type="float">
            <text:p>0</text:p>
          </table:table-cell>
          <table:table-cell table:style-name="ce7" table:formula="of:=IF(SUMPRODUCT(--ISNUMBER(SEARCH(&quot;PACTOR&quot;;[.C17])))&gt;0;1;0)" office:value-type="float" office:value="0" calcext:value-type="float">
            <text:p>0</text:p>
          </table:table-cell>
          <table:table-cell table:style-name="ce7" table:formula="of:=IF(SUMPRODUCT(--ISNUMBER(SEARCH(&quot;TELNET&quot;;[.C17])))&gt;0;1;0)" office:value-type="float" office:value="0" calcext:value-type="float">
            <text:p>0</text:p>
          </table:table-cell>
          <table:table-cell table:style-name="ce8" table:formula="of:=IF(ISBLANK([.C17]);0; IF(SUM([.D17:.I1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7];LEN([.B17])-FIND(&quot;0&quot;;[.B17];1));                                                                                         RIGHT([.B17];LEN([.B17])-FIND(&quot;1&quot;;[.B17];1)));                                                                                         RIGHT([.B17];LEN([.B17])-FIND(&quot;2&quot;;[.B17];1)));                                                                                         RIGHT([.B17];LEN([.B17])-FIND(&quot;3&quot;;[.B17];1)));                                                                                         RIGHT([.B17];LEN([.B17])-FIND(&quot;4&quot;;[.B17];1)));                                                                                         RIGHT([.B17];LEN([.B17])-FIND(&quot;5&quot;;[.B17];1)));                                                                                         RIGHT([.B17];LEN([.B17])-FIND(&quot;6&quot;;[.B17];1)));                                                                                         RIGHT([.B17];LEN([.B17])-FIND(&quot;7&quot;;[.B17];1)));                                                                                         RIGHT([.B17];LEN([.B17])-FIND(&quot;8&quot;;[.B17];1)));                                                                                         RIGHT([.B17];LEN([.B17])-FIND(&quot;9&quot;;[.B17];1)));                                                                                         RIGHT([.B17];LEN([.B17])-FIND(&quot;0&quot;;[.B1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8])))&gt;1;1;0)" office:value-type="float" office:value="0" calcext:value-type="float">
            <text:p>0</text:p>
          </table:table-cell>
          <table:table-cell table:style-name="ce7" table:formula="of:=IF([.E18]=0;IF([.F18]=0;IF(SUMPRODUCT(--ISNUMBER(SEARCH({&quot;VARA&quot;;&quot;HF&quot;;&quot;40M&quot;;&quot;30M&quot;;&quot;20M&quot;;&quot;17M&quot;};[.C18])))&gt;1;1;0);0);0)" office:value-type="float" office:value="0" calcext:value-type="float">
            <text:p>0</text:p>
          </table:table-cell>
          <table:table-cell table:style-name="ce7" table:formula="of:=IF(SUMPRODUCT(--ISNUMBER(SEARCH(&quot;PACTOR&quot;;[.C18])))&gt;0;1;0)" office:value-type="float" office:value="0" calcext:value-type="float">
            <text:p>0</text:p>
          </table:table-cell>
          <table:table-cell table:style-name="ce7" table:formula="of:=IF(SUMPRODUCT(--ISNUMBER(SEARCH(&quot;TELNET&quot;;[.C18])))&gt;0;1;0)" office:value-type="float" office:value="0" calcext:value-type="float">
            <text:p>0</text:p>
          </table:table-cell>
          <table:table-cell table:style-name="ce8" table:formula="of:=IF(ISBLANK([.C18]);0; IF(SUM([.D18:.I1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8];LEN([.B18])-FIND(&quot;0&quot;;[.B18];1));                                                                                         RIGHT([.B18];LEN([.B18])-FIND(&quot;1&quot;;[.B18];1)));                                                                                         RIGHT([.B18];LEN([.B18])-FIND(&quot;2&quot;;[.B18];1)));                                                                                         RIGHT([.B18];LEN([.B18])-FIND(&quot;3&quot;;[.B18];1)));                                                                                         RIGHT([.B18];LEN([.B18])-FIND(&quot;4&quot;;[.B18];1)));                                                                                         RIGHT([.B18];LEN([.B18])-FIND(&quot;5&quot;;[.B18];1)));                                                                                         RIGHT([.B18];LEN([.B18])-FIND(&quot;6&quot;;[.B18];1)));                                                                                         RIGHT([.B18];LEN([.B18])-FIND(&quot;7&quot;;[.B18];1)));                                                                                         RIGHT([.B18];LEN([.B18])-FIND(&quot;8&quot;;[.B18];1)));                                                                                         RIGHT([.B18];LEN([.B18])-FIND(&quot;9&quot;;[.B18];1)));                                                                                         RIGHT([.B18];LEN([.B18])-FIND(&quot;0&quot;;[.B1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9])))&gt;1;1;0)" office:value-type="float" office:value="0" calcext:value-type="float">
            <text:p>0</text:p>
          </table:table-cell>
          <table:table-cell table:style-name="ce7" table:formula="of:=IF([.E19]=0;IF([.F19]=0;IF(SUMPRODUCT(--ISNUMBER(SEARCH({&quot;VARA&quot;;&quot;HF&quot;;&quot;40M&quot;;&quot;30M&quot;;&quot;20M&quot;;&quot;17M&quot;};[.C19])))&gt;1;1;0);0);0)" office:value-type="float" office:value="0" calcext:value-type="float">
            <text:p>0</text:p>
          </table:table-cell>
          <table:table-cell table:style-name="ce7" table:formula="of:=IF(SUMPRODUCT(--ISNUMBER(SEARCH(&quot;PACTOR&quot;;[.C19])))&gt;0;1;0)" office:value-type="float" office:value="0" calcext:value-type="float">
            <text:p>0</text:p>
          </table:table-cell>
          <table:table-cell table:style-name="ce7" table:formula="of:=IF(SUMPRODUCT(--ISNUMBER(SEARCH(&quot;TELNET&quot;;[.C19])))&gt;0;1;0)" office:value-type="float" office:value="0" calcext:value-type="float">
            <text:p>0</text:p>
          </table:table-cell>
          <table:table-cell table:style-name="ce8" table:formula="of:=IF(ISBLANK([.C19]);0; IF(SUM([.D19:.I1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9];LEN([.B19])-FIND(&quot;0&quot;;[.B19];1));                                                                                         RIGHT([.B19];LEN([.B19])-FIND(&quot;1&quot;;[.B19];1)));                                                                                         RIGHT([.B19];LEN([.B19])-FIND(&quot;2&quot;;[.B19];1)));                                                                                         RIGHT([.B19];LEN([.B19])-FIND(&quot;3&quot;;[.B19];1)));                                                                                         RIGHT([.B19];LEN([.B19])-FIND(&quot;4&quot;;[.B19];1)));                                                                                         RIGHT([.B19];LEN([.B19])-FIND(&quot;5&quot;;[.B19];1)));                                                                                         RIGHT([.B19];LEN([.B19])-FIND(&quot;6&quot;;[.B19];1)));                                                                                         RIGHT([.B19];LEN([.B19])-FIND(&quot;7&quot;;[.B19];1)));                                                                                         RIGHT([.B19];LEN([.B19])-FIND(&quot;8&quot;;[.B19];1)));                                                                                         RIGHT([.B19];LEN([.B19])-FIND(&quot;9&quot;;[.B19];1)));                                                                                         RIGHT([.B19];LEN([.B19])-FIND(&quot;0&quot;;[.B1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0])))&gt;1;1;0)" office:value-type="float" office:value="0" calcext:value-type="float">
            <text:p>0</text:p>
          </table:table-cell>
          <table:table-cell table:style-name="ce7" table:formula="of:=IF([.E20]=0;IF([.F20]=0;IF(SUMPRODUCT(--ISNUMBER(SEARCH({&quot;VARA&quot;;&quot;HF&quot;;&quot;40M&quot;;&quot;30M&quot;;&quot;20M&quot;;&quot;17M&quot;};[.C20])))&gt;1;1;0);0);0)" office:value-type="float" office:value="0" calcext:value-type="float">
            <text:p>0</text:p>
          </table:table-cell>
          <table:table-cell table:style-name="ce7" table:formula="of:=IF(SUMPRODUCT(--ISNUMBER(SEARCH(&quot;PACTOR&quot;;[.C20])))&gt;0;1;0)" office:value-type="float" office:value="0" calcext:value-type="float">
            <text:p>0</text:p>
          </table:table-cell>
          <table:table-cell table:style-name="ce7" table:formula="of:=IF(SUMPRODUCT(--ISNUMBER(SEARCH(&quot;TELNET&quot;;[.C20])))&gt;0;1;0)" office:value-type="float" office:value="0" calcext:value-type="float">
            <text:p>0</text:p>
          </table:table-cell>
          <table:table-cell table:style-name="ce8" table:formula="of:=IF(ISBLANK([.C20]);0; IF(SUM([.D20:.I2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0];LEN([.B20])-FIND(&quot;0&quot;;[.B20];1));                                                                                         RIGHT([.B20];LEN([.B20])-FIND(&quot;1&quot;;[.B20];1)));                                                                                         RIGHT([.B20];LEN([.B20])-FIND(&quot;2&quot;;[.B20];1)));                                                                                         RIGHT([.B20];LEN([.B20])-FIND(&quot;3&quot;;[.B20];1)));                                                                                         RIGHT([.B20];LEN([.B20])-FIND(&quot;4&quot;;[.B20];1)));                                                                                         RIGHT([.B20];LEN([.B20])-FIND(&quot;5&quot;;[.B20];1)));                                                                                         RIGHT([.B20];LEN([.B20])-FIND(&quot;6&quot;;[.B20];1)));                                                                                         RIGHT([.B20];LEN([.B20])-FIND(&quot;7&quot;;[.B20];1)));                                                                                         RIGHT([.B20];LEN([.B20])-FIND(&quot;8&quot;;[.B20];1)));                                                                                         RIGHT([.B20];LEN([.B20])-FIND(&quot;9&quot;;[.B20];1)));                                                                                         RIGHT([.B20];LEN([.B20])-FIND(&quot;0&quot;;[.B2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1])))&gt;1;1;0)" office:value-type="float" office:value="0" calcext:value-type="float">
            <text:p>0</text:p>
          </table:table-cell>
          <table:table-cell table:style-name="ce7" table:formula="of:=IF([.E21]=0;IF([.F21]=0;IF(SUMPRODUCT(--ISNUMBER(SEARCH({&quot;VARA&quot;;&quot;HF&quot;;&quot;40M&quot;;&quot;30M&quot;;&quot;20M&quot;;&quot;17M&quot;};[.C21])))&gt;1;1;0);0);0)" office:value-type="float" office:value="0" calcext:value-type="float">
            <text:p>0</text:p>
          </table:table-cell>
          <table:table-cell table:style-name="ce7" table:formula="of:=IF(SUMPRODUCT(--ISNUMBER(SEARCH(&quot;PACTOR&quot;;[.C21])))&gt;0;1;0)" office:value-type="float" office:value="0" calcext:value-type="float">
            <text:p>0</text:p>
          </table:table-cell>
          <table:table-cell table:style-name="ce7" table:formula="of:=IF(SUMPRODUCT(--ISNUMBER(SEARCH(&quot;TELNET&quot;;[.C21])))&gt;0;1;0)" office:value-type="float" office:value="0" calcext:value-type="float">
            <text:p>0</text:p>
          </table:table-cell>
          <table:table-cell table:style-name="ce8" table:formula="of:=IF(ISBLANK([.C21]);0; IF(SUM([.D21:.I2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1];LEN([.B21])-FIND(&quot;0&quot;;[.B21];1));                                                                                         RIGHT([.B21];LEN([.B21])-FIND(&quot;1&quot;;[.B21];1)));                                                                                         RIGHT([.B21];LEN([.B21])-FIND(&quot;2&quot;;[.B21];1)));                                                                                         RIGHT([.B21];LEN([.B21])-FIND(&quot;3&quot;;[.B21];1)));                                                                                         RIGHT([.B21];LEN([.B21])-FIND(&quot;4&quot;;[.B21];1)));                                                                                         RIGHT([.B21];LEN([.B21])-FIND(&quot;5&quot;;[.B21];1)));                                                                                         RIGHT([.B21];LEN([.B21])-FIND(&quot;6&quot;;[.B21];1)));                                                                                         RIGHT([.B21];LEN([.B21])-FIND(&quot;7&quot;;[.B21];1)));                                                                                         RIGHT([.B21];LEN([.B21])-FIND(&quot;8&quot;;[.B21];1)));                                                                                         RIGHT([.B21];LEN([.B21])-FIND(&quot;9&quot;;[.B21];1)));                                                                                         RIGHT([.B21];LEN([.B21])-FIND(&quot;0&quot;;[.B2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2])))&gt;1;1;0)" office:value-type="float" office:value="0" calcext:value-type="float">
            <text:p>0</text:p>
          </table:table-cell>
          <table:table-cell table:style-name="ce7" table:formula="of:=IF([.E22]=0;IF([.F22]=0;IF(SUMPRODUCT(--ISNUMBER(SEARCH({&quot;VARA&quot;;&quot;HF&quot;;&quot;40M&quot;;&quot;30M&quot;;&quot;20M&quot;;&quot;17M&quot;};[.C22])))&gt;1;1;0);0);0)" office:value-type="float" office:value="0" calcext:value-type="float">
            <text:p>0</text:p>
          </table:table-cell>
          <table:table-cell table:style-name="ce7" table:formula="of:=IF(SUMPRODUCT(--ISNUMBER(SEARCH(&quot;PACTOR&quot;;[.C22])))&gt;0;1;0)" office:value-type="float" office:value="0" calcext:value-type="float">
            <text:p>0</text:p>
          </table:table-cell>
          <table:table-cell table:style-name="ce7" table:formula="of:=IF(SUMPRODUCT(--ISNUMBER(SEARCH(&quot;TELNET&quot;;[.C22])))&gt;0;1;0)" office:value-type="float" office:value="0" calcext:value-type="float">
            <text:p>0</text:p>
          </table:table-cell>
          <table:table-cell table:style-name="ce8" table:formula="of:=IF(ISBLANK([.C22]);0; IF(SUM([.D22:.I2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2];LEN([.B22])-FIND(&quot;0&quot;;[.B22];1));                                                                                         RIGHT([.B22];LEN([.B22])-FIND(&quot;1&quot;;[.B22];1)));                                                                                         RIGHT([.B22];LEN([.B22])-FIND(&quot;2&quot;;[.B22];1)));                                                                                         RIGHT([.B22];LEN([.B22])-FIND(&quot;3&quot;;[.B22];1)));                                                                                         RIGHT([.B22];LEN([.B22])-FIND(&quot;4&quot;;[.B22];1)));                                                                                         RIGHT([.B22];LEN([.B22])-FIND(&quot;5&quot;;[.B22];1)));                                                                                         RIGHT([.B22];LEN([.B22])-FIND(&quot;6&quot;;[.B22];1)));                                                                                         RIGHT([.B22];LEN([.B22])-FIND(&quot;7&quot;;[.B22];1)));                                                                                         RIGHT([.B22];LEN([.B22])-FIND(&quot;8&quot;;[.B22];1)));                                                                                         RIGHT([.B22];LEN([.B22])-FIND(&quot;9&quot;;[.B22];1)));                                                                                         RIGHT([.B22];LEN([.B22])-FIND(&quot;0&quot;;[.B2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3])))&gt;1;1;0)" office:value-type="float" office:value="0" calcext:value-type="float">
            <text:p>0</text:p>
          </table:table-cell>
          <table:table-cell table:style-name="ce7" table:formula="of:=IF([.E23]=0;IF([.F23]=0;IF(SUMPRODUCT(--ISNUMBER(SEARCH({&quot;VARA&quot;;&quot;HF&quot;;&quot;40M&quot;;&quot;30M&quot;;&quot;20M&quot;;&quot;17M&quot;};[.C23])))&gt;1;1;0);0);0)" office:value-type="float" office:value="0" calcext:value-type="float">
            <text:p>0</text:p>
          </table:table-cell>
          <table:table-cell table:style-name="ce7" table:formula="of:=IF(SUMPRODUCT(--ISNUMBER(SEARCH(&quot;PACTOR&quot;;[.C23])))&gt;0;1;0)" office:value-type="float" office:value="0" calcext:value-type="float">
            <text:p>0</text:p>
          </table:table-cell>
          <table:table-cell table:style-name="ce7" table:formula="of:=IF(SUMPRODUCT(--ISNUMBER(SEARCH(&quot;TELNET&quot;;[.C23])))&gt;0;1;0)" office:value-type="float" office:value="0" calcext:value-type="float">
            <text:p>0</text:p>
          </table:table-cell>
          <table:table-cell table:style-name="ce8" table:formula="of:=IF(ISBLANK([.C23]);0; IF(SUM([.D23:.I2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3];LEN([.B23])-FIND(&quot;0&quot;;[.B23];1));                                                                                         RIGHT([.B23];LEN([.B23])-FIND(&quot;1&quot;;[.B23];1)));                                                                                         RIGHT([.B23];LEN([.B23])-FIND(&quot;2&quot;;[.B23];1)));                                                                                         RIGHT([.B23];LEN([.B23])-FIND(&quot;3&quot;;[.B23];1)));                                                                                         RIGHT([.B23];LEN([.B23])-FIND(&quot;4&quot;;[.B23];1)));                                                                                         RIGHT([.B23];LEN([.B23])-FIND(&quot;5&quot;;[.B23];1)));                                                                                         RIGHT([.B23];LEN([.B23])-FIND(&quot;6&quot;;[.B23];1)));                                                                                         RIGHT([.B23];LEN([.B23])-FIND(&quot;7&quot;;[.B23];1)));                                                                                         RIGHT([.B23];LEN([.B23])-FIND(&quot;8&quot;;[.B23];1)));                                                                                         RIGHT([.B23];LEN([.B23])-FIND(&quot;9&quot;;[.B23];1)));                                                                                         RIGHT([.B23];LEN([.B23])-FIND(&quot;0&quot;;[.B2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4])))&gt;1;1;0)" office:value-type="float" office:value="0" calcext:value-type="float">
            <text:p>0</text:p>
          </table:table-cell>
          <table:table-cell table:style-name="ce7" table:formula="of:=IF([.E24]=0;IF([.F24]=0;IF(SUMPRODUCT(--ISNUMBER(SEARCH({&quot;VARA&quot;;&quot;HF&quot;;&quot;40M&quot;;&quot;30M&quot;;&quot;20M&quot;;&quot;17M&quot;};[.C24])))&gt;1;1;0);0);0)" office:value-type="float" office:value="0" calcext:value-type="float">
            <text:p>0</text:p>
          </table:table-cell>
          <table:table-cell table:style-name="ce7" table:formula="of:=IF(SUMPRODUCT(--ISNUMBER(SEARCH(&quot;PACTOR&quot;;[.C24])))&gt;0;1;0)" office:value-type="float" office:value="0" calcext:value-type="float">
            <text:p>0</text:p>
          </table:table-cell>
          <table:table-cell table:style-name="ce7" table:formula="of:=IF(SUMPRODUCT(--ISNUMBER(SEARCH(&quot;TELNET&quot;;[.C24])))&gt;0;1;0)" office:value-type="float" office:value="0" calcext:value-type="float">
            <text:p>0</text:p>
          </table:table-cell>
          <table:table-cell table:style-name="ce8" table:formula="of:=IF(ISBLANK([.C24]);0; IF(SUM([.D24:.I2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4];LEN([.B24])-FIND(&quot;0&quot;;[.B24];1));                                                                                         RIGHT([.B24];LEN([.B24])-FIND(&quot;1&quot;;[.B24];1)));                                                                                         RIGHT([.B24];LEN([.B24])-FIND(&quot;2&quot;;[.B24];1)));                                                                                         RIGHT([.B24];LEN([.B24])-FIND(&quot;3&quot;;[.B24];1)));                                                                                         RIGHT([.B24];LEN([.B24])-FIND(&quot;4&quot;;[.B24];1)));                                                                                         RIGHT([.B24];LEN([.B24])-FIND(&quot;5&quot;;[.B24];1)));                                                                                         RIGHT([.B24];LEN([.B24])-FIND(&quot;6&quot;;[.B24];1)));                                                                                         RIGHT([.B24];LEN([.B24])-FIND(&quot;7&quot;;[.B24];1)));                                                                                         RIGHT([.B24];LEN([.B24])-FIND(&quot;8&quot;;[.B24];1)));                                                                                         RIGHT([.B24];LEN([.B24])-FIND(&quot;9&quot;;[.B24];1)));                                                                                         RIGHT([.B24];LEN([.B24])-FIND(&quot;0&quot;;[.B2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5])))&gt;1;1;0)" office:value-type="float" office:value="0" calcext:value-type="float">
            <text:p>0</text:p>
          </table:table-cell>
          <table:table-cell table:style-name="ce7" table:formula="of:=IF([.E25]=0;IF([.F25]=0;IF(SUMPRODUCT(--ISNUMBER(SEARCH({&quot;VARA&quot;;&quot;HF&quot;;&quot;40M&quot;;&quot;30M&quot;;&quot;20M&quot;;&quot;17M&quot;};[.C25])))&gt;1;1;0);0);0)" office:value-type="float" office:value="0" calcext:value-type="float">
            <text:p>0</text:p>
          </table:table-cell>
          <table:table-cell table:style-name="ce7" table:formula="of:=IF(SUMPRODUCT(--ISNUMBER(SEARCH(&quot;PACTOR&quot;;[.C25])))&gt;0;1;0)" office:value-type="float" office:value="0" calcext:value-type="float">
            <text:p>0</text:p>
          </table:table-cell>
          <table:table-cell table:style-name="ce7" table:formula="of:=IF(SUMPRODUCT(--ISNUMBER(SEARCH(&quot;TELNET&quot;;[.C25])))&gt;0;1;0)" office:value-type="float" office:value="0" calcext:value-type="float">
            <text:p>0</text:p>
          </table:table-cell>
          <table:table-cell table:style-name="ce8" table:formula="of:=IF(ISBLANK([.C25]);0; IF(SUM([.D25:.I2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5];LEN([.B25])-FIND(&quot;0&quot;;[.B25];1));                                                                                         RIGHT([.B25];LEN([.B25])-FIND(&quot;1&quot;;[.B25];1)));                                                                                         RIGHT([.B25];LEN([.B25])-FIND(&quot;2&quot;;[.B25];1)));                                                                                         RIGHT([.B25];LEN([.B25])-FIND(&quot;3&quot;;[.B25];1)));                                                                                         RIGHT([.B25];LEN([.B25])-FIND(&quot;4&quot;;[.B25];1)));                                                                                         RIGHT([.B25];LEN([.B25])-FIND(&quot;5&quot;;[.B25];1)));                                                                                         RIGHT([.B25];LEN([.B25])-FIND(&quot;6&quot;;[.B25];1)));                                                                                         RIGHT([.B25];LEN([.B25])-FIND(&quot;7&quot;;[.B25];1)));                                                                                         RIGHT([.B25];LEN([.B25])-FIND(&quot;8&quot;;[.B25];1)));                                                                                         RIGHT([.B25];LEN([.B25])-FIND(&quot;9&quot;;[.B25];1)));                                                                                         RIGHT([.B25];LEN([.B25])-FIND(&quot;0&quot;;[.B2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6])))&gt;1;1;0)" office:value-type="float" office:value="0" calcext:value-type="float">
            <text:p>0</text:p>
          </table:table-cell>
          <table:table-cell table:style-name="ce7" table:formula="of:=IF([.E26]=0;IF([.F26]=0;IF(SUMPRODUCT(--ISNUMBER(SEARCH({&quot;VARA&quot;;&quot;HF&quot;;&quot;40M&quot;;&quot;30M&quot;;&quot;20M&quot;;&quot;17M&quot;};[.C26])))&gt;1;1;0);0);0)" office:value-type="float" office:value="0" calcext:value-type="float">
            <text:p>0</text:p>
          </table:table-cell>
          <table:table-cell table:style-name="ce7" table:formula="of:=IF(SUMPRODUCT(--ISNUMBER(SEARCH(&quot;PACTOR&quot;;[.C26])))&gt;0;1;0)" office:value-type="float" office:value="0" calcext:value-type="float">
            <text:p>0</text:p>
          </table:table-cell>
          <table:table-cell table:style-name="ce7" table:formula="of:=IF(SUMPRODUCT(--ISNUMBER(SEARCH(&quot;TELNET&quot;;[.C26])))&gt;0;1;0)" office:value-type="float" office:value="0" calcext:value-type="float">
            <text:p>0</text:p>
          </table:table-cell>
          <table:table-cell table:style-name="ce8" table:formula="of:=IF(ISBLANK([.C26]);0; IF(SUM([.D26:.I2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6];LEN([.B26])-FIND(&quot;0&quot;;[.B26];1));                                                                                         RIGHT([.B26];LEN([.B26])-FIND(&quot;1&quot;;[.B26];1)));                                                                                         RIGHT([.B26];LEN([.B26])-FIND(&quot;2&quot;;[.B26];1)));                                                                                         RIGHT([.B26];LEN([.B26])-FIND(&quot;3&quot;;[.B26];1)));                                                                                         RIGHT([.B26];LEN([.B26])-FIND(&quot;4&quot;;[.B26];1)));                                                                                         RIGHT([.B26];LEN([.B26])-FIND(&quot;5&quot;;[.B26];1)));                                                                                         RIGHT([.B26];LEN([.B26])-FIND(&quot;6&quot;;[.B26];1)));                                                                                         RIGHT([.B26];LEN([.B26])-FIND(&quot;7&quot;;[.B26];1)));                                                                                         RIGHT([.B26];LEN([.B26])-FIND(&quot;8&quot;;[.B26];1)));                                                                                         RIGHT([.B26];LEN([.B26])-FIND(&quot;9&quot;;[.B26];1)));                                                                                         RIGHT([.B26];LEN([.B26])-FIND(&quot;0&quot;;[.B2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7])))&gt;1;1;0)" office:value-type="float" office:value="0" calcext:value-type="float">
            <text:p>0</text:p>
          </table:table-cell>
          <table:table-cell table:style-name="ce7" table:formula="of:=IF([.E27]=0;IF([.F27]=0;IF(SUMPRODUCT(--ISNUMBER(SEARCH({&quot;VARA&quot;;&quot;HF&quot;;&quot;40M&quot;;&quot;30M&quot;;&quot;20M&quot;;&quot;17M&quot;};[.C27])))&gt;1;1;0);0);0)" office:value-type="float" office:value="0" calcext:value-type="float">
            <text:p>0</text:p>
          </table:table-cell>
          <table:table-cell table:style-name="ce7" table:formula="of:=IF(SUMPRODUCT(--ISNUMBER(SEARCH(&quot;PACTOR&quot;;[.C27])))&gt;0;1;0)" office:value-type="float" office:value="0" calcext:value-type="float">
            <text:p>0</text:p>
          </table:table-cell>
          <table:table-cell table:style-name="ce7" table:formula="of:=IF(SUMPRODUCT(--ISNUMBER(SEARCH(&quot;TELNET&quot;;[.C27])))&gt;0;1;0)" office:value-type="float" office:value="0" calcext:value-type="float">
            <text:p>0</text:p>
          </table:table-cell>
          <table:table-cell table:style-name="ce8" table:formula="of:=IF(ISBLANK([.C27]);0; IF(SUM([.D27:.I2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7];LEN([.B27])-FIND(&quot;0&quot;;[.B27];1));                                                                                         RIGHT([.B27];LEN([.B27])-FIND(&quot;1&quot;;[.B27];1)));                                                                                         RIGHT([.B27];LEN([.B27])-FIND(&quot;2&quot;;[.B27];1)));                                                                                         RIGHT([.B27];LEN([.B27])-FIND(&quot;3&quot;;[.B27];1)));                                                                                         RIGHT([.B27];LEN([.B27])-FIND(&quot;4&quot;;[.B27];1)));                                                                                         RIGHT([.B27];LEN([.B27])-FIND(&quot;5&quot;;[.B27];1)));                                                                                         RIGHT([.B27];LEN([.B27])-FIND(&quot;6&quot;;[.B27];1)));                                                                                         RIGHT([.B27];LEN([.B27])-FIND(&quot;7&quot;;[.B27];1)));                                                                                         RIGHT([.B27];LEN([.B27])-FIND(&quot;8&quot;;[.B27];1)));                                                                                         RIGHT([.B27];LEN([.B27])-FIND(&quot;9&quot;;[.B27];1)));                                                                                         RIGHT([.B27];LEN([.B27])-FIND(&quot;0&quot;;[.B2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8])))&gt;1;1;0)" office:value-type="float" office:value="0" calcext:value-type="float">
            <text:p>0</text:p>
          </table:table-cell>
          <table:table-cell table:style-name="ce7" table:formula="of:=IF([.E28]=0;IF([.F28]=0;IF(SUMPRODUCT(--ISNUMBER(SEARCH({&quot;VARA&quot;;&quot;HF&quot;;&quot;40M&quot;;&quot;30M&quot;;&quot;20M&quot;;&quot;17M&quot;};[.C28])))&gt;1;1;0);0);0)" office:value-type="float" office:value="0" calcext:value-type="float">
            <text:p>0</text:p>
          </table:table-cell>
          <table:table-cell table:style-name="ce7" table:formula="of:=IF(SUMPRODUCT(--ISNUMBER(SEARCH(&quot;PACTOR&quot;;[.C28])))&gt;0;1;0)" office:value-type="float" office:value="0" calcext:value-type="float">
            <text:p>0</text:p>
          </table:table-cell>
          <table:table-cell table:style-name="ce7" table:formula="of:=IF(SUMPRODUCT(--ISNUMBER(SEARCH(&quot;TELNET&quot;;[.C28])))&gt;0;1;0)" office:value-type="float" office:value="0" calcext:value-type="float">
            <text:p>0</text:p>
          </table:table-cell>
          <table:table-cell table:style-name="ce8" table:formula="of:=IF(ISBLANK([.C28]);0; IF(SUM([.D28:.I2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8];LEN([.B28])-FIND(&quot;0&quot;;[.B28];1));                                                                                         RIGHT([.B28];LEN([.B28])-FIND(&quot;1&quot;;[.B28];1)));                                                                                         RIGHT([.B28];LEN([.B28])-FIND(&quot;2&quot;;[.B28];1)));                                                                                         RIGHT([.B28];LEN([.B28])-FIND(&quot;3&quot;;[.B28];1)));                                                                                         RIGHT([.B28];LEN([.B28])-FIND(&quot;4&quot;;[.B28];1)));                                                                                         RIGHT([.B28];LEN([.B28])-FIND(&quot;5&quot;;[.B28];1)));                                                                                         RIGHT([.B28];LEN([.B28])-FIND(&quot;6&quot;;[.B28];1)));                                                                                         RIGHT([.B28];LEN([.B28])-FIND(&quot;7&quot;;[.B28];1)));                                                                                         RIGHT([.B28];LEN([.B28])-FIND(&quot;8&quot;;[.B28];1)));                                                                                         RIGHT([.B28];LEN([.B28])-FIND(&quot;9&quot;;[.B28];1)));                                                                                         RIGHT([.B28];LEN([.B28])-FIND(&quot;0&quot;;[.B2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2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2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29])))&gt;1;1;0)" office:value-type="float" office:value="0" calcext:value-type="float">
            <text:p>0</text:p>
          </table:table-cell>
          <table:table-cell table:style-name="ce7" table:formula="of:=IF([.E29]=0;IF([.F29]=0;IF(SUMPRODUCT(--ISNUMBER(SEARCH({&quot;VARA&quot;;&quot;HF&quot;;&quot;40M&quot;;&quot;30M&quot;;&quot;20M&quot;;&quot;17M&quot;};[.C29])))&gt;1;1;0);0);0)" office:value-type="float" office:value="0" calcext:value-type="float">
            <text:p>0</text:p>
          </table:table-cell>
          <table:table-cell table:style-name="ce7" table:formula="of:=IF(SUMPRODUCT(--ISNUMBER(SEARCH(&quot;PACTOR&quot;;[.C29])))&gt;0;1;0)" office:value-type="float" office:value="0" calcext:value-type="float">
            <text:p>0</text:p>
          </table:table-cell>
          <table:table-cell table:style-name="ce7" table:formula="of:=IF(SUMPRODUCT(--ISNUMBER(SEARCH(&quot;TELNET&quot;;[.C29])))&gt;0;1;0)" office:value-type="float" office:value="0" calcext:value-type="float">
            <text:p>0</text:p>
          </table:table-cell>
          <table:table-cell table:style-name="ce8" table:formula="of:=IF(ISBLANK([.C29]);0; IF(SUM([.D29:.I2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29];LEN([.B29])-FIND(&quot;0&quot;;[.B29];1));                                                                                         RIGHT([.B29];LEN([.B29])-FIND(&quot;1&quot;;[.B29];1)));                                                                                         RIGHT([.B29];LEN([.B29])-FIND(&quot;2&quot;;[.B29];1)));                                                                                         RIGHT([.B29];LEN([.B29])-FIND(&quot;3&quot;;[.B29];1)));                                                                                         RIGHT([.B29];LEN([.B29])-FIND(&quot;4&quot;;[.B29];1)));                                                                                         RIGHT([.B29];LEN([.B29])-FIND(&quot;5&quot;;[.B29];1)));                                                                                         RIGHT([.B29];LEN([.B29])-FIND(&quot;6&quot;;[.B29];1)));                                                                                         RIGHT([.B29];LEN([.B29])-FIND(&quot;7&quot;;[.B29];1)));                                                                                         RIGHT([.B29];LEN([.B29])-FIND(&quot;8&quot;;[.B29];1)));                                                                                         RIGHT([.B29];LEN([.B29])-FIND(&quot;9&quot;;[.B29];1)));                                                                                         RIGHT([.B29];LEN([.B29])-FIND(&quot;0&quot;;[.B2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0])))&gt;1;1;0)" office:value-type="float" office:value="0" calcext:value-type="float">
            <text:p>0</text:p>
          </table:table-cell>
          <table:table-cell table:style-name="ce7" table:formula="of:=IF([.E30]=0;IF([.F30]=0;IF(SUMPRODUCT(--ISNUMBER(SEARCH({&quot;VARA&quot;;&quot;HF&quot;;&quot;40M&quot;;&quot;30M&quot;;&quot;20M&quot;;&quot;17M&quot;};[.C30])))&gt;1;1;0);0);0)" office:value-type="float" office:value="0" calcext:value-type="float">
            <text:p>0</text:p>
          </table:table-cell>
          <table:table-cell table:style-name="ce7" table:formula="of:=IF(SUMPRODUCT(--ISNUMBER(SEARCH(&quot;PACTOR&quot;;[.C30])))&gt;0;1;0)" office:value-type="float" office:value="0" calcext:value-type="float">
            <text:p>0</text:p>
          </table:table-cell>
          <table:table-cell table:style-name="ce7" table:formula="of:=IF(SUMPRODUCT(--ISNUMBER(SEARCH(&quot;TELNET&quot;;[.C30])))&gt;0;1;0)" office:value-type="float" office:value="0" calcext:value-type="float">
            <text:p>0</text:p>
          </table:table-cell>
          <table:table-cell table:style-name="ce8" table:formula="of:=IF(ISBLANK([.C30]);0; IF(SUM([.D30:.I3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0];LEN([.B30])-FIND(&quot;0&quot;;[.B30];1));                                                                                         RIGHT([.B30];LEN([.B30])-FIND(&quot;1&quot;;[.B30];1)));                                                                                         RIGHT([.B30];LEN([.B30])-FIND(&quot;2&quot;;[.B30];1)));                                                                                         RIGHT([.B30];LEN([.B30])-FIND(&quot;3&quot;;[.B30];1)));                                                                                         RIGHT([.B30];LEN([.B30])-FIND(&quot;4&quot;;[.B30];1)));                                                                                         RIGHT([.B30];LEN([.B30])-FIND(&quot;5&quot;;[.B30];1)));                                                                                         RIGHT([.B30];LEN([.B30])-FIND(&quot;6&quot;;[.B30];1)));                                                                                         RIGHT([.B30];LEN([.B30])-FIND(&quot;7&quot;;[.B30];1)));                                                                                         RIGHT([.B30];LEN([.B30])-FIND(&quot;8&quot;;[.B30];1)));                                                                                         RIGHT([.B30];LEN([.B30])-FIND(&quot;9&quot;;[.B30];1)));                                                                                         RIGHT([.B30];LEN([.B30])-FIND(&quot;0&quot;;[.B3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1])))&gt;1;1;0)" office:value-type="float" office:value="0" calcext:value-type="float">
            <text:p>0</text:p>
          </table:table-cell>
          <table:table-cell table:style-name="ce7" table:formula="of:=IF([.E31]=0;IF([.F31]=0;IF(SUMPRODUCT(--ISNUMBER(SEARCH({&quot;VARA&quot;;&quot;HF&quot;;&quot;40M&quot;;&quot;30M&quot;;&quot;20M&quot;;&quot;17M&quot;};[.C31])))&gt;1;1;0);0);0)" office:value-type="float" office:value="0" calcext:value-type="float">
            <text:p>0</text:p>
          </table:table-cell>
          <table:table-cell table:style-name="ce7" table:formula="of:=IF(SUMPRODUCT(--ISNUMBER(SEARCH(&quot;PACTOR&quot;;[.C31])))&gt;0;1;0)" office:value-type="float" office:value="0" calcext:value-type="float">
            <text:p>0</text:p>
          </table:table-cell>
          <table:table-cell table:style-name="ce7" table:formula="of:=IF(SUMPRODUCT(--ISNUMBER(SEARCH(&quot;TELNET&quot;;[.C31])))&gt;0;1;0)" office:value-type="float" office:value="0" calcext:value-type="float">
            <text:p>0</text:p>
          </table:table-cell>
          <table:table-cell table:style-name="ce8" table:formula="of:=IF(ISBLANK([.C31]);0; IF(SUM([.D31:.I3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1];LEN([.B31])-FIND(&quot;0&quot;;[.B31];1));                                                                                         RIGHT([.B31];LEN([.B31])-FIND(&quot;1&quot;;[.B31];1)));                                                                                         RIGHT([.B31];LEN([.B31])-FIND(&quot;2&quot;;[.B31];1)));                                                                                         RIGHT([.B31];LEN([.B31])-FIND(&quot;3&quot;;[.B31];1)));                                                                                         RIGHT([.B31];LEN([.B31])-FIND(&quot;4&quot;;[.B31];1)));                                                                                         RIGHT([.B31];LEN([.B31])-FIND(&quot;5&quot;;[.B31];1)));                                                                                         RIGHT([.B31];LEN([.B31])-FIND(&quot;6&quot;;[.B31];1)));                                                                                         RIGHT([.B31];LEN([.B31])-FIND(&quot;7&quot;;[.B31];1)));                                                                                         RIGHT([.B31];LEN([.B31])-FIND(&quot;8&quot;;[.B31];1)));                                                                                         RIGHT([.B31];LEN([.B31])-FIND(&quot;9&quot;;[.B31];1)));                                                                                         RIGHT([.B31];LEN([.B31])-FIND(&quot;0&quot;;[.B3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2])))&gt;1;1;0)" office:value-type="float" office:value="0" calcext:value-type="float">
            <text:p>0</text:p>
          </table:table-cell>
          <table:table-cell table:style-name="ce7" table:formula="of:=IF([.E32]=0;IF([.F32]=0;IF(SUMPRODUCT(--ISNUMBER(SEARCH({&quot;VARA&quot;;&quot;HF&quot;;&quot;40M&quot;;&quot;30M&quot;;&quot;20M&quot;;&quot;17M&quot;};[.C32])))&gt;1;1;0);0);0)" office:value-type="float" office:value="0" calcext:value-type="float">
            <text:p>0</text:p>
          </table:table-cell>
          <table:table-cell table:style-name="ce7" table:formula="of:=IF(SUMPRODUCT(--ISNUMBER(SEARCH(&quot;PACTOR&quot;;[.C32])))&gt;0;1;0)" office:value-type="float" office:value="0" calcext:value-type="float">
            <text:p>0</text:p>
          </table:table-cell>
          <table:table-cell table:style-name="ce7" table:formula="of:=IF(SUMPRODUCT(--ISNUMBER(SEARCH(&quot;TELNET&quot;;[.C32])))&gt;0;1;0)" office:value-type="float" office:value="0" calcext:value-type="float">
            <text:p>0</text:p>
          </table:table-cell>
          <table:table-cell table:style-name="ce8" table:formula="of:=IF(ISBLANK([.C32]);0; IF(SUM([.D32:.I3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2];LEN([.B32])-FIND(&quot;0&quot;;[.B32];1));                                                                                         RIGHT([.B32];LEN([.B32])-FIND(&quot;1&quot;;[.B32];1)));                                                                                         RIGHT([.B32];LEN([.B32])-FIND(&quot;2&quot;;[.B32];1)));                                                                                         RIGHT([.B32];LEN([.B32])-FIND(&quot;3&quot;;[.B32];1)));                                                                                         RIGHT([.B32];LEN([.B32])-FIND(&quot;4&quot;;[.B32];1)));                                                                                         RIGHT([.B32];LEN([.B32])-FIND(&quot;5&quot;;[.B32];1)));                                                                                         RIGHT([.B32];LEN([.B32])-FIND(&quot;6&quot;;[.B32];1)));                                                                                         RIGHT([.B32];LEN([.B32])-FIND(&quot;7&quot;;[.B32];1)));                                                                                         RIGHT([.B32];LEN([.B32])-FIND(&quot;8&quot;;[.B32];1)));                                                                                         RIGHT([.B32];LEN([.B32])-FIND(&quot;9&quot;;[.B32];1)));                                                                                         RIGHT([.B32];LEN([.B32])-FIND(&quot;0&quot;;[.B3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3])))&gt;1;1;0)" office:value-type="float" office:value="0" calcext:value-type="float">
            <text:p>0</text:p>
          </table:table-cell>
          <table:table-cell table:style-name="ce7" table:formula="of:=IF([.E33]=0;IF([.F33]=0;IF(SUMPRODUCT(--ISNUMBER(SEARCH({&quot;VARA&quot;;&quot;HF&quot;;&quot;40M&quot;;&quot;30M&quot;;&quot;20M&quot;;&quot;17M&quot;};[.C33])))&gt;1;1;0);0);0)" office:value-type="float" office:value="0" calcext:value-type="float">
            <text:p>0</text:p>
          </table:table-cell>
          <table:table-cell table:style-name="ce7" table:formula="of:=IF(SUMPRODUCT(--ISNUMBER(SEARCH(&quot;PACTOR&quot;;[.C33])))&gt;0;1;0)" office:value-type="float" office:value="0" calcext:value-type="float">
            <text:p>0</text:p>
          </table:table-cell>
          <table:table-cell table:style-name="ce7" table:formula="of:=IF(SUMPRODUCT(--ISNUMBER(SEARCH(&quot;TELNET&quot;;[.C33])))&gt;0;1;0)" office:value-type="float" office:value="0" calcext:value-type="float">
            <text:p>0</text:p>
          </table:table-cell>
          <table:table-cell table:style-name="ce8" table:formula="of:=IF(ISBLANK([.C33]);0; IF(SUM([.D33:.I3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3];LEN([.B33])-FIND(&quot;0&quot;;[.B33];1));                                                                                         RIGHT([.B33];LEN([.B33])-FIND(&quot;1&quot;;[.B33];1)));                                                                                         RIGHT([.B33];LEN([.B33])-FIND(&quot;2&quot;;[.B33];1)));                                                                                         RIGHT([.B33];LEN([.B33])-FIND(&quot;3&quot;;[.B33];1)));                                                                                         RIGHT([.B33];LEN([.B33])-FIND(&quot;4&quot;;[.B33];1)));                                                                                         RIGHT([.B33];LEN([.B33])-FIND(&quot;5&quot;;[.B33];1)));                                                                                         RIGHT([.B33];LEN([.B33])-FIND(&quot;6&quot;;[.B33];1)));                                                                                         RIGHT([.B33];LEN([.B33])-FIND(&quot;7&quot;;[.B33];1)));                                                                                         RIGHT([.B33];LEN([.B33])-FIND(&quot;8&quot;;[.B33];1)));                                                                                         RIGHT([.B33];LEN([.B33])-FIND(&quot;9&quot;;[.B33];1)));                                                                                         RIGHT([.B33];LEN([.B33])-FIND(&quot;0&quot;;[.B3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4])))&gt;1;1;0)" office:value-type="float" office:value="0" calcext:value-type="float">
            <text:p>0</text:p>
          </table:table-cell>
          <table:table-cell table:style-name="ce7" table:formula="of:=IF([.E34]=0;IF([.F34]=0;IF(SUMPRODUCT(--ISNUMBER(SEARCH({&quot;VARA&quot;;&quot;HF&quot;;&quot;40M&quot;;&quot;30M&quot;;&quot;20M&quot;;&quot;17M&quot;};[.C34])))&gt;1;1;0);0);0)" office:value-type="float" office:value="0" calcext:value-type="float">
            <text:p>0</text:p>
          </table:table-cell>
          <table:table-cell table:style-name="ce7" table:formula="of:=IF(SUMPRODUCT(--ISNUMBER(SEARCH(&quot;PACTOR&quot;;[.C34])))&gt;0;1;0)" office:value-type="float" office:value="0" calcext:value-type="float">
            <text:p>0</text:p>
          </table:table-cell>
          <table:table-cell table:style-name="ce7" table:formula="of:=IF(SUMPRODUCT(--ISNUMBER(SEARCH(&quot;TELNET&quot;;[.C34])))&gt;0;1;0)" office:value-type="float" office:value="0" calcext:value-type="float">
            <text:p>0</text:p>
          </table:table-cell>
          <table:table-cell table:style-name="ce8" table:formula="of:=IF(ISBLANK([.C34]);0; IF(SUM([.D34:.I3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4];LEN([.B34])-FIND(&quot;0&quot;;[.B34];1));                                                                                         RIGHT([.B34];LEN([.B34])-FIND(&quot;1&quot;;[.B34];1)));                                                                                         RIGHT([.B34];LEN([.B34])-FIND(&quot;2&quot;;[.B34];1)));                                                                                         RIGHT([.B34];LEN([.B34])-FIND(&quot;3&quot;;[.B34];1)));                                                                                         RIGHT([.B34];LEN([.B34])-FIND(&quot;4&quot;;[.B34];1)));                                                                                         RIGHT([.B34];LEN([.B34])-FIND(&quot;5&quot;;[.B34];1)));                                                                                         RIGHT([.B34];LEN([.B34])-FIND(&quot;6&quot;;[.B34];1)));                                                                                         RIGHT([.B34];LEN([.B34])-FIND(&quot;7&quot;;[.B34];1)));                                                                                         RIGHT([.B34];LEN([.B34])-FIND(&quot;8&quot;;[.B34];1)));                                                                                         RIGHT([.B34];LEN([.B34])-FIND(&quot;9&quot;;[.B34];1)));                                                                                         RIGHT([.B34];LEN([.B34])-FIND(&quot;0&quot;;[.B3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5])))&gt;1;1;0)" office:value-type="float" office:value="0" calcext:value-type="float">
            <text:p>0</text:p>
          </table:table-cell>
          <table:table-cell table:style-name="ce7" table:formula="of:=IF([.E35]=0;IF([.F35]=0;IF(SUMPRODUCT(--ISNUMBER(SEARCH({&quot;VARA&quot;;&quot;HF&quot;;&quot;40M&quot;;&quot;30M&quot;;&quot;20M&quot;;&quot;17M&quot;};[.C35])))&gt;1;1;0);0);0)" office:value-type="float" office:value="0" calcext:value-type="float">
            <text:p>0</text:p>
          </table:table-cell>
          <table:table-cell table:style-name="ce7" table:formula="of:=IF(SUMPRODUCT(--ISNUMBER(SEARCH(&quot;PACTOR&quot;;[.C35])))&gt;0;1;0)" office:value-type="float" office:value="0" calcext:value-type="float">
            <text:p>0</text:p>
          </table:table-cell>
          <table:table-cell table:style-name="ce7" table:formula="of:=IF(SUMPRODUCT(--ISNUMBER(SEARCH(&quot;TELNET&quot;;[.C35])))&gt;0;1;0)" office:value-type="float" office:value="0" calcext:value-type="float">
            <text:p>0</text:p>
          </table:table-cell>
          <table:table-cell table:style-name="ce8" table:formula="of:=IF(ISBLANK([.C35]);0; IF(SUM([.D35:.I3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5];LEN([.B35])-FIND(&quot;0&quot;;[.B35];1));                                                                                         RIGHT([.B35];LEN([.B35])-FIND(&quot;1&quot;;[.B35];1)));                                                                                         RIGHT([.B35];LEN([.B35])-FIND(&quot;2&quot;;[.B35];1)));                                                                                         RIGHT([.B35];LEN([.B35])-FIND(&quot;3&quot;;[.B35];1)));                                                                                         RIGHT([.B35];LEN([.B35])-FIND(&quot;4&quot;;[.B35];1)));                                                                                         RIGHT([.B35];LEN([.B35])-FIND(&quot;5&quot;;[.B35];1)));                                                                                         RIGHT([.B35];LEN([.B35])-FIND(&quot;6&quot;;[.B35];1)));                                                                                         RIGHT([.B35];LEN([.B35])-FIND(&quot;7&quot;;[.B35];1)));                                                                                         RIGHT([.B35];LEN([.B35])-FIND(&quot;8&quot;;[.B35];1)));                                                                                         RIGHT([.B35];LEN([.B35])-FIND(&quot;9&quot;;[.B35];1)));                                                                                         RIGHT([.B35];LEN([.B35])-FIND(&quot;0&quot;;[.B3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6])))&gt;1;1;0)" office:value-type="float" office:value="0" calcext:value-type="float">
            <text:p>0</text:p>
          </table:table-cell>
          <table:table-cell table:style-name="ce7" table:formula="of:=IF([.E36]=0;IF([.F36]=0;IF(SUMPRODUCT(--ISNUMBER(SEARCH({&quot;VARA&quot;;&quot;HF&quot;;&quot;40M&quot;;&quot;30M&quot;;&quot;20M&quot;;&quot;17M&quot;};[.C36])))&gt;1;1;0);0);0)" office:value-type="float" office:value="0" calcext:value-type="float">
            <text:p>0</text:p>
          </table:table-cell>
          <table:table-cell table:style-name="ce7" table:formula="of:=IF(SUMPRODUCT(--ISNUMBER(SEARCH(&quot;PACTOR&quot;;[.C36])))&gt;0;1;0)" office:value-type="float" office:value="0" calcext:value-type="float">
            <text:p>0</text:p>
          </table:table-cell>
          <table:table-cell table:style-name="ce7" table:formula="of:=IF(SUMPRODUCT(--ISNUMBER(SEARCH(&quot;TELNET&quot;;[.C36])))&gt;0;1;0)" office:value-type="float" office:value="0" calcext:value-type="float">
            <text:p>0</text:p>
          </table:table-cell>
          <table:table-cell table:style-name="ce8" table:formula="of:=IF(ISBLANK([.C36]);0; IF(SUM([.D36:.I3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6];LEN([.B36])-FIND(&quot;0&quot;;[.B36];1));                                                                                         RIGHT([.B36];LEN([.B36])-FIND(&quot;1&quot;;[.B36];1)));                                                                                         RIGHT([.B36];LEN([.B36])-FIND(&quot;2&quot;;[.B36];1)));                                                                                         RIGHT([.B36];LEN([.B36])-FIND(&quot;3&quot;;[.B36];1)));                                                                                         RIGHT([.B36];LEN([.B36])-FIND(&quot;4&quot;;[.B36];1)));                                                                                         RIGHT([.B36];LEN([.B36])-FIND(&quot;5&quot;;[.B36];1)));                                                                                         RIGHT([.B36];LEN([.B36])-FIND(&quot;6&quot;;[.B36];1)));                                                                                         RIGHT([.B36];LEN([.B36])-FIND(&quot;7&quot;;[.B36];1)));                                                                                         RIGHT([.B36];LEN([.B36])-FIND(&quot;8&quot;;[.B36];1)));                                                                                         RIGHT([.B36];LEN([.B36])-FIND(&quot;9&quot;;[.B36];1)));                                                                                         RIGHT([.B36];LEN([.B36])-FIND(&quot;0&quot;;[.B3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7])))&gt;1;1;0)" office:value-type="float" office:value="0" calcext:value-type="float">
            <text:p>0</text:p>
          </table:table-cell>
          <table:table-cell table:style-name="ce7" table:formula="of:=IF([.E37]=0;IF([.F37]=0;IF(SUMPRODUCT(--ISNUMBER(SEARCH({&quot;VARA&quot;;&quot;HF&quot;;&quot;40M&quot;;&quot;30M&quot;;&quot;20M&quot;;&quot;17M&quot;};[.C37])))&gt;1;1;0);0);0)" office:value-type="float" office:value="0" calcext:value-type="float">
            <text:p>0</text:p>
          </table:table-cell>
          <table:table-cell table:style-name="ce7" table:formula="of:=IF(SUMPRODUCT(--ISNUMBER(SEARCH(&quot;PACTOR&quot;;[.C37])))&gt;0;1;0)" office:value-type="float" office:value="0" calcext:value-type="float">
            <text:p>0</text:p>
          </table:table-cell>
          <table:table-cell table:style-name="ce7" table:formula="of:=IF(SUMPRODUCT(--ISNUMBER(SEARCH(&quot;TELNET&quot;;[.C37])))&gt;0;1;0)" office:value-type="float" office:value="0" calcext:value-type="float">
            <text:p>0</text:p>
          </table:table-cell>
          <table:table-cell table:style-name="ce8" table:formula="of:=IF(ISBLANK([.C37]);0; IF(SUM([.D37:.I3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7];LEN([.B37])-FIND(&quot;0&quot;;[.B37];1));                                                                                         RIGHT([.B37];LEN([.B37])-FIND(&quot;1&quot;;[.B37];1)));                                                                                         RIGHT([.B37];LEN([.B37])-FIND(&quot;2&quot;;[.B37];1)));                                                                                         RIGHT([.B37];LEN([.B37])-FIND(&quot;3&quot;;[.B37];1)));                                                                                         RIGHT([.B37];LEN([.B37])-FIND(&quot;4&quot;;[.B37];1)));                                                                                         RIGHT([.B37];LEN([.B37])-FIND(&quot;5&quot;;[.B37];1)));                                                                                         RIGHT([.B37];LEN([.B37])-FIND(&quot;6&quot;;[.B37];1)));                                                                                         RIGHT([.B37];LEN([.B37])-FIND(&quot;7&quot;;[.B37];1)));                                                                                         RIGHT([.B37];LEN([.B37])-FIND(&quot;8&quot;;[.B37];1)));                                                                                         RIGHT([.B37];LEN([.B37])-FIND(&quot;9&quot;;[.B37];1)));                                                                                         RIGHT([.B37];LEN([.B37])-FIND(&quot;0&quot;;[.B3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8])))&gt;1;1;0)" office:value-type="float" office:value="0" calcext:value-type="float">
            <text:p>0</text:p>
          </table:table-cell>
          <table:table-cell table:style-name="ce7" table:formula="of:=IF([.E38]=0;IF([.F38]=0;IF(SUMPRODUCT(--ISNUMBER(SEARCH({&quot;VARA&quot;;&quot;HF&quot;;&quot;40M&quot;;&quot;30M&quot;;&quot;20M&quot;;&quot;17M&quot;};[.C38])))&gt;1;1;0);0);0)" office:value-type="float" office:value="0" calcext:value-type="float">
            <text:p>0</text:p>
          </table:table-cell>
          <table:table-cell table:style-name="ce7" table:formula="of:=IF(SUMPRODUCT(--ISNUMBER(SEARCH(&quot;PACTOR&quot;;[.C38])))&gt;0;1;0)" office:value-type="float" office:value="0" calcext:value-type="float">
            <text:p>0</text:p>
          </table:table-cell>
          <table:table-cell table:style-name="ce7" table:formula="of:=IF(SUMPRODUCT(--ISNUMBER(SEARCH(&quot;TELNET&quot;;[.C38])))&gt;0;1;0)" office:value-type="float" office:value="0" calcext:value-type="float">
            <text:p>0</text:p>
          </table:table-cell>
          <table:table-cell table:style-name="ce8" table:formula="of:=IF(ISBLANK([.C38]);0; IF(SUM([.D38:.I3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8];LEN([.B38])-FIND(&quot;0&quot;;[.B38];1));                                                                                         RIGHT([.B38];LEN([.B38])-FIND(&quot;1&quot;;[.B38];1)));                                                                                         RIGHT([.B38];LEN([.B38])-FIND(&quot;2&quot;;[.B38];1)));                                                                                         RIGHT([.B38];LEN([.B38])-FIND(&quot;3&quot;;[.B38];1)));                                                                                         RIGHT([.B38];LEN([.B38])-FIND(&quot;4&quot;;[.B38];1)));                                                                                         RIGHT([.B38];LEN([.B38])-FIND(&quot;5&quot;;[.B38];1)));                                                                                         RIGHT([.B38];LEN([.B38])-FIND(&quot;6&quot;;[.B38];1)));                                                                                         RIGHT([.B38];LEN([.B38])-FIND(&quot;7&quot;;[.B38];1)));                                                                                         RIGHT([.B38];LEN([.B38])-FIND(&quot;8&quot;;[.B38];1)));                                                                                         RIGHT([.B38];LEN([.B38])-FIND(&quot;9&quot;;[.B38];1)));                                                                                         RIGHT([.B38];LEN([.B38])-FIND(&quot;0&quot;;[.B3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3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3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39])))&gt;1;1;0)" office:value-type="float" office:value="0" calcext:value-type="float">
            <text:p>0</text:p>
          </table:table-cell>
          <table:table-cell table:style-name="ce7" table:formula="of:=IF([.E39]=0;IF([.F39]=0;IF(SUMPRODUCT(--ISNUMBER(SEARCH({&quot;VARA&quot;;&quot;HF&quot;;&quot;40M&quot;;&quot;30M&quot;;&quot;20M&quot;;&quot;17M&quot;};[.C39])))&gt;1;1;0);0);0)" office:value-type="float" office:value="0" calcext:value-type="float">
            <text:p>0</text:p>
          </table:table-cell>
          <table:table-cell table:style-name="ce7" table:formula="of:=IF(SUMPRODUCT(--ISNUMBER(SEARCH(&quot;PACTOR&quot;;[.C39])))&gt;0;1;0)" office:value-type="float" office:value="0" calcext:value-type="float">
            <text:p>0</text:p>
          </table:table-cell>
          <table:table-cell table:style-name="ce7" table:formula="of:=IF(SUMPRODUCT(--ISNUMBER(SEARCH(&quot;TELNET&quot;;[.C39])))&gt;0;1;0)" office:value-type="float" office:value="0" calcext:value-type="float">
            <text:p>0</text:p>
          </table:table-cell>
          <table:table-cell table:style-name="ce8" table:formula="of:=IF(ISBLANK([.C39]);0; IF(SUM([.D39:.I3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39];LEN([.B39])-FIND(&quot;0&quot;;[.B39];1));                                                                                         RIGHT([.B39];LEN([.B39])-FIND(&quot;1&quot;;[.B39];1)));                                                                                         RIGHT([.B39];LEN([.B39])-FIND(&quot;2&quot;;[.B39];1)));                                                                                         RIGHT([.B39];LEN([.B39])-FIND(&quot;3&quot;;[.B39];1)));                                                                                         RIGHT([.B39];LEN([.B39])-FIND(&quot;4&quot;;[.B39];1)));                                                                                         RIGHT([.B39];LEN([.B39])-FIND(&quot;5&quot;;[.B39];1)));                                                                                         RIGHT([.B39];LEN([.B39])-FIND(&quot;6&quot;;[.B39];1)));                                                                                         RIGHT([.B39];LEN([.B39])-FIND(&quot;7&quot;;[.B39];1)));                                                                                         RIGHT([.B39];LEN([.B39])-FIND(&quot;8&quot;;[.B39];1)));                                                                                         RIGHT([.B39];LEN([.B39])-FIND(&quot;9&quot;;[.B39];1)));                                                                                         RIGHT([.B39];LEN([.B39])-FIND(&quot;0&quot;;[.B3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0])))&gt;1;1;0)" office:value-type="float" office:value="0" calcext:value-type="float">
            <text:p>0</text:p>
          </table:table-cell>
          <table:table-cell table:style-name="ce7" table:formula="of:=IF([.E40]=0;IF([.F40]=0;IF(SUMPRODUCT(--ISNUMBER(SEARCH({&quot;VARA&quot;;&quot;HF&quot;;&quot;40M&quot;;&quot;30M&quot;;&quot;20M&quot;;&quot;17M&quot;};[.C40])))&gt;1;1;0);0);0)" office:value-type="float" office:value="0" calcext:value-type="float">
            <text:p>0</text:p>
          </table:table-cell>
          <table:table-cell table:style-name="ce7" table:formula="of:=IF(SUMPRODUCT(--ISNUMBER(SEARCH(&quot;PACTOR&quot;;[.C40])))&gt;0;1;0)" office:value-type="float" office:value="0" calcext:value-type="float">
            <text:p>0</text:p>
          </table:table-cell>
          <table:table-cell table:style-name="ce7" table:formula="of:=IF(SUMPRODUCT(--ISNUMBER(SEARCH(&quot;TELNET&quot;;[.C40])))&gt;0;1;0)" office:value-type="float" office:value="0" calcext:value-type="float">
            <text:p>0</text:p>
          </table:table-cell>
          <table:table-cell table:style-name="ce8" table:formula="of:=IF(ISBLANK([.C40]);0; IF(SUM([.D40:.I4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0];LEN([.B40])-FIND(&quot;0&quot;;[.B40];1));                                                                                         RIGHT([.B40];LEN([.B40])-FIND(&quot;1&quot;;[.B40];1)));                                                                                         RIGHT([.B40];LEN([.B40])-FIND(&quot;2&quot;;[.B40];1)));                                                                                         RIGHT([.B40];LEN([.B40])-FIND(&quot;3&quot;;[.B40];1)));                                                                                         RIGHT([.B40];LEN([.B40])-FIND(&quot;4&quot;;[.B40];1)));                                                                                         RIGHT([.B40];LEN([.B40])-FIND(&quot;5&quot;;[.B40];1)));                                                                                         RIGHT([.B40];LEN([.B40])-FIND(&quot;6&quot;;[.B40];1)));                                                                                         RIGHT([.B40];LEN([.B40])-FIND(&quot;7&quot;;[.B40];1)));                                                                                         RIGHT([.B40];LEN([.B40])-FIND(&quot;8&quot;;[.B40];1)));                                                                                         RIGHT([.B40];LEN([.B40])-FIND(&quot;9&quot;;[.B40];1)));                                                                                         RIGHT([.B40];LEN([.B40])-FIND(&quot;0&quot;;[.B4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1])))&gt;1;1;0)" office:value-type="float" office:value="0" calcext:value-type="float">
            <text:p>0</text:p>
          </table:table-cell>
          <table:table-cell table:style-name="ce7" table:formula="of:=IF([.E41]=0;IF([.F41]=0;IF(SUMPRODUCT(--ISNUMBER(SEARCH({&quot;VARA&quot;;&quot;HF&quot;;&quot;40M&quot;;&quot;30M&quot;;&quot;20M&quot;;&quot;17M&quot;};[.C41])))&gt;1;1;0);0);0)" office:value-type="float" office:value="0" calcext:value-type="float">
            <text:p>0</text:p>
          </table:table-cell>
          <table:table-cell table:style-name="ce7" table:formula="of:=IF(SUMPRODUCT(--ISNUMBER(SEARCH(&quot;PACTOR&quot;;[.C41])))&gt;0;1;0)" office:value-type="float" office:value="0" calcext:value-type="float">
            <text:p>0</text:p>
          </table:table-cell>
          <table:table-cell table:style-name="ce7" table:formula="of:=IF(SUMPRODUCT(--ISNUMBER(SEARCH(&quot;TELNET&quot;;[.C41])))&gt;0;1;0)" office:value-type="float" office:value="0" calcext:value-type="float">
            <text:p>0</text:p>
          </table:table-cell>
          <table:table-cell table:style-name="ce8" table:formula="of:=IF(ISBLANK([.C41]);0; IF(SUM([.D41:.I4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1];LEN([.B41])-FIND(&quot;0&quot;;[.B41];1));                                                                                         RIGHT([.B41];LEN([.B41])-FIND(&quot;1&quot;;[.B41];1)));                                                                                         RIGHT([.B41];LEN([.B41])-FIND(&quot;2&quot;;[.B41];1)));                                                                                         RIGHT([.B41];LEN([.B41])-FIND(&quot;3&quot;;[.B41];1)));                                                                                         RIGHT([.B41];LEN([.B41])-FIND(&quot;4&quot;;[.B41];1)));                                                                                         RIGHT([.B41];LEN([.B41])-FIND(&quot;5&quot;;[.B41];1)));                                                                                         RIGHT([.B41];LEN([.B41])-FIND(&quot;6&quot;;[.B41];1)));                                                                                         RIGHT([.B41];LEN([.B41])-FIND(&quot;7&quot;;[.B41];1)));                                                                                         RIGHT([.B41];LEN([.B41])-FIND(&quot;8&quot;;[.B41];1)));                                                                                         RIGHT([.B41];LEN([.B41])-FIND(&quot;9&quot;;[.B41];1)));                                                                                         RIGHT([.B41];LEN([.B41])-FIND(&quot;0&quot;;[.B4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2])))&gt;1;1;0)" office:value-type="float" office:value="0" calcext:value-type="float">
            <text:p>0</text:p>
          </table:table-cell>
          <table:table-cell table:style-name="ce7" table:formula="of:=IF([.E42]=0;IF([.F42]=0;IF(SUMPRODUCT(--ISNUMBER(SEARCH({&quot;VARA&quot;;&quot;HF&quot;;&quot;40M&quot;;&quot;30M&quot;;&quot;20M&quot;;&quot;17M&quot;};[.C42])))&gt;1;1;0);0);0)" office:value-type="float" office:value="0" calcext:value-type="float">
            <text:p>0</text:p>
          </table:table-cell>
          <table:table-cell table:style-name="ce7" table:formula="of:=IF(SUMPRODUCT(--ISNUMBER(SEARCH(&quot;PACTOR&quot;;[.C42])))&gt;0;1;0)" office:value-type="float" office:value="0" calcext:value-type="float">
            <text:p>0</text:p>
          </table:table-cell>
          <table:table-cell table:style-name="ce7" table:formula="of:=IF(SUMPRODUCT(--ISNUMBER(SEARCH(&quot;TELNET&quot;;[.C42])))&gt;0;1;0)" office:value-type="float" office:value="0" calcext:value-type="float">
            <text:p>0</text:p>
          </table:table-cell>
          <table:table-cell table:style-name="ce8" table:formula="of:=IF(ISBLANK([.C42]);0; IF(SUM([.D42:.I4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2];LEN([.B42])-FIND(&quot;0&quot;;[.B42];1));                                                                                         RIGHT([.B42];LEN([.B42])-FIND(&quot;1&quot;;[.B42];1)));                                                                                         RIGHT([.B42];LEN([.B42])-FIND(&quot;2&quot;;[.B42];1)));                                                                                         RIGHT([.B42];LEN([.B42])-FIND(&quot;3&quot;;[.B42];1)));                                                                                         RIGHT([.B42];LEN([.B42])-FIND(&quot;4&quot;;[.B42];1)));                                                                                         RIGHT([.B42];LEN([.B42])-FIND(&quot;5&quot;;[.B42];1)));                                                                                         RIGHT([.B42];LEN([.B42])-FIND(&quot;6&quot;;[.B42];1)));                                                                                         RIGHT([.B42];LEN([.B42])-FIND(&quot;7&quot;;[.B42];1)));                                                                                         RIGHT([.B42];LEN([.B42])-FIND(&quot;8&quot;;[.B42];1)));                                                                                         RIGHT([.B42];LEN([.B42])-FIND(&quot;9&quot;;[.B42];1)));                                                                                         RIGHT([.B42];LEN([.B42])-FIND(&quot;0&quot;;[.B4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3])))&gt;1;1;0)" office:value-type="float" office:value="0" calcext:value-type="float">
            <text:p>0</text:p>
          </table:table-cell>
          <table:table-cell table:style-name="ce7" table:formula="of:=IF([.E43]=0;IF([.F43]=0;IF(SUMPRODUCT(--ISNUMBER(SEARCH({&quot;VARA&quot;;&quot;HF&quot;;&quot;40M&quot;;&quot;30M&quot;;&quot;20M&quot;;&quot;17M&quot;};[.C43])))&gt;1;1;0);0);0)" office:value-type="float" office:value="0" calcext:value-type="float">
            <text:p>0</text:p>
          </table:table-cell>
          <table:table-cell table:style-name="ce7" table:formula="of:=IF(SUMPRODUCT(--ISNUMBER(SEARCH(&quot;PACTOR&quot;;[.C43])))&gt;0;1;0)" office:value-type="float" office:value="0" calcext:value-type="float">
            <text:p>0</text:p>
          </table:table-cell>
          <table:table-cell table:style-name="ce7" table:formula="of:=IF(SUMPRODUCT(--ISNUMBER(SEARCH(&quot;TELNET&quot;;[.C43])))&gt;0;1;0)" office:value-type="float" office:value="0" calcext:value-type="float">
            <text:p>0</text:p>
          </table:table-cell>
          <table:table-cell table:style-name="ce8" table:formula="of:=IF(ISBLANK([.C43]);0; IF(SUM([.D43:.I4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3];LEN([.B43])-FIND(&quot;0&quot;;[.B43];1));                                                                                         RIGHT([.B43];LEN([.B43])-FIND(&quot;1&quot;;[.B43];1)));                                                                                         RIGHT([.B43];LEN([.B43])-FIND(&quot;2&quot;;[.B43];1)));                                                                                         RIGHT([.B43];LEN([.B43])-FIND(&quot;3&quot;;[.B43];1)));                                                                                         RIGHT([.B43];LEN([.B43])-FIND(&quot;4&quot;;[.B43];1)));                                                                                         RIGHT([.B43];LEN([.B43])-FIND(&quot;5&quot;;[.B43];1)));                                                                                         RIGHT([.B43];LEN([.B43])-FIND(&quot;6&quot;;[.B43];1)));                                                                                         RIGHT([.B43];LEN([.B43])-FIND(&quot;7&quot;;[.B43];1)));                                                                                         RIGHT([.B43];LEN([.B43])-FIND(&quot;8&quot;;[.B43];1)));                                                                                         RIGHT([.B43];LEN([.B43])-FIND(&quot;9&quot;;[.B43];1)));                                                                                         RIGHT([.B43];LEN([.B43])-FIND(&quot;0&quot;;[.B4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4])))&gt;1;1;0)" office:value-type="float" office:value="0" calcext:value-type="float">
            <text:p>0</text:p>
          </table:table-cell>
          <table:table-cell table:style-name="ce7" table:formula="of:=IF([.E44]=0;IF([.F44]=0;IF(SUMPRODUCT(--ISNUMBER(SEARCH({&quot;VARA&quot;;&quot;HF&quot;;&quot;40M&quot;;&quot;30M&quot;;&quot;20M&quot;;&quot;17M&quot;};[.C44])))&gt;1;1;0);0);0)" office:value-type="float" office:value="0" calcext:value-type="float">
            <text:p>0</text:p>
          </table:table-cell>
          <table:table-cell table:style-name="ce7" table:formula="of:=IF(SUMPRODUCT(--ISNUMBER(SEARCH(&quot;PACTOR&quot;;[.C44])))&gt;0;1;0)" office:value-type="float" office:value="0" calcext:value-type="float">
            <text:p>0</text:p>
          </table:table-cell>
          <table:table-cell table:style-name="ce7" table:formula="of:=IF(SUMPRODUCT(--ISNUMBER(SEARCH(&quot;TELNET&quot;;[.C44])))&gt;0;1;0)" office:value-type="float" office:value="0" calcext:value-type="float">
            <text:p>0</text:p>
          </table:table-cell>
          <table:table-cell table:style-name="ce8" table:formula="of:=IF(ISBLANK([.C44]);0; IF(SUM([.D44:.I4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4];LEN([.B44])-FIND(&quot;0&quot;;[.B44];1));                                                                                         RIGHT([.B44];LEN([.B44])-FIND(&quot;1&quot;;[.B44];1)));                                                                                         RIGHT([.B44];LEN([.B44])-FIND(&quot;2&quot;;[.B44];1)));                                                                                         RIGHT([.B44];LEN([.B44])-FIND(&quot;3&quot;;[.B44];1)));                                                                                         RIGHT([.B44];LEN([.B44])-FIND(&quot;4&quot;;[.B44];1)));                                                                                         RIGHT([.B44];LEN([.B44])-FIND(&quot;5&quot;;[.B44];1)));                                                                                         RIGHT([.B44];LEN([.B44])-FIND(&quot;6&quot;;[.B44];1)));                                                                                         RIGHT([.B44];LEN([.B44])-FIND(&quot;7&quot;;[.B44];1)));                                                                                         RIGHT([.B44];LEN([.B44])-FIND(&quot;8&quot;;[.B44];1)));                                                                                         RIGHT([.B44];LEN([.B44])-FIND(&quot;9&quot;;[.B44];1)));                                                                                         RIGHT([.B44];LEN([.B44])-FIND(&quot;0&quot;;[.B4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5])))&gt;1;1;0)" office:value-type="float" office:value="0" calcext:value-type="float">
            <text:p>0</text:p>
          </table:table-cell>
          <table:table-cell table:style-name="ce7" table:formula="of:=IF([.E45]=0;IF([.F45]=0;IF(SUMPRODUCT(--ISNUMBER(SEARCH({&quot;VARA&quot;;&quot;HF&quot;;&quot;40M&quot;;&quot;30M&quot;;&quot;20M&quot;;&quot;17M&quot;};[.C45])))&gt;1;1;0);0);0)" office:value-type="float" office:value="0" calcext:value-type="float">
            <text:p>0</text:p>
          </table:table-cell>
          <table:table-cell table:style-name="ce7" table:formula="of:=IF(SUMPRODUCT(--ISNUMBER(SEARCH(&quot;PACTOR&quot;;[.C45])))&gt;0;1;0)" office:value-type="float" office:value="0" calcext:value-type="float">
            <text:p>0</text:p>
          </table:table-cell>
          <table:table-cell table:style-name="ce7" table:formula="of:=IF(SUMPRODUCT(--ISNUMBER(SEARCH(&quot;TELNET&quot;;[.C45])))&gt;0;1;0)" office:value-type="float" office:value="0" calcext:value-type="float">
            <text:p>0</text:p>
          </table:table-cell>
          <table:table-cell table:style-name="ce8" table:formula="of:=IF(ISBLANK([.C45]);0; IF(SUM([.D45:.I4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5];LEN([.B45])-FIND(&quot;0&quot;;[.B45];1));                                                                                         RIGHT([.B45];LEN([.B45])-FIND(&quot;1&quot;;[.B45];1)));                                                                                         RIGHT([.B45];LEN([.B45])-FIND(&quot;2&quot;;[.B45];1)));                                                                                         RIGHT([.B45];LEN([.B45])-FIND(&quot;3&quot;;[.B45];1)));                                                                                         RIGHT([.B45];LEN([.B45])-FIND(&quot;4&quot;;[.B45];1)));                                                                                         RIGHT([.B45];LEN([.B45])-FIND(&quot;5&quot;;[.B45];1)));                                                                                         RIGHT([.B45];LEN([.B45])-FIND(&quot;6&quot;;[.B45];1)));                                                                                         RIGHT([.B45];LEN([.B45])-FIND(&quot;7&quot;;[.B45];1)));                                                                                         RIGHT([.B45];LEN([.B45])-FIND(&quot;8&quot;;[.B45];1)));                                                                                         RIGHT([.B45];LEN([.B45])-FIND(&quot;9&quot;;[.B45];1)));                                                                                         RIGHT([.B45];LEN([.B45])-FIND(&quot;0&quot;;[.B4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6])))&gt;1;1;0)" office:value-type="float" office:value="0" calcext:value-type="float">
            <text:p>0</text:p>
          </table:table-cell>
          <table:table-cell table:style-name="ce7" table:formula="of:=IF([.E46]=0;IF([.F46]=0;IF(SUMPRODUCT(--ISNUMBER(SEARCH({&quot;VARA&quot;;&quot;HF&quot;;&quot;40M&quot;;&quot;30M&quot;;&quot;20M&quot;;&quot;17M&quot;};[.C46])))&gt;1;1;0);0);0)" office:value-type="float" office:value="0" calcext:value-type="float">
            <text:p>0</text:p>
          </table:table-cell>
          <table:table-cell table:style-name="ce7" table:formula="of:=IF(SUMPRODUCT(--ISNUMBER(SEARCH(&quot;PACTOR&quot;;[.C46])))&gt;0;1;0)" office:value-type="float" office:value="0" calcext:value-type="float">
            <text:p>0</text:p>
          </table:table-cell>
          <table:table-cell table:style-name="ce7" table:formula="of:=IF(SUMPRODUCT(--ISNUMBER(SEARCH(&quot;TELNET&quot;;[.C46])))&gt;0;1;0)" office:value-type="float" office:value="0" calcext:value-type="float">
            <text:p>0</text:p>
          </table:table-cell>
          <table:table-cell table:style-name="ce8" table:formula="of:=IF(ISBLANK([.C46]);0; IF(SUM([.D46:.I4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6];LEN([.B46])-FIND(&quot;0&quot;;[.B46];1));                                                                                         RIGHT([.B46];LEN([.B46])-FIND(&quot;1&quot;;[.B46];1)));                                                                                         RIGHT([.B46];LEN([.B46])-FIND(&quot;2&quot;;[.B46];1)));                                                                                         RIGHT([.B46];LEN([.B46])-FIND(&quot;3&quot;;[.B46];1)));                                                                                         RIGHT([.B46];LEN([.B46])-FIND(&quot;4&quot;;[.B46];1)));                                                                                         RIGHT([.B46];LEN([.B46])-FIND(&quot;5&quot;;[.B46];1)));                                                                                         RIGHT([.B46];LEN([.B46])-FIND(&quot;6&quot;;[.B46];1)));                                                                                         RIGHT([.B46];LEN([.B46])-FIND(&quot;7&quot;;[.B46];1)));                                                                                         RIGHT([.B46];LEN([.B46])-FIND(&quot;8&quot;;[.B46];1)));                                                                                         RIGHT([.B46];LEN([.B46])-FIND(&quot;9&quot;;[.B46];1)));                                                                                         RIGHT([.B46];LEN([.B46])-FIND(&quot;0&quot;;[.B4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7])))&gt;1;1;0)" office:value-type="float" office:value="0" calcext:value-type="float">
            <text:p>0</text:p>
          </table:table-cell>
          <table:table-cell table:style-name="ce7" table:formula="of:=IF([.E47]=0;IF([.F47]=0;IF(SUMPRODUCT(--ISNUMBER(SEARCH({&quot;VARA&quot;;&quot;HF&quot;;&quot;40M&quot;;&quot;30M&quot;;&quot;20M&quot;;&quot;17M&quot;};[.C47])))&gt;1;1;0);0);0)" office:value-type="float" office:value="0" calcext:value-type="float">
            <text:p>0</text:p>
          </table:table-cell>
          <table:table-cell table:style-name="ce7" table:formula="of:=IF(SUMPRODUCT(--ISNUMBER(SEARCH(&quot;PACTOR&quot;;[.C47])))&gt;0;1;0)" office:value-type="float" office:value="0" calcext:value-type="float">
            <text:p>0</text:p>
          </table:table-cell>
          <table:table-cell table:style-name="ce7" table:formula="of:=IF(SUMPRODUCT(--ISNUMBER(SEARCH(&quot;TELNET&quot;;[.C47])))&gt;0;1;0)" office:value-type="float" office:value="0" calcext:value-type="float">
            <text:p>0</text:p>
          </table:table-cell>
          <table:table-cell table:style-name="ce8" table:formula="of:=IF(ISBLANK([.C47]);0; IF(SUM([.D47:.I4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7];LEN([.B47])-FIND(&quot;0&quot;;[.B47];1));                                                                                         RIGHT([.B47];LEN([.B47])-FIND(&quot;1&quot;;[.B47];1)));                                                                                         RIGHT([.B47];LEN([.B47])-FIND(&quot;2&quot;;[.B47];1)));                                                                                         RIGHT([.B47];LEN([.B47])-FIND(&quot;3&quot;;[.B47];1)));                                                                                         RIGHT([.B47];LEN([.B47])-FIND(&quot;4&quot;;[.B47];1)));                                                                                         RIGHT([.B47];LEN([.B47])-FIND(&quot;5&quot;;[.B47];1)));                                                                                         RIGHT([.B47];LEN([.B47])-FIND(&quot;6&quot;;[.B47];1)));                                                                                         RIGHT([.B47];LEN([.B47])-FIND(&quot;7&quot;;[.B47];1)));                                                                                         RIGHT([.B47];LEN([.B47])-FIND(&quot;8&quot;;[.B47];1)));                                                                                         RIGHT([.B47];LEN([.B47])-FIND(&quot;9&quot;;[.B47];1)));                                                                                         RIGHT([.B47];LEN([.B47])-FIND(&quot;0&quot;;[.B4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8])))&gt;1;1;0)" office:value-type="float" office:value="0" calcext:value-type="float">
            <text:p>0</text:p>
          </table:table-cell>
          <table:table-cell table:style-name="ce7" table:formula="of:=IF([.E48]=0;IF([.F48]=0;IF(SUMPRODUCT(--ISNUMBER(SEARCH({&quot;VARA&quot;;&quot;HF&quot;;&quot;40M&quot;;&quot;30M&quot;;&quot;20M&quot;;&quot;17M&quot;};[.C48])))&gt;1;1;0);0);0)" office:value-type="float" office:value="0" calcext:value-type="float">
            <text:p>0</text:p>
          </table:table-cell>
          <table:table-cell table:style-name="ce7" table:formula="of:=IF(SUMPRODUCT(--ISNUMBER(SEARCH(&quot;PACTOR&quot;;[.C48])))&gt;0;1;0)" office:value-type="float" office:value="0" calcext:value-type="float">
            <text:p>0</text:p>
          </table:table-cell>
          <table:table-cell table:style-name="ce7" table:formula="of:=IF(SUMPRODUCT(--ISNUMBER(SEARCH(&quot;TELNET&quot;;[.C48])))&gt;0;1;0)" office:value-type="float" office:value="0" calcext:value-type="float">
            <text:p>0</text:p>
          </table:table-cell>
          <table:table-cell table:style-name="ce8" table:formula="of:=IF(ISBLANK([.C48]);0; IF(SUM([.D48:.I4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8];LEN([.B48])-FIND(&quot;0&quot;;[.B48];1));                                                                                         RIGHT([.B48];LEN([.B48])-FIND(&quot;1&quot;;[.B48];1)));                                                                                         RIGHT([.B48];LEN([.B48])-FIND(&quot;2&quot;;[.B48];1)));                                                                                         RIGHT([.B48];LEN([.B48])-FIND(&quot;3&quot;;[.B48];1)));                                                                                         RIGHT([.B48];LEN([.B48])-FIND(&quot;4&quot;;[.B48];1)));                                                                                         RIGHT([.B48];LEN([.B48])-FIND(&quot;5&quot;;[.B48];1)));                                                                                         RIGHT([.B48];LEN([.B48])-FIND(&quot;6&quot;;[.B48];1)));                                                                                         RIGHT([.B48];LEN([.B48])-FIND(&quot;7&quot;;[.B48];1)));                                                                                         RIGHT([.B48];LEN([.B48])-FIND(&quot;8&quot;;[.B48];1)));                                                                                         RIGHT([.B48];LEN([.B48])-FIND(&quot;9&quot;;[.B48];1)));                                                                                         RIGHT([.B48];LEN([.B48])-FIND(&quot;0&quot;;[.B4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4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4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49])))&gt;1;1;0)" office:value-type="float" office:value="0" calcext:value-type="float">
            <text:p>0</text:p>
          </table:table-cell>
          <table:table-cell table:style-name="ce7" table:formula="of:=IF([.E49]=0;IF([.F49]=0;IF(SUMPRODUCT(--ISNUMBER(SEARCH({&quot;VARA&quot;;&quot;HF&quot;;&quot;40M&quot;;&quot;30M&quot;;&quot;20M&quot;;&quot;17M&quot;};[.C49])))&gt;1;1;0);0);0)" office:value-type="float" office:value="0" calcext:value-type="float">
            <text:p>0</text:p>
          </table:table-cell>
          <table:table-cell table:style-name="ce7" table:formula="of:=IF(SUMPRODUCT(--ISNUMBER(SEARCH(&quot;PACTOR&quot;;[.C49])))&gt;0;1;0)" office:value-type="float" office:value="0" calcext:value-type="float">
            <text:p>0</text:p>
          </table:table-cell>
          <table:table-cell table:style-name="ce7" table:formula="of:=IF(SUMPRODUCT(--ISNUMBER(SEARCH(&quot;TELNET&quot;;[.C49])))&gt;0;1;0)" office:value-type="float" office:value="0" calcext:value-type="float">
            <text:p>0</text:p>
          </table:table-cell>
          <table:table-cell table:style-name="ce8" table:formula="of:=IF(ISBLANK([.C49]);0; IF(SUM([.D49:.I4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49];LEN([.B49])-FIND(&quot;0&quot;;[.B49];1));                                                                                         RIGHT([.B49];LEN([.B49])-FIND(&quot;1&quot;;[.B49];1)));                                                                                         RIGHT([.B49];LEN([.B49])-FIND(&quot;2&quot;;[.B49];1)));                                                                                         RIGHT([.B49];LEN([.B49])-FIND(&quot;3&quot;;[.B49];1)));                                                                                         RIGHT([.B49];LEN([.B49])-FIND(&quot;4&quot;;[.B49];1)));                                                                                         RIGHT([.B49];LEN([.B49])-FIND(&quot;5&quot;;[.B49];1)));                                                                                         RIGHT([.B49];LEN([.B49])-FIND(&quot;6&quot;;[.B49];1)));                                                                                         RIGHT([.B49];LEN([.B49])-FIND(&quot;7&quot;;[.B49];1)));                                                                                         RIGHT([.B49];LEN([.B49])-FIND(&quot;8&quot;;[.B49];1)));                                                                                         RIGHT([.B49];LEN([.B49])-FIND(&quot;9&quot;;[.B49];1)));                                                                                         RIGHT([.B49];LEN([.B49])-FIND(&quot;0&quot;;[.B4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0])))&gt;1;1;0)" office:value-type="float" office:value="0" calcext:value-type="float">
            <text:p>0</text:p>
          </table:table-cell>
          <table:table-cell table:style-name="ce7" table:formula="of:=IF([.E50]=0;IF([.F50]=0;IF(SUMPRODUCT(--ISNUMBER(SEARCH({&quot;VARA&quot;;&quot;HF&quot;;&quot;40M&quot;;&quot;30M&quot;;&quot;20M&quot;;&quot;17M&quot;};[.C50])))&gt;1;1;0);0);0)" office:value-type="float" office:value="0" calcext:value-type="float">
            <text:p>0</text:p>
          </table:table-cell>
          <table:table-cell table:style-name="ce7" table:formula="of:=IF(SUMPRODUCT(--ISNUMBER(SEARCH(&quot;PACTOR&quot;;[.C50])))&gt;0;1;0)" office:value-type="float" office:value="0" calcext:value-type="float">
            <text:p>0</text:p>
          </table:table-cell>
          <table:table-cell table:style-name="ce7" table:formula="of:=IF(SUMPRODUCT(--ISNUMBER(SEARCH(&quot;TELNET&quot;;[.C50])))&gt;0;1;0)" office:value-type="float" office:value="0" calcext:value-type="float">
            <text:p>0</text:p>
          </table:table-cell>
          <table:table-cell table:style-name="ce8" table:formula="of:=IF(ISBLANK([.C50]);0; IF(SUM([.D50:.I5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0];LEN([.B50])-FIND(&quot;0&quot;;[.B50];1));                                                                                         RIGHT([.B50];LEN([.B50])-FIND(&quot;1&quot;;[.B50];1)));                                                                                         RIGHT([.B50];LEN([.B50])-FIND(&quot;2&quot;;[.B50];1)));                                                                                         RIGHT([.B50];LEN([.B50])-FIND(&quot;3&quot;;[.B50];1)));                                                                                         RIGHT([.B50];LEN([.B50])-FIND(&quot;4&quot;;[.B50];1)));                                                                                         RIGHT([.B50];LEN([.B50])-FIND(&quot;5&quot;;[.B50];1)));                                                                                         RIGHT([.B50];LEN([.B50])-FIND(&quot;6&quot;;[.B50];1)));                                                                                         RIGHT([.B50];LEN([.B50])-FIND(&quot;7&quot;;[.B50];1)));                                                                                         RIGHT([.B50];LEN([.B50])-FIND(&quot;8&quot;;[.B50];1)));                                                                                         RIGHT([.B50];LEN([.B50])-FIND(&quot;9&quot;;[.B50];1)));                                                                                         RIGHT([.B50];LEN([.B50])-FIND(&quot;0&quot;;[.B5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1])))&gt;1;1;0)" office:value-type="float" office:value="0" calcext:value-type="float">
            <text:p>0</text:p>
          </table:table-cell>
          <table:table-cell table:style-name="ce7" table:formula="of:=IF([.E51]=0;IF([.F51]=0;IF(SUMPRODUCT(--ISNUMBER(SEARCH({&quot;VARA&quot;;&quot;HF&quot;;&quot;40M&quot;;&quot;30M&quot;;&quot;20M&quot;;&quot;17M&quot;};[.C51])))&gt;1;1;0);0);0)" office:value-type="float" office:value="0" calcext:value-type="float">
            <text:p>0</text:p>
          </table:table-cell>
          <table:table-cell table:style-name="ce7" table:formula="of:=IF(SUMPRODUCT(--ISNUMBER(SEARCH(&quot;PACTOR&quot;;[.C51])))&gt;0;1;0)" office:value-type="float" office:value="0" calcext:value-type="float">
            <text:p>0</text:p>
          </table:table-cell>
          <table:table-cell table:style-name="ce7" table:formula="of:=IF(SUMPRODUCT(--ISNUMBER(SEARCH(&quot;TELNET&quot;;[.C51])))&gt;0;1;0)" office:value-type="float" office:value="0" calcext:value-type="float">
            <text:p>0</text:p>
          </table:table-cell>
          <table:table-cell table:style-name="ce8" table:formula="of:=IF(ISBLANK([.C51]);0; IF(SUM([.D51:.I5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1];LEN([.B51])-FIND(&quot;0&quot;;[.B51];1));                                                                                         RIGHT([.B51];LEN([.B51])-FIND(&quot;1&quot;;[.B51];1)));                                                                                         RIGHT([.B51];LEN([.B51])-FIND(&quot;2&quot;;[.B51];1)));                                                                                         RIGHT([.B51];LEN([.B51])-FIND(&quot;3&quot;;[.B51];1)));                                                                                         RIGHT([.B51];LEN([.B51])-FIND(&quot;4&quot;;[.B51];1)));                                                                                         RIGHT([.B51];LEN([.B51])-FIND(&quot;5&quot;;[.B51];1)));                                                                                         RIGHT([.B51];LEN([.B51])-FIND(&quot;6&quot;;[.B51];1)));                                                                                         RIGHT([.B51];LEN([.B51])-FIND(&quot;7&quot;;[.B51];1)));                                                                                         RIGHT([.B51];LEN([.B51])-FIND(&quot;8&quot;;[.B51];1)));                                                                                         RIGHT([.B51];LEN([.B51])-FIND(&quot;9&quot;;[.B51];1)));                                                                                         RIGHT([.B51];LEN([.B51])-FIND(&quot;0&quot;;[.B5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2])))&gt;1;1;0)" office:value-type="float" office:value="0" calcext:value-type="float">
            <text:p>0</text:p>
          </table:table-cell>
          <table:table-cell table:style-name="ce7" table:formula="of:=IF([.E52]=0;IF([.F52]=0;IF(SUMPRODUCT(--ISNUMBER(SEARCH({&quot;VARA&quot;;&quot;HF&quot;;&quot;40M&quot;;&quot;30M&quot;;&quot;20M&quot;;&quot;17M&quot;};[.C52])))&gt;1;1;0);0);0)" office:value-type="float" office:value="0" calcext:value-type="float">
            <text:p>0</text:p>
          </table:table-cell>
          <table:table-cell table:style-name="ce7" table:formula="of:=IF(SUMPRODUCT(--ISNUMBER(SEARCH(&quot;PACTOR&quot;;[.C52])))&gt;0;1;0)" office:value-type="float" office:value="0" calcext:value-type="float">
            <text:p>0</text:p>
          </table:table-cell>
          <table:table-cell table:style-name="ce7" table:formula="of:=IF(SUMPRODUCT(--ISNUMBER(SEARCH(&quot;TELNET&quot;;[.C52])))&gt;0;1;0)" office:value-type="float" office:value="0" calcext:value-type="float">
            <text:p>0</text:p>
          </table:table-cell>
          <table:table-cell table:style-name="ce8" table:formula="of:=IF(ISBLANK([.C52]);0; IF(SUM([.D52:.I5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2];LEN([.B52])-FIND(&quot;0&quot;;[.B52];1));                                                                                         RIGHT([.B52];LEN([.B52])-FIND(&quot;1&quot;;[.B52];1)));                                                                                         RIGHT([.B52];LEN([.B52])-FIND(&quot;2&quot;;[.B52];1)));                                                                                         RIGHT([.B52];LEN([.B52])-FIND(&quot;3&quot;;[.B52];1)));                                                                                         RIGHT([.B52];LEN([.B52])-FIND(&quot;4&quot;;[.B52];1)));                                                                                         RIGHT([.B52];LEN([.B52])-FIND(&quot;5&quot;;[.B52];1)));                                                                                         RIGHT([.B52];LEN([.B52])-FIND(&quot;6&quot;;[.B52];1)));                                                                                         RIGHT([.B52];LEN([.B52])-FIND(&quot;7&quot;;[.B52];1)));                                                                                         RIGHT([.B52];LEN([.B52])-FIND(&quot;8&quot;;[.B52];1)));                                                                                         RIGHT([.B52];LEN([.B52])-FIND(&quot;9&quot;;[.B52];1)));                                                                                         RIGHT([.B52];LEN([.B52])-FIND(&quot;0&quot;;[.B5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3])))&gt;1;1;0)" office:value-type="float" office:value="0" calcext:value-type="float">
            <text:p>0</text:p>
          </table:table-cell>
          <table:table-cell table:style-name="ce7" table:formula="of:=IF([.E53]=0;IF([.F53]=0;IF(SUMPRODUCT(--ISNUMBER(SEARCH({&quot;VARA&quot;;&quot;HF&quot;;&quot;40M&quot;;&quot;30M&quot;;&quot;20M&quot;;&quot;17M&quot;};[.C53])))&gt;1;1;0);0);0)" office:value-type="float" office:value="0" calcext:value-type="float">
            <text:p>0</text:p>
          </table:table-cell>
          <table:table-cell table:style-name="ce7" table:formula="of:=IF(SUMPRODUCT(--ISNUMBER(SEARCH(&quot;PACTOR&quot;;[.C53])))&gt;0;1;0)" office:value-type="float" office:value="0" calcext:value-type="float">
            <text:p>0</text:p>
          </table:table-cell>
          <table:table-cell table:style-name="ce7" table:formula="of:=IF(SUMPRODUCT(--ISNUMBER(SEARCH(&quot;TELNET&quot;;[.C53])))&gt;0;1;0)" office:value-type="float" office:value="0" calcext:value-type="float">
            <text:p>0</text:p>
          </table:table-cell>
          <table:table-cell table:style-name="ce8" table:formula="of:=IF(ISBLANK([.C53]);0; IF(SUM([.D53:.I5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3];LEN([.B53])-FIND(&quot;0&quot;;[.B53];1));                                                                                         RIGHT([.B53];LEN([.B53])-FIND(&quot;1&quot;;[.B53];1)));                                                                                         RIGHT([.B53];LEN([.B53])-FIND(&quot;2&quot;;[.B53];1)));                                                                                         RIGHT([.B53];LEN([.B53])-FIND(&quot;3&quot;;[.B53];1)));                                                                                         RIGHT([.B53];LEN([.B53])-FIND(&quot;4&quot;;[.B53];1)));                                                                                         RIGHT([.B53];LEN([.B53])-FIND(&quot;5&quot;;[.B53];1)));                                                                                         RIGHT([.B53];LEN([.B53])-FIND(&quot;6&quot;;[.B53];1)));                                                                                         RIGHT([.B53];LEN([.B53])-FIND(&quot;7&quot;;[.B53];1)));                                                                                         RIGHT([.B53];LEN([.B53])-FIND(&quot;8&quot;;[.B53];1)));                                                                                         RIGHT([.B53];LEN([.B53])-FIND(&quot;9&quot;;[.B53];1)));                                                                                         RIGHT([.B53];LEN([.B53])-FIND(&quot;0&quot;;[.B5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4])))&gt;1;1;0)" office:value-type="float" office:value="0" calcext:value-type="float">
            <text:p>0</text:p>
          </table:table-cell>
          <table:table-cell table:style-name="ce7" table:formula="of:=IF([.E54]=0;IF([.F54]=0;IF(SUMPRODUCT(--ISNUMBER(SEARCH({&quot;VARA&quot;;&quot;HF&quot;;&quot;40M&quot;;&quot;30M&quot;;&quot;20M&quot;;&quot;17M&quot;};[.C54])))&gt;1;1;0);0);0)" office:value-type="float" office:value="0" calcext:value-type="float">
            <text:p>0</text:p>
          </table:table-cell>
          <table:table-cell table:style-name="ce7" table:formula="of:=IF(SUMPRODUCT(--ISNUMBER(SEARCH(&quot;PACTOR&quot;;[.C54])))&gt;0;1;0)" office:value-type="float" office:value="0" calcext:value-type="float">
            <text:p>0</text:p>
          </table:table-cell>
          <table:table-cell table:style-name="ce7" table:formula="of:=IF(SUMPRODUCT(--ISNUMBER(SEARCH(&quot;TELNET&quot;;[.C54])))&gt;0;1;0)" office:value-type="float" office:value="0" calcext:value-type="float">
            <text:p>0</text:p>
          </table:table-cell>
          <table:table-cell table:style-name="ce8" table:formula="of:=IF(ISBLANK([.C54]);0; IF(SUM([.D54:.I5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4];LEN([.B54])-FIND(&quot;0&quot;;[.B54];1));                                                                                         RIGHT([.B54];LEN([.B54])-FIND(&quot;1&quot;;[.B54];1)));                                                                                         RIGHT([.B54];LEN([.B54])-FIND(&quot;2&quot;;[.B54];1)));                                                                                         RIGHT([.B54];LEN([.B54])-FIND(&quot;3&quot;;[.B54];1)));                                                                                         RIGHT([.B54];LEN([.B54])-FIND(&quot;4&quot;;[.B54];1)));                                                                                         RIGHT([.B54];LEN([.B54])-FIND(&quot;5&quot;;[.B54];1)));                                                                                         RIGHT([.B54];LEN([.B54])-FIND(&quot;6&quot;;[.B54];1)));                                                                                         RIGHT([.B54];LEN([.B54])-FIND(&quot;7&quot;;[.B54];1)));                                                                                         RIGHT([.B54];LEN([.B54])-FIND(&quot;8&quot;;[.B54];1)));                                                                                         RIGHT([.B54];LEN([.B54])-FIND(&quot;9&quot;;[.B54];1)));                                                                                         RIGHT([.B54];LEN([.B54])-FIND(&quot;0&quot;;[.B5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5])))&gt;1;1;0)" office:value-type="float" office:value="0" calcext:value-type="float">
            <text:p>0</text:p>
          </table:table-cell>
          <table:table-cell table:style-name="ce7" table:formula="of:=IF([.E55]=0;IF([.F55]=0;IF(SUMPRODUCT(--ISNUMBER(SEARCH({&quot;VARA&quot;;&quot;HF&quot;;&quot;40M&quot;;&quot;30M&quot;;&quot;20M&quot;;&quot;17M&quot;};[.C55])))&gt;1;1;0);0);0)" office:value-type="float" office:value="0" calcext:value-type="float">
            <text:p>0</text:p>
          </table:table-cell>
          <table:table-cell table:style-name="ce7" table:formula="of:=IF(SUMPRODUCT(--ISNUMBER(SEARCH(&quot;PACTOR&quot;;[.C55])))&gt;0;1;0)" office:value-type="float" office:value="0" calcext:value-type="float">
            <text:p>0</text:p>
          </table:table-cell>
          <table:table-cell table:style-name="ce7" table:formula="of:=IF(SUMPRODUCT(--ISNUMBER(SEARCH(&quot;TELNET&quot;;[.C55])))&gt;0;1;0)" office:value-type="float" office:value="0" calcext:value-type="float">
            <text:p>0</text:p>
          </table:table-cell>
          <table:table-cell table:style-name="ce8" table:formula="of:=IF(ISBLANK([.C55]);0; IF(SUM([.D55:.I5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5];LEN([.B55])-FIND(&quot;0&quot;;[.B55];1));                                                                                         RIGHT([.B55];LEN([.B55])-FIND(&quot;1&quot;;[.B55];1)));                                                                                         RIGHT([.B55];LEN([.B55])-FIND(&quot;2&quot;;[.B55];1)));                                                                                         RIGHT([.B55];LEN([.B55])-FIND(&quot;3&quot;;[.B55];1)));                                                                                         RIGHT([.B55];LEN([.B55])-FIND(&quot;4&quot;;[.B55];1)));                                                                                         RIGHT([.B55];LEN([.B55])-FIND(&quot;5&quot;;[.B55];1)));                                                                                         RIGHT([.B55];LEN([.B55])-FIND(&quot;6&quot;;[.B55];1)));                                                                                         RIGHT([.B55];LEN([.B55])-FIND(&quot;7&quot;;[.B55];1)));                                                                                         RIGHT([.B55];LEN([.B55])-FIND(&quot;8&quot;;[.B55];1)));                                                                                         RIGHT([.B55];LEN([.B55])-FIND(&quot;9&quot;;[.B55];1)));                                                                                         RIGHT([.B55];LEN([.B55])-FIND(&quot;0&quot;;[.B5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6])))&gt;1;1;0)" office:value-type="float" office:value="0" calcext:value-type="float">
            <text:p>0</text:p>
          </table:table-cell>
          <table:table-cell table:style-name="ce7" table:formula="of:=IF([.E56]=0;IF([.F56]=0;IF(SUMPRODUCT(--ISNUMBER(SEARCH({&quot;VARA&quot;;&quot;HF&quot;;&quot;40M&quot;;&quot;30M&quot;;&quot;20M&quot;;&quot;17M&quot;};[.C56])))&gt;1;1;0);0);0)" office:value-type="float" office:value="0" calcext:value-type="float">
            <text:p>0</text:p>
          </table:table-cell>
          <table:table-cell table:style-name="ce7" table:formula="of:=IF(SUMPRODUCT(--ISNUMBER(SEARCH(&quot;PACTOR&quot;;[.C56])))&gt;0;1;0)" office:value-type="float" office:value="0" calcext:value-type="float">
            <text:p>0</text:p>
          </table:table-cell>
          <table:table-cell table:style-name="ce7" table:formula="of:=IF(SUMPRODUCT(--ISNUMBER(SEARCH(&quot;TELNET&quot;;[.C56])))&gt;0;1;0)" office:value-type="float" office:value="0" calcext:value-type="float">
            <text:p>0</text:p>
          </table:table-cell>
          <table:table-cell table:style-name="ce8" table:formula="of:=IF(ISBLANK([.C56]);0; IF(SUM([.D56:.I5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6];LEN([.B56])-FIND(&quot;0&quot;;[.B56];1));                                                                                         RIGHT([.B56];LEN([.B56])-FIND(&quot;1&quot;;[.B56];1)));                                                                                         RIGHT([.B56];LEN([.B56])-FIND(&quot;2&quot;;[.B56];1)));                                                                                         RIGHT([.B56];LEN([.B56])-FIND(&quot;3&quot;;[.B56];1)));                                                                                         RIGHT([.B56];LEN([.B56])-FIND(&quot;4&quot;;[.B56];1)));                                                                                         RIGHT([.B56];LEN([.B56])-FIND(&quot;5&quot;;[.B56];1)));                                                                                         RIGHT([.B56];LEN([.B56])-FIND(&quot;6&quot;;[.B56];1)));                                                                                         RIGHT([.B56];LEN([.B56])-FIND(&quot;7&quot;;[.B56];1)));                                                                                         RIGHT([.B56];LEN([.B56])-FIND(&quot;8&quot;;[.B56];1)));                                                                                         RIGHT([.B56];LEN([.B56])-FIND(&quot;9&quot;;[.B56];1)));                                                                                         RIGHT([.B56];LEN([.B56])-FIND(&quot;0&quot;;[.B5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7])))&gt;1;1;0)" office:value-type="float" office:value="0" calcext:value-type="float">
            <text:p>0</text:p>
          </table:table-cell>
          <table:table-cell table:style-name="ce7" table:formula="of:=IF([.E57]=0;IF([.F57]=0;IF(SUMPRODUCT(--ISNUMBER(SEARCH({&quot;VARA&quot;;&quot;HF&quot;;&quot;40M&quot;;&quot;30M&quot;;&quot;20M&quot;;&quot;17M&quot;};[.C57])))&gt;1;1;0);0);0)" office:value-type="float" office:value="0" calcext:value-type="float">
            <text:p>0</text:p>
          </table:table-cell>
          <table:table-cell table:style-name="ce7" table:formula="of:=IF(SUMPRODUCT(--ISNUMBER(SEARCH(&quot;PACTOR&quot;;[.C57])))&gt;0;1;0)" office:value-type="float" office:value="0" calcext:value-type="float">
            <text:p>0</text:p>
          </table:table-cell>
          <table:table-cell table:style-name="ce7" table:formula="of:=IF(SUMPRODUCT(--ISNUMBER(SEARCH(&quot;TELNET&quot;;[.C57])))&gt;0;1;0)" office:value-type="float" office:value="0" calcext:value-type="float">
            <text:p>0</text:p>
          </table:table-cell>
          <table:table-cell table:style-name="ce8" table:formula="of:=IF(ISBLANK([.C57]);0; IF(SUM([.D57:.I5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7];LEN([.B57])-FIND(&quot;0&quot;;[.B57];1));                                                                                         RIGHT([.B57];LEN([.B57])-FIND(&quot;1&quot;;[.B57];1)));                                                                                         RIGHT([.B57];LEN([.B57])-FIND(&quot;2&quot;;[.B57];1)));                                                                                         RIGHT([.B57];LEN([.B57])-FIND(&quot;3&quot;;[.B57];1)));                                                                                         RIGHT([.B57];LEN([.B57])-FIND(&quot;4&quot;;[.B57];1)));                                                                                         RIGHT([.B57];LEN([.B57])-FIND(&quot;5&quot;;[.B57];1)));                                                                                         RIGHT([.B57];LEN([.B57])-FIND(&quot;6&quot;;[.B57];1)));                                                                                         RIGHT([.B57];LEN([.B57])-FIND(&quot;7&quot;;[.B57];1)));                                                                                         RIGHT([.B57];LEN([.B57])-FIND(&quot;8&quot;;[.B57];1)));                                                                                         RIGHT([.B57];LEN([.B57])-FIND(&quot;9&quot;;[.B57];1)));                                                                                         RIGHT([.B57];LEN([.B57])-FIND(&quot;0&quot;;[.B5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8])))&gt;1;1;0)" office:value-type="float" office:value="0" calcext:value-type="float">
            <text:p>0</text:p>
          </table:table-cell>
          <table:table-cell table:style-name="ce7" table:formula="of:=IF([.E58]=0;IF([.F58]=0;IF(SUMPRODUCT(--ISNUMBER(SEARCH({&quot;VARA&quot;;&quot;HF&quot;;&quot;40M&quot;;&quot;30M&quot;;&quot;20M&quot;;&quot;17M&quot;};[.C58])))&gt;1;1;0);0);0)" office:value-type="float" office:value="0" calcext:value-type="float">
            <text:p>0</text:p>
          </table:table-cell>
          <table:table-cell table:style-name="ce7" table:formula="of:=IF(SUMPRODUCT(--ISNUMBER(SEARCH(&quot;PACTOR&quot;;[.C58])))&gt;0;1;0)" office:value-type="float" office:value="0" calcext:value-type="float">
            <text:p>0</text:p>
          </table:table-cell>
          <table:table-cell table:style-name="ce7" table:formula="of:=IF(SUMPRODUCT(--ISNUMBER(SEARCH(&quot;TELNET&quot;;[.C58])))&gt;0;1;0)" office:value-type="float" office:value="0" calcext:value-type="float">
            <text:p>0</text:p>
          </table:table-cell>
          <table:table-cell table:style-name="ce8" table:formula="of:=IF(ISBLANK([.C58]);0; IF(SUM([.D58:.I5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8];LEN([.B58])-FIND(&quot;0&quot;;[.B58];1));                                                                                         RIGHT([.B58];LEN([.B58])-FIND(&quot;1&quot;;[.B58];1)));                                                                                         RIGHT([.B58];LEN([.B58])-FIND(&quot;2&quot;;[.B58];1)));                                                                                         RIGHT([.B58];LEN([.B58])-FIND(&quot;3&quot;;[.B58];1)));                                                                                         RIGHT([.B58];LEN([.B58])-FIND(&quot;4&quot;;[.B58];1)));                                                                                         RIGHT([.B58];LEN([.B58])-FIND(&quot;5&quot;;[.B58];1)));                                                                                         RIGHT([.B58];LEN([.B58])-FIND(&quot;6&quot;;[.B58];1)));                                                                                         RIGHT([.B58];LEN([.B58])-FIND(&quot;7&quot;;[.B58];1)));                                                                                         RIGHT([.B58];LEN([.B58])-FIND(&quot;8&quot;;[.B58];1)));                                                                                         RIGHT([.B58];LEN([.B58])-FIND(&quot;9&quot;;[.B58];1)));                                                                                         RIGHT([.B58];LEN([.B58])-FIND(&quot;0&quot;;[.B5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5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5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59])))&gt;1;1;0)" office:value-type="float" office:value="0" calcext:value-type="float">
            <text:p>0</text:p>
          </table:table-cell>
          <table:table-cell table:style-name="ce7" table:formula="of:=IF([.E59]=0;IF([.F59]=0;IF(SUMPRODUCT(--ISNUMBER(SEARCH({&quot;VARA&quot;;&quot;HF&quot;;&quot;40M&quot;;&quot;30M&quot;;&quot;20M&quot;;&quot;17M&quot;};[.C59])))&gt;1;1;0);0);0)" office:value-type="float" office:value="0" calcext:value-type="float">
            <text:p>0</text:p>
          </table:table-cell>
          <table:table-cell table:style-name="ce7" table:formula="of:=IF(SUMPRODUCT(--ISNUMBER(SEARCH(&quot;PACTOR&quot;;[.C59])))&gt;0;1;0)" office:value-type="float" office:value="0" calcext:value-type="float">
            <text:p>0</text:p>
          </table:table-cell>
          <table:table-cell table:style-name="ce7" table:formula="of:=IF(SUMPRODUCT(--ISNUMBER(SEARCH(&quot;TELNET&quot;;[.C59])))&gt;0;1;0)" office:value-type="float" office:value="0" calcext:value-type="float">
            <text:p>0</text:p>
          </table:table-cell>
          <table:table-cell table:style-name="ce8" table:formula="of:=IF(ISBLANK([.C59]);0; IF(SUM([.D59:.I5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59];LEN([.B59])-FIND(&quot;0&quot;;[.B59];1));                                                                                         RIGHT([.B59];LEN([.B59])-FIND(&quot;1&quot;;[.B59];1)));                                                                                         RIGHT([.B59];LEN([.B59])-FIND(&quot;2&quot;;[.B59];1)));                                                                                         RIGHT([.B59];LEN([.B59])-FIND(&quot;3&quot;;[.B59];1)));                                                                                         RIGHT([.B59];LEN([.B59])-FIND(&quot;4&quot;;[.B59];1)));                                                                                         RIGHT([.B59];LEN([.B59])-FIND(&quot;5&quot;;[.B59];1)));                                                                                         RIGHT([.B59];LEN([.B59])-FIND(&quot;6&quot;;[.B59];1)));                                                                                         RIGHT([.B59];LEN([.B59])-FIND(&quot;7&quot;;[.B59];1)));                                                                                         RIGHT([.B59];LEN([.B59])-FIND(&quot;8&quot;;[.B59];1)));                                                                                         RIGHT([.B59];LEN([.B59])-FIND(&quot;9&quot;;[.B59];1)));                                                                                         RIGHT([.B59];LEN([.B59])-FIND(&quot;0&quot;;[.B5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0])))&gt;1;1;0)" office:value-type="float" office:value="0" calcext:value-type="float">
            <text:p>0</text:p>
          </table:table-cell>
          <table:table-cell table:style-name="ce7" table:formula="of:=IF([.E60]=0;IF([.F60]=0;IF(SUMPRODUCT(--ISNUMBER(SEARCH({&quot;VARA&quot;;&quot;HF&quot;;&quot;40M&quot;;&quot;30M&quot;;&quot;20M&quot;;&quot;17M&quot;};[.C60])))&gt;1;1;0);0);0)" office:value-type="float" office:value="0" calcext:value-type="float">
            <text:p>0</text:p>
          </table:table-cell>
          <table:table-cell table:style-name="ce7" table:formula="of:=IF(SUMPRODUCT(--ISNUMBER(SEARCH(&quot;PACTOR&quot;;[.C60])))&gt;0;1;0)" office:value-type="float" office:value="0" calcext:value-type="float">
            <text:p>0</text:p>
          </table:table-cell>
          <table:table-cell table:style-name="ce7" table:formula="of:=IF(SUMPRODUCT(--ISNUMBER(SEARCH(&quot;TELNET&quot;;[.C60])))&gt;0;1;0)" office:value-type="float" office:value="0" calcext:value-type="float">
            <text:p>0</text:p>
          </table:table-cell>
          <table:table-cell table:style-name="ce8" table:formula="of:=IF(ISBLANK([.C60]);0; IF(SUM([.D60:.I6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0];LEN([.B60])-FIND(&quot;0&quot;;[.B60];1));                                                                                         RIGHT([.B60];LEN([.B60])-FIND(&quot;1&quot;;[.B60];1)));                                                                                         RIGHT([.B60];LEN([.B60])-FIND(&quot;2&quot;;[.B60];1)));                                                                                         RIGHT([.B60];LEN([.B60])-FIND(&quot;3&quot;;[.B60];1)));                                                                                         RIGHT([.B60];LEN([.B60])-FIND(&quot;4&quot;;[.B60];1)));                                                                                         RIGHT([.B60];LEN([.B60])-FIND(&quot;5&quot;;[.B60];1)));                                                                                         RIGHT([.B60];LEN([.B60])-FIND(&quot;6&quot;;[.B60];1)));                                                                                         RIGHT([.B60];LEN([.B60])-FIND(&quot;7&quot;;[.B60];1)));                                                                                         RIGHT([.B60];LEN([.B60])-FIND(&quot;8&quot;;[.B60];1)));                                                                                         RIGHT([.B60];LEN([.B60])-FIND(&quot;9&quot;;[.B60];1)));                                                                                         RIGHT([.B60];LEN([.B60])-FIND(&quot;0&quot;;[.B6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1])))&gt;1;1;0)" office:value-type="float" office:value="0" calcext:value-type="float">
            <text:p>0</text:p>
          </table:table-cell>
          <table:table-cell table:style-name="ce7" table:formula="of:=IF([.E61]=0;IF([.F61]=0;IF(SUMPRODUCT(--ISNUMBER(SEARCH({&quot;VARA&quot;;&quot;HF&quot;;&quot;40M&quot;;&quot;30M&quot;;&quot;20M&quot;;&quot;17M&quot;};[.C61])))&gt;1;1;0);0);0)" office:value-type="float" office:value="0" calcext:value-type="float">
            <text:p>0</text:p>
          </table:table-cell>
          <table:table-cell table:style-name="ce7" table:formula="of:=IF(SUMPRODUCT(--ISNUMBER(SEARCH(&quot;PACTOR&quot;;[.C61])))&gt;0;1;0)" office:value-type="float" office:value="0" calcext:value-type="float">
            <text:p>0</text:p>
          </table:table-cell>
          <table:table-cell table:style-name="ce7" table:formula="of:=IF(SUMPRODUCT(--ISNUMBER(SEARCH(&quot;TELNET&quot;;[.C61])))&gt;0;1;0)" office:value-type="float" office:value="0" calcext:value-type="float">
            <text:p>0</text:p>
          </table:table-cell>
          <table:table-cell table:style-name="ce8" table:formula="of:=IF(ISBLANK([.C61]);0; IF(SUM([.D61:.I6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1];LEN([.B61])-FIND(&quot;0&quot;;[.B61];1));                                                                                         RIGHT([.B61];LEN([.B61])-FIND(&quot;1&quot;;[.B61];1)));                                                                                         RIGHT([.B61];LEN([.B61])-FIND(&quot;2&quot;;[.B61];1)));                                                                                         RIGHT([.B61];LEN([.B61])-FIND(&quot;3&quot;;[.B61];1)));                                                                                         RIGHT([.B61];LEN([.B61])-FIND(&quot;4&quot;;[.B61];1)));                                                                                         RIGHT([.B61];LEN([.B61])-FIND(&quot;5&quot;;[.B61];1)));                                                                                         RIGHT([.B61];LEN([.B61])-FIND(&quot;6&quot;;[.B61];1)));                                                                                         RIGHT([.B61];LEN([.B61])-FIND(&quot;7&quot;;[.B61];1)));                                                                                         RIGHT([.B61];LEN([.B61])-FIND(&quot;8&quot;;[.B61];1)));                                                                                         RIGHT([.B61];LEN([.B61])-FIND(&quot;9&quot;;[.B61];1)));                                                                                         RIGHT([.B61];LEN([.B61])-FIND(&quot;0&quot;;[.B6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2])))&gt;1;1;0)" office:value-type="float" office:value="0" calcext:value-type="float">
            <text:p>0</text:p>
          </table:table-cell>
          <table:table-cell table:style-name="ce7" table:formula="of:=IF([.E62]=0;IF([.F62]=0;IF(SUMPRODUCT(--ISNUMBER(SEARCH({&quot;VARA&quot;;&quot;HF&quot;;&quot;40M&quot;;&quot;30M&quot;;&quot;20M&quot;;&quot;17M&quot;};[.C62])))&gt;1;1;0);0);0)" office:value-type="float" office:value="0" calcext:value-type="float">
            <text:p>0</text:p>
          </table:table-cell>
          <table:table-cell table:style-name="ce7" table:formula="of:=IF(SUMPRODUCT(--ISNUMBER(SEARCH(&quot;PACTOR&quot;;[.C62])))&gt;0;1;0)" office:value-type="float" office:value="0" calcext:value-type="float">
            <text:p>0</text:p>
          </table:table-cell>
          <table:table-cell table:style-name="ce7" table:formula="of:=IF(SUMPRODUCT(--ISNUMBER(SEARCH(&quot;TELNET&quot;;[.C62])))&gt;0;1;0)" office:value-type="float" office:value="0" calcext:value-type="float">
            <text:p>0</text:p>
          </table:table-cell>
          <table:table-cell table:style-name="ce8" table:formula="of:=IF(ISBLANK([.C62]);0; IF(SUM([.D62:.I6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2];LEN([.B62])-FIND(&quot;0&quot;;[.B62];1));                                                                                         RIGHT([.B62];LEN([.B62])-FIND(&quot;1&quot;;[.B62];1)));                                                                                         RIGHT([.B62];LEN([.B62])-FIND(&quot;2&quot;;[.B62];1)));                                                                                         RIGHT([.B62];LEN([.B62])-FIND(&quot;3&quot;;[.B62];1)));                                                                                         RIGHT([.B62];LEN([.B62])-FIND(&quot;4&quot;;[.B62];1)));                                                                                         RIGHT([.B62];LEN([.B62])-FIND(&quot;5&quot;;[.B62];1)));                                                                                         RIGHT([.B62];LEN([.B62])-FIND(&quot;6&quot;;[.B62];1)));                                                                                         RIGHT([.B62];LEN([.B62])-FIND(&quot;7&quot;;[.B62];1)));                                                                                         RIGHT([.B62];LEN([.B62])-FIND(&quot;8&quot;;[.B62];1)));                                                                                         RIGHT([.B62];LEN([.B62])-FIND(&quot;9&quot;;[.B62];1)));                                                                                         RIGHT([.B62];LEN([.B62])-FIND(&quot;0&quot;;[.B6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3])))&gt;1;1;0)" office:value-type="float" office:value="0" calcext:value-type="float">
            <text:p>0</text:p>
          </table:table-cell>
          <table:table-cell table:style-name="ce7" table:formula="of:=IF([.E63]=0;IF([.F63]=0;IF(SUMPRODUCT(--ISNUMBER(SEARCH({&quot;VARA&quot;;&quot;HF&quot;;&quot;40M&quot;;&quot;30M&quot;;&quot;20M&quot;;&quot;17M&quot;};[.C63])))&gt;1;1;0);0);0)" office:value-type="float" office:value="0" calcext:value-type="float">
            <text:p>0</text:p>
          </table:table-cell>
          <table:table-cell table:style-name="ce7" table:formula="of:=IF(SUMPRODUCT(--ISNUMBER(SEARCH(&quot;PACTOR&quot;;[.C63])))&gt;0;1;0)" office:value-type="float" office:value="0" calcext:value-type="float">
            <text:p>0</text:p>
          </table:table-cell>
          <table:table-cell table:style-name="ce7" table:formula="of:=IF(SUMPRODUCT(--ISNUMBER(SEARCH(&quot;TELNET&quot;;[.C63])))&gt;0;1;0)" office:value-type="float" office:value="0" calcext:value-type="float">
            <text:p>0</text:p>
          </table:table-cell>
          <table:table-cell table:style-name="ce8" table:formula="of:=IF(ISBLANK([.C63]);0; IF(SUM([.D63:.I6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3];LEN([.B63])-FIND(&quot;0&quot;;[.B63];1));                                                                                         RIGHT([.B63];LEN([.B63])-FIND(&quot;1&quot;;[.B63];1)));                                                                                         RIGHT([.B63];LEN([.B63])-FIND(&quot;2&quot;;[.B63];1)));                                                                                         RIGHT([.B63];LEN([.B63])-FIND(&quot;3&quot;;[.B63];1)));                                                                                         RIGHT([.B63];LEN([.B63])-FIND(&quot;4&quot;;[.B63];1)));                                                                                         RIGHT([.B63];LEN([.B63])-FIND(&quot;5&quot;;[.B63];1)));                                                                                         RIGHT([.B63];LEN([.B63])-FIND(&quot;6&quot;;[.B63];1)));                                                                                         RIGHT([.B63];LEN([.B63])-FIND(&quot;7&quot;;[.B63];1)));                                                                                         RIGHT([.B63];LEN([.B63])-FIND(&quot;8&quot;;[.B63];1)));                                                                                         RIGHT([.B63];LEN([.B63])-FIND(&quot;9&quot;;[.B63];1)));                                                                                         RIGHT([.B63];LEN([.B63])-FIND(&quot;0&quot;;[.B6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4])))&gt;1;1;0)" office:value-type="float" office:value="0" calcext:value-type="float">
            <text:p>0</text:p>
          </table:table-cell>
          <table:table-cell table:style-name="ce7" table:formula="of:=IF([.E64]=0;IF([.F64]=0;IF(SUMPRODUCT(--ISNUMBER(SEARCH({&quot;VARA&quot;;&quot;HF&quot;;&quot;40M&quot;;&quot;30M&quot;;&quot;20M&quot;;&quot;17M&quot;};[.C64])))&gt;1;1;0);0);0)" office:value-type="float" office:value="0" calcext:value-type="float">
            <text:p>0</text:p>
          </table:table-cell>
          <table:table-cell table:style-name="ce7" table:formula="of:=IF(SUMPRODUCT(--ISNUMBER(SEARCH(&quot;PACTOR&quot;;[.C64])))&gt;0;1;0)" office:value-type="float" office:value="0" calcext:value-type="float">
            <text:p>0</text:p>
          </table:table-cell>
          <table:table-cell table:style-name="ce7" table:formula="of:=IF(SUMPRODUCT(--ISNUMBER(SEARCH(&quot;TELNET&quot;;[.C64])))&gt;0;1;0)" office:value-type="float" office:value="0" calcext:value-type="float">
            <text:p>0</text:p>
          </table:table-cell>
          <table:table-cell table:style-name="ce8" table:formula="of:=IF(ISBLANK([.C64]);0; IF(SUM([.D64:.I6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4];LEN([.B64])-FIND(&quot;0&quot;;[.B64];1));                                                                                         RIGHT([.B64];LEN([.B64])-FIND(&quot;1&quot;;[.B64];1)));                                                                                         RIGHT([.B64];LEN([.B64])-FIND(&quot;2&quot;;[.B64];1)));                                                                                         RIGHT([.B64];LEN([.B64])-FIND(&quot;3&quot;;[.B64];1)));                                                                                         RIGHT([.B64];LEN([.B64])-FIND(&quot;4&quot;;[.B64];1)));                                                                                         RIGHT([.B64];LEN([.B64])-FIND(&quot;5&quot;;[.B64];1)));                                                                                         RIGHT([.B64];LEN([.B64])-FIND(&quot;6&quot;;[.B64];1)));                                                                                         RIGHT([.B64];LEN([.B64])-FIND(&quot;7&quot;;[.B64];1)));                                                                                         RIGHT([.B64];LEN([.B64])-FIND(&quot;8&quot;;[.B64];1)));                                                                                         RIGHT([.B64];LEN([.B64])-FIND(&quot;9&quot;;[.B64];1)));                                                                                         RIGHT([.B64];LEN([.B64])-FIND(&quot;0&quot;;[.B6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5])))&gt;1;1;0)" office:value-type="float" office:value="0" calcext:value-type="float">
            <text:p>0</text:p>
          </table:table-cell>
          <table:table-cell table:style-name="ce7" table:formula="of:=IF([.E65]=0;IF([.F65]=0;IF(SUMPRODUCT(--ISNUMBER(SEARCH({&quot;VARA&quot;;&quot;HF&quot;;&quot;40M&quot;;&quot;30M&quot;;&quot;20M&quot;;&quot;17M&quot;};[.C65])))&gt;1;1;0);0);0)" office:value-type="float" office:value="0" calcext:value-type="float">
            <text:p>0</text:p>
          </table:table-cell>
          <table:table-cell table:style-name="ce7" table:formula="of:=IF(SUMPRODUCT(--ISNUMBER(SEARCH(&quot;PACTOR&quot;;[.C65])))&gt;0;1;0)" office:value-type="float" office:value="0" calcext:value-type="float">
            <text:p>0</text:p>
          </table:table-cell>
          <table:table-cell table:style-name="ce7" table:formula="of:=IF(SUMPRODUCT(--ISNUMBER(SEARCH(&quot;TELNET&quot;;[.C65])))&gt;0;1;0)" office:value-type="float" office:value="0" calcext:value-type="float">
            <text:p>0</text:p>
          </table:table-cell>
          <table:table-cell table:style-name="ce8" table:formula="of:=IF(ISBLANK([.C65]);0; IF(SUM([.D65:.I6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5];LEN([.B65])-FIND(&quot;0&quot;;[.B65];1));                                                                                         RIGHT([.B65];LEN([.B65])-FIND(&quot;1&quot;;[.B65];1)));                                                                                         RIGHT([.B65];LEN([.B65])-FIND(&quot;2&quot;;[.B65];1)));                                                                                         RIGHT([.B65];LEN([.B65])-FIND(&quot;3&quot;;[.B65];1)));                                                                                         RIGHT([.B65];LEN([.B65])-FIND(&quot;4&quot;;[.B65];1)));                                                                                         RIGHT([.B65];LEN([.B65])-FIND(&quot;5&quot;;[.B65];1)));                                                                                         RIGHT([.B65];LEN([.B65])-FIND(&quot;6&quot;;[.B65];1)));                                                                                         RIGHT([.B65];LEN([.B65])-FIND(&quot;7&quot;;[.B65];1)));                                                                                         RIGHT([.B65];LEN([.B65])-FIND(&quot;8&quot;;[.B65];1)));                                                                                         RIGHT([.B65];LEN([.B65])-FIND(&quot;9&quot;;[.B65];1)));                                                                                         RIGHT([.B65];LEN([.B65])-FIND(&quot;0&quot;;[.B6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6])))&gt;1;1;0)" office:value-type="float" office:value="0" calcext:value-type="float">
            <text:p>0</text:p>
          </table:table-cell>
          <table:table-cell table:style-name="ce7" table:formula="of:=IF([.E66]=0;IF([.F66]=0;IF(SUMPRODUCT(--ISNUMBER(SEARCH({&quot;VARA&quot;;&quot;HF&quot;;&quot;40M&quot;;&quot;30M&quot;;&quot;20M&quot;;&quot;17M&quot;};[.C66])))&gt;1;1;0);0);0)" office:value-type="float" office:value="0" calcext:value-type="float">
            <text:p>0</text:p>
          </table:table-cell>
          <table:table-cell table:style-name="ce7" table:formula="of:=IF(SUMPRODUCT(--ISNUMBER(SEARCH(&quot;PACTOR&quot;;[.C66])))&gt;0;1;0)" office:value-type="float" office:value="0" calcext:value-type="float">
            <text:p>0</text:p>
          </table:table-cell>
          <table:table-cell table:style-name="ce7" table:formula="of:=IF(SUMPRODUCT(--ISNUMBER(SEARCH(&quot;TELNET&quot;;[.C66])))&gt;0;1;0)" office:value-type="float" office:value="0" calcext:value-type="float">
            <text:p>0</text:p>
          </table:table-cell>
          <table:table-cell table:style-name="ce8" table:formula="of:=IF(ISBLANK([.C66]);0; IF(SUM([.D66:.I6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6];LEN([.B66])-FIND(&quot;0&quot;;[.B66];1));                                                                                         RIGHT([.B66];LEN([.B66])-FIND(&quot;1&quot;;[.B66];1)));                                                                                         RIGHT([.B66];LEN([.B66])-FIND(&quot;2&quot;;[.B66];1)));                                                                                         RIGHT([.B66];LEN([.B66])-FIND(&quot;3&quot;;[.B66];1)));                                                                                         RIGHT([.B66];LEN([.B66])-FIND(&quot;4&quot;;[.B66];1)));                                                                                         RIGHT([.B66];LEN([.B66])-FIND(&quot;5&quot;;[.B66];1)));                                                                                         RIGHT([.B66];LEN([.B66])-FIND(&quot;6&quot;;[.B66];1)));                                                                                         RIGHT([.B66];LEN([.B66])-FIND(&quot;7&quot;;[.B66];1)));                                                                                         RIGHT([.B66];LEN([.B66])-FIND(&quot;8&quot;;[.B66];1)));                                                                                         RIGHT([.B66];LEN([.B66])-FIND(&quot;9&quot;;[.B66];1)));                                                                                         RIGHT([.B66];LEN([.B66])-FIND(&quot;0&quot;;[.B6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7])))&gt;1;1;0)" office:value-type="float" office:value="0" calcext:value-type="float">
            <text:p>0</text:p>
          </table:table-cell>
          <table:table-cell table:style-name="ce7" table:formula="of:=IF([.E67]=0;IF([.F67]=0;IF(SUMPRODUCT(--ISNUMBER(SEARCH({&quot;VARA&quot;;&quot;HF&quot;;&quot;40M&quot;;&quot;30M&quot;;&quot;20M&quot;;&quot;17M&quot;};[.C67])))&gt;1;1;0);0);0)" office:value-type="float" office:value="0" calcext:value-type="float">
            <text:p>0</text:p>
          </table:table-cell>
          <table:table-cell table:style-name="ce7" table:formula="of:=IF(SUMPRODUCT(--ISNUMBER(SEARCH(&quot;PACTOR&quot;;[.C67])))&gt;0;1;0)" office:value-type="float" office:value="0" calcext:value-type="float">
            <text:p>0</text:p>
          </table:table-cell>
          <table:table-cell table:style-name="ce7" table:formula="of:=IF(SUMPRODUCT(--ISNUMBER(SEARCH(&quot;TELNET&quot;;[.C67])))&gt;0;1;0)" office:value-type="float" office:value="0" calcext:value-type="float">
            <text:p>0</text:p>
          </table:table-cell>
          <table:table-cell table:style-name="ce8" table:formula="of:=IF(ISBLANK([.C67]);0; IF(SUM([.D67:.I6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7];LEN([.B67])-FIND(&quot;0&quot;;[.B67];1));                                                                                         RIGHT([.B67];LEN([.B67])-FIND(&quot;1&quot;;[.B67];1)));                                                                                         RIGHT([.B67];LEN([.B67])-FIND(&quot;2&quot;;[.B67];1)));                                                                                         RIGHT([.B67];LEN([.B67])-FIND(&quot;3&quot;;[.B67];1)));                                                                                         RIGHT([.B67];LEN([.B67])-FIND(&quot;4&quot;;[.B67];1)));                                                                                         RIGHT([.B67];LEN([.B67])-FIND(&quot;5&quot;;[.B67];1)));                                                                                         RIGHT([.B67];LEN([.B67])-FIND(&quot;6&quot;;[.B67];1)));                                                                                         RIGHT([.B67];LEN([.B67])-FIND(&quot;7&quot;;[.B67];1)));                                                                                         RIGHT([.B67];LEN([.B67])-FIND(&quot;8&quot;;[.B67];1)));                                                                                         RIGHT([.B67];LEN([.B67])-FIND(&quot;9&quot;;[.B67];1)));                                                                                         RIGHT([.B67];LEN([.B67])-FIND(&quot;0&quot;;[.B6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8])))&gt;1;1;0)" office:value-type="float" office:value="0" calcext:value-type="float">
            <text:p>0</text:p>
          </table:table-cell>
          <table:table-cell table:style-name="ce7" table:formula="of:=IF([.E68]=0;IF([.F68]=0;IF(SUMPRODUCT(--ISNUMBER(SEARCH({&quot;VARA&quot;;&quot;HF&quot;;&quot;40M&quot;;&quot;30M&quot;;&quot;20M&quot;;&quot;17M&quot;};[.C68])))&gt;1;1;0);0);0)" office:value-type="float" office:value="0" calcext:value-type="float">
            <text:p>0</text:p>
          </table:table-cell>
          <table:table-cell table:style-name="ce7" table:formula="of:=IF(SUMPRODUCT(--ISNUMBER(SEARCH(&quot;PACTOR&quot;;[.C68])))&gt;0;1;0)" office:value-type="float" office:value="0" calcext:value-type="float">
            <text:p>0</text:p>
          </table:table-cell>
          <table:table-cell table:style-name="ce7" table:formula="of:=IF(SUMPRODUCT(--ISNUMBER(SEARCH(&quot;TELNET&quot;;[.C68])))&gt;0;1;0)" office:value-type="float" office:value="0" calcext:value-type="float">
            <text:p>0</text:p>
          </table:table-cell>
          <table:table-cell table:style-name="ce8" table:formula="of:=IF(ISBLANK([.C68]);0; IF(SUM([.D68:.I6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8];LEN([.B68])-FIND(&quot;0&quot;;[.B68];1));                                                                                         RIGHT([.B68];LEN([.B68])-FIND(&quot;1&quot;;[.B68];1)));                                                                                         RIGHT([.B68];LEN([.B68])-FIND(&quot;2&quot;;[.B68];1)));                                                                                         RIGHT([.B68];LEN([.B68])-FIND(&quot;3&quot;;[.B68];1)));                                                                                         RIGHT([.B68];LEN([.B68])-FIND(&quot;4&quot;;[.B68];1)));                                                                                         RIGHT([.B68];LEN([.B68])-FIND(&quot;5&quot;;[.B68];1)));                                                                                         RIGHT([.B68];LEN([.B68])-FIND(&quot;6&quot;;[.B68];1)));                                                                                         RIGHT([.B68];LEN([.B68])-FIND(&quot;7&quot;;[.B68];1)));                                                                                         RIGHT([.B68];LEN([.B68])-FIND(&quot;8&quot;;[.B68];1)));                                                                                         RIGHT([.B68];LEN([.B68])-FIND(&quot;9&quot;;[.B68];1)));                                                                                         RIGHT([.B68];LEN([.B68])-FIND(&quot;0&quot;;[.B6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6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6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69])))&gt;1;1;0)" office:value-type="float" office:value="0" calcext:value-type="float">
            <text:p>0</text:p>
          </table:table-cell>
          <table:table-cell table:style-name="ce7" table:formula="of:=IF([.E69]=0;IF([.F69]=0;IF(SUMPRODUCT(--ISNUMBER(SEARCH({&quot;VARA&quot;;&quot;HF&quot;;&quot;40M&quot;;&quot;30M&quot;;&quot;20M&quot;;&quot;17M&quot;};[.C69])))&gt;1;1;0);0);0)" office:value-type="float" office:value="0" calcext:value-type="float">
            <text:p>0</text:p>
          </table:table-cell>
          <table:table-cell table:style-name="ce7" table:formula="of:=IF(SUMPRODUCT(--ISNUMBER(SEARCH(&quot;PACTOR&quot;;[.C69])))&gt;0;1;0)" office:value-type="float" office:value="0" calcext:value-type="float">
            <text:p>0</text:p>
          </table:table-cell>
          <table:table-cell table:style-name="ce7" table:formula="of:=IF(SUMPRODUCT(--ISNUMBER(SEARCH(&quot;TELNET&quot;;[.C69])))&gt;0;1;0)" office:value-type="float" office:value="0" calcext:value-type="float">
            <text:p>0</text:p>
          </table:table-cell>
          <table:table-cell table:style-name="ce8" table:formula="of:=IF(ISBLANK([.C69]);0; IF(SUM([.D69:.I6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69];LEN([.B69])-FIND(&quot;0&quot;;[.B69];1));                                                                                         RIGHT([.B69];LEN([.B69])-FIND(&quot;1&quot;;[.B69];1)));                                                                                         RIGHT([.B69];LEN([.B69])-FIND(&quot;2&quot;;[.B69];1)));                                                                                         RIGHT([.B69];LEN([.B69])-FIND(&quot;3&quot;;[.B69];1)));                                                                                         RIGHT([.B69];LEN([.B69])-FIND(&quot;4&quot;;[.B69];1)));                                                                                         RIGHT([.B69];LEN([.B69])-FIND(&quot;5&quot;;[.B69];1)));                                                                                         RIGHT([.B69];LEN([.B69])-FIND(&quot;6&quot;;[.B69];1)));                                                                                         RIGHT([.B69];LEN([.B69])-FIND(&quot;7&quot;;[.B69];1)));                                                                                         RIGHT([.B69];LEN([.B69])-FIND(&quot;8&quot;;[.B69];1)));                                                                                         RIGHT([.B69];LEN([.B69])-FIND(&quot;9&quot;;[.B69];1)));                                                                                         RIGHT([.B69];LEN([.B69])-FIND(&quot;0&quot;;[.B6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0])))&gt;1;1;0)" office:value-type="float" office:value="0" calcext:value-type="float">
            <text:p>0</text:p>
          </table:table-cell>
          <table:table-cell table:style-name="ce7" table:formula="of:=IF([.E70]=0;IF([.F70]=0;IF(SUMPRODUCT(--ISNUMBER(SEARCH({&quot;VARA&quot;;&quot;HF&quot;;&quot;40M&quot;;&quot;30M&quot;;&quot;20M&quot;;&quot;17M&quot;};[.C70])))&gt;1;1;0);0);0)" office:value-type="float" office:value="0" calcext:value-type="float">
            <text:p>0</text:p>
          </table:table-cell>
          <table:table-cell table:style-name="ce7" table:formula="of:=IF(SUMPRODUCT(--ISNUMBER(SEARCH(&quot;PACTOR&quot;;[.C70])))&gt;0;1;0)" office:value-type="float" office:value="0" calcext:value-type="float">
            <text:p>0</text:p>
          </table:table-cell>
          <table:table-cell table:style-name="ce7" table:formula="of:=IF(SUMPRODUCT(--ISNUMBER(SEARCH(&quot;TELNET&quot;;[.C70])))&gt;0;1;0)" office:value-type="float" office:value="0" calcext:value-type="float">
            <text:p>0</text:p>
          </table:table-cell>
          <table:table-cell table:style-name="ce8" table:formula="of:=IF(ISBLANK([.C70]);0; IF(SUM([.D70:.I7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0];LEN([.B70])-FIND(&quot;0&quot;;[.B70];1));                                                                                         RIGHT([.B70];LEN([.B70])-FIND(&quot;1&quot;;[.B70];1)));                                                                                         RIGHT([.B70];LEN([.B70])-FIND(&quot;2&quot;;[.B70];1)));                                                                                         RIGHT([.B70];LEN([.B70])-FIND(&quot;3&quot;;[.B70];1)));                                                                                         RIGHT([.B70];LEN([.B70])-FIND(&quot;4&quot;;[.B70];1)));                                                                                         RIGHT([.B70];LEN([.B70])-FIND(&quot;5&quot;;[.B70];1)));                                                                                         RIGHT([.B70];LEN([.B70])-FIND(&quot;6&quot;;[.B70];1)));                                                                                         RIGHT([.B70];LEN([.B70])-FIND(&quot;7&quot;;[.B70];1)));                                                                                         RIGHT([.B70];LEN([.B70])-FIND(&quot;8&quot;;[.B70];1)));                                                                                         RIGHT([.B70];LEN([.B70])-FIND(&quot;9&quot;;[.B70];1)));                                                                                         RIGHT([.B70];LEN([.B70])-FIND(&quot;0&quot;;[.B7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1])))&gt;1;1;0)" office:value-type="float" office:value="0" calcext:value-type="float">
            <text:p>0</text:p>
          </table:table-cell>
          <table:table-cell table:style-name="ce7" table:formula="of:=IF([.E71]=0;IF([.F71]=0;IF(SUMPRODUCT(--ISNUMBER(SEARCH({&quot;VARA&quot;;&quot;HF&quot;;&quot;40M&quot;;&quot;30M&quot;;&quot;20M&quot;;&quot;17M&quot;};[.C71])))&gt;1;1;0);0);0)" office:value-type="float" office:value="0" calcext:value-type="float">
            <text:p>0</text:p>
          </table:table-cell>
          <table:table-cell table:style-name="ce7" table:formula="of:=IF(SUMPRODUCT(--ISNUMBER(SEARCH(&quot;PACTOR&quot;;[.C71])))&gt;0;1;0)" office:value-type="float" office:value="0" calcext:value-type="float">
            <text:p>0</text:p>
          </table:table-cell>
          <table:table-cell table:style-name="ce7" table:formula="of:=IF(SUMPRODUCT(--ISNUMBER(SEARCH(&quot;TELNET&quot;;[.C71])))&gt;0;1;0)" office:value-type="float" office:value="0" calcext:value-type="float">
            <text:p>0</text:p>
          </table:table-cell>
          <table:table-cell table:style-name="ce8" table:formula="of:=IF(ISBLANK([.C71]);0; IF(SUM([.D71:.I7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1];LEN([.B71])-FIND(&quot;0&quot;;[.B71];1));                                                                                         RIGHT([.B71];LEN([.B71])-FIND(&quot;1&quot;;[.B71];1)));                                                                                         RIGHT([.B71];LEN([.B71])-FIND(&quot;2&quot;;[.B71];1)));                                                                                         RIGHT([.B71];LEN([.B71])-FIND(&quot;3&quot;;[.B71];1)));                                                                                         RIGHT([.B71];LEN([.B71])-FIND(&quot;4&quot;;[.B71];1)));                                                                                         RIGHT([.B71];LEN([.B71])-FIND(&quot;5&quot;;[.B71];1)));                                                                                         RIGHT([.B71];LEN([.B71])-FIND(&quot;6&quot;;[.B71];1)));                                                                                         RIGHT([.B71];LEN([.B71])-FIND(&quot;7&quot;;[.B71];1)));                                                                                         RIGHT([.B71];LEN([.B71])-FIND(&quot;8&quot;;[.B71];1)));                                                                                         RIGHT([.B71];LEN([.B71])-FIND(&quot;9&quot;;[.B71];1)));                                                                                         RIGHT([.B71];LEN([.B71])-FIND(&quot;0&quot;;[.B7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2])))&gt;1;1;0)" office:value-type="float" office:value="0" calcext:value-type="float">
            <text:p>0</text:p>
          </table:table-cell>
          <table:table-cell table:style-name="ce7" table:formula="of:=IF([.E72]=0;IF([.F72]=0;IF(SUMPRODUCT(--ISNUMBER(SEARCH({&quot;VARA&quot;;&quot;HF&quot;;&quot;40M&quot;;&quot;30M&quot;;&quot;20M&quot;;&quot;17M&quot;};[.C72])))&gt;1;1;0);0);0)" office:value-type="float" office:value="0" calcext:value-type="float">
            <text:p>0</text:p>
          </table:table-cell>
          <table:table-cell table:style-name="ce7" table:formula="of:=IF(SUMPRODUCT(--ISNUMBER(SEARCH(&quot;PACTOR&quot;;[.C72])))&gt;0;1;0)" office:value-type="float" office:value="0" calcext:value-type="float">
            <text:p>0</text:p>
          </table:table-cell>
          <table:table-cell table:style-name="ce7" table:formula="of:=IF(SUMPRODUCT(--ISNUMBER(SEARCH(&quot;TELNET&quot;;[.C72])))&gt;0;1;0)" office:value-type="float" office:value="0" calcext:value-type="float">
            <text:p>0</text:p>
          </table:table-cell>
          <table:table-cell table:style-name="ce8" table:formula="of:=IF(ISBLANK([.C72]);0; IF(SUM([.D72:.I7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2];LEN([.B72])-FIND(&quot;0&quot;;[.B72];1));                                                                                         RIGHT([.B72];LEN([.B72])-FIND(&quot;1&quot;;[.B72];1)));                                                                                         RIGHT([.B72];LEN([.B72])-FIND(&quot;2&quot;;[.B72];1)));                                                                                         RIGHT([.B72];LEN([.B72])-FIND(&quot;3&quot;;[.B72];1)));                                                                                         RIGHT([.B72];LEN([.B72])-FIND(&quot;4&quot;;[.B72];1)));                                                                                         RIGHT([.B72];LEN([.B72])-FIND(&quot;5&quot;;[.B72];1)));                                                                                         RIGHT([.B72];LEN([.B72])-FIND(&quot;6&quot;;[.B72];1)));                                                                                         RIGHT([.B72];LEN([.B72])-FIND(&quot;7&quot;;[.B72];1)));                                                                                         RIGHT([.B72];LEN([.B72])-FIND(&quot;8&quot;;[.B72];1)));                                                                                         RIGHT([.B72];LEN([.B72])-FIND(&quot;9&quot;;[.B72];1)));                                                                                         RIGHT([.B72];LEN([.B72])-FIND(&quot;0&quot;;[.B7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3])))&gt;1;1;0)" office:value-type="float" office:value="0" calcext:value-type="float">
            <text:p>0</text:p>
          </table:table-cell>
          <table:table-cell table:style-name="ce7" table:formula="of:=IF([.E73]=0;IF([.F73]=0;IF(SUMPRODUCT(--ISNUMBER(SEARCH({&quot;VARA&quot;;&quot;HF&quot;;&quot;40M&quot;;&quot;30M&quot;;&quot;20M&quot;;&quot;17M&quot;};[.C73])))&gt;1;1;0);0);0)" office:value-type="float" office:value="0" calcext:value-type="float">
            <text:p>0</text:p>
          </table:table-cell>
          <table:table-cell table:style-name="ce7" table:formula="of:=IF(SUMPRODUCT(--ISNUMBER(SEARCH(&quot;PACTOR&quot;;[.C73])))&gt;0;1;0)" office:value-type="float" office:value="0" calcext:value-type="float">
            <text:p>0</text:p>
          </table:table-cell>
          <table:table-cell table:style-name="ce7" table:formula="of:=IF(SUMPRODUCT(--ISNUMBER(SEARCH(&quot;TELNET&quot;;[.C73])))&gt;0;1;0)" office:value-type="float" office:value="0" calcext:value-type="float">
            <text:p>0</text:p>
          </table:table-cell>
          <table:table-cell table:style-name="ce8" table:formula="of:=IF(ISBLANK([.C73]);0; IF(SUM([.D73:.I7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3];LEN([.B73])-FIND(&quot;0&quot;;[.B73];1));                                                                                         RIGHT([.B73];LEN([.B73])-FIND(&quot;1&quot;;[.B73];1)));                                                                                         RIGHT([.B73];LEN([.B73])-FIND(&quot;2&quot;;[.B73];1)));                                                                                         RIGHT([.B73];LEN([.B73])-FIND(&quot;3&quot;;[.B73];1)));                                                                                         RIGHT([.B73];LEN([.B73])-FIND(&quot;4&quot;;[.B73];1)));                                                                                         RIGHT([.B73];LEN([.B73])-FIND(&quot;5&quot;;[.B73];1)));                                                                                         RIGHT([.B73];LEN([.B73])-FIND(&quot;6&quot;;[.B73];1)));                                                                                         RIGHT([.B73];LEN([.B73])-FIND(&quot;7&quot;;[.B73];1)));                                                                                         RIGHT([.B73];LEN([.B73])-FIND(&quot;8&quot;;[.B73];1)));                                                                                         RIGHT([.B73];LEN([.B73])-FIND(&quot;9&quot;;[.B73];1)));                                                                                         RIGHT([.B73];LEN([.B73])-FIND(&quot;0&quot;;[.B7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4])))&gt;1;1;0)" office:value-type="float" office:value="0" calcext:value-type="float">
            <text:p>0</text:p>
          </table:table-cell>
          <table:table-cell table:style-name="ce7" table:formula="of:=IF([.E74]=0;IF([.F74]=0;IF(SUMPRODUCT(--ISNUMBER(SEARCH({&quot;VARA&quot;;&quot;HF&quot;;&quot;40M&quot;;&quot;30M&quot;;&quot;20M&quot;;&quot;17M&quot;};[.C74])))&gt;1;1;0);0);0)" office:value-type="float" office:value="0" calcext:value-type="float">
            <text:p>0</text:p>
          </table:table-cell>
          <table:table-cell table:style-name="ce7" table:formula="of:=IF(SUMPRODUCT(--ISNUMBER(SEARCH(&quot;PACTOR&quot;;[.C74])))&gt;0;1;0)" office:value-type="float" office:value="0" calcext:value-type="float">
            <text:p>0</text:p>
          </table:table-cell>
          <table:table-cell table:style-name="ce7" table:formula="of:=IF(SUMPRODUCT(--ISNUMBER(SEARCH(&quot;TELNET&quot;;[.C74])))&gt;0;1;0)" office:value-type="float" office:value="0" calcext:value-type="float">
            <text:p>0</text:p>
          </table:table-cell>
          <table:table-cell table:style-name="ce8" table:formula="of:=IF(ISBLANK([.C74]);0; IF(SUM([.D74:.I7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4];LEN([.B74])-FIND(&quot;0&quot;;[.B74];1));                                                                                         RIGHT([.B74];LEN([.B74])-FIND(&quot;1&quot;;[.B74];1)));                                                                                         RIGHT([.B74];LEN([.B74])-FIND(&quot;2&quot;;[.B74];1)));                                                                                         RIGHT([.B74];LEN([.B74])-FIND(&quot;3&quot;;[.B74];1)));                                                                                         RIGHT([.B74];LEN([.B74])-FIND(&quot;4&quot;;[.B74];1)));                                                                                         RIGHT([.B74];LEN([.B74])-FIND(&quot;5&quot;;[.B74];1)));                                                                                         RIGHT([.B74];LEN([.B74])-FIND(&quot;6&quot;;[.B74];1)));                                                                                         RIGHT([.B74];LEN([.B74])-FIND(&quot;7&quot;;[.B74];1)));                                                                                         RIGHT([.B74];LEN([.B74])-FIND(&quot;8&quot;;[.B74];1)));                                                                                         RIGHT([.B74];LEN([.B74])-FIND(&quot;9&quot;;[.B74];1)));                                                                                         RIGHT([.B74];LEN([.B74])-FIND(&quot;0&quot;;[.B7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5])))&gt;1;1;0)" office:value-type="float" office:value="0" calcext:value-type="float">
            <text:p>0</text:p>
          </table:table-cell>
          <table:table-cell table:style-name="ce7" table:formula="of:=IF([.E75]=0;IF([.F75]=0;IF(SUMPRODUCT(--ISNUMBER(SEARCH({&quot;VARA&quot;;&quot;HF&quot;;&quot;40M&quot;;&quot;30M&quot;;&quot;20M&quot;;&quot;17M&quot;};[.C75])))&gt;1;1;0);0);0)" office:value-type="float" office:value="0" calcext:value-type="float">
            <text:p>0</text:p>
          </table:table-cell>
          <table:table-cell table:style-name="ce7" table:formula="of:=IF(SUMPRODUCT(--ISNUMBER(SEARCH(&quot;PACTOR&quot;;[.C75])))&gt;0;1;0)" office:value-type="float" office:value="0" calcext:value-type="float">
            <text:p>0</text:p>
          </table:table-cell>
          <table:table-cell table:style-name="ce7" table:formula="of:=IF(SUMPRODUCT(--ISNUMBER(SEARCH(&quot;TELNET&quot;;[.C75])))&gt;0;1;0)" office:value-type="float" office:value="0" calcext:value-type="float">
            <text:p>0</text:p>
          </table:table-cell>
          <table:table-cell table:style-name="ce8" table:formula="of:=IF(ISBLANK([.C75]);0; IF(SUM([.D75:.I7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5];LEN([.B75])-FIND(&quot;0&quot;;[.B75];1));                                                                                         RIGHT([.B75];LEN([.B75])-FIND(&quot;1&quot;;[.B75];1)));                                                                                         RIGHT([.B75];LEN([.B75])-FIND(&quot;2&quot;;[.B75];1)));                                                                                         RIGHT([.B75];LEN([.B75])-FIND(&quot;3&quot;;[.B75];1)));                                                                                         RIGHT([.B75];LEN([.B75])-FIND(&quot;4&quot;;[.B75];1)));                                                                                         RIGHT([.B75];LEN([.B75])-FIND(&quot;5&quot;;[.B75];1)));                                                                                         RIGHT([.B75];LEN([.B75])-FIND(&quot;6&quot;;[.B75];1)));                                                                                         RIGHT([.B75];LEN([.B75])-FIND(&quot;7&quot;;[.B75];1)));                                                                                         RIGHT([.B75];LEN([.B75])-FIND(&quot;8&quot;;[.B75];1)));                                                                                         RIGHT([.B75];LEN([.B75])-FIND(&quot;9&quot;;[.B75];1)));                                                                                         RIGHT([.B75];LEN([.B75])-FIND(&quot;0&quot;;[.B7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6])))&gt;1;1;0)" office:value-type="float" office:value="0" calcext:value-type="float">
            <text:p>0</text:p>
          </table:table-cell>
          <table:table-cell table:style-name="ce7" table:formula="of:=IF([.E76]=0;IF([.F76]=0;IF(SUMPRODUCT(--ISNUMBER(SEARCH({&quot;VARA&quot;;&quot;HF&quot;;&quot;40M&quot;;&quot;30M&quot;;&quot;20M&quot;;&quot;17M&quot;};[.C76])))&gt;1;1;0);0);0)" office:value-type="float" office:value="0" calcext:value-type="float">
            <text:p>0</text:p>
          </table:table-cell>
          <table:table-cell table:style-name="ce7" table:formula="of:=IF(SUMPRODUCT(--ISNUMBER(SEARCH(&quot;PACTOR&quot;;[.C76])))&gt;0;1;0)" office:value-type="float" office:value="0" calcext:value-type="float">
            <text:p>0</text:p>
          </table:table-cell>
          <table:table-cell table:style-name="ce7" table:formula="of:=IF(SUMPRODUCT(--ISNUMBER(SEARCH(&quot;TELNET&quot;;[.C76])))&gt;0;1;0)" office:value-type="float" office:value="0" calcext:value-type="float">
            <text:p>0</text:p>
          </table:table-cell>
          <table:table-cell table:style-name="ce8" table:formula="of:=IF(ISBLANK([.C76]);0; IF(SUM([.D76:.I7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6];LEN([.B76])-FIND(&quot;0&quot;;[.B76];1));                                                                                         RIGHT([.B76];LEN([.B76])-FIND(&quot;1&quot;;[.B76];1)));                                                                                         RIGHT([.B76];LEN([.B76])-FIND(&quot;2&quot;;[.B76];1)));                                                                                         RIGHT([.B76];LEN([.B76])-FIND(&quot;3&quot;;[.B76];1)));                                                                                         RIGHT([.B76];LEN([.B76])-FIND(&quot;4&quot;;[.B76];1)));                                                                                         RIGHT([.B76];LEN([.B76])-FIND(&quot;5&quot;;[.B76];1)));                                                                                         RIGHT([.B76];LEN([.B76])-FIND(&quot;6&quot;;[.B76];1)));                                                                                         RIGHT([.B76];LEN([.B76])-FIND(&quot;7&quot;;[.B76];1)));                                                                                         RIGHT([.B76];LEN([.B76])-FIND(&quot;8&quot;;[.B76];1)));                                                                                         RIGHT([.B76];LEN([.B76])-FIND(&quot;9&quot;;[.B76];1)));                                                                                         RIGHT([.B76];LEN([.B76])-FIND(&quot;0&quot;;[.B7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7])))&gt;1;1;0)" office:value-type="float" office:value="0" calcext:value-type="float">
            <text:p>0</text:p>
          </table:table-cell>
          <table:table-cell table:style-name="ce7" table:formula="of:=IF([.E77]=0;IF([.F77]=0;IF(SUMPRODUCT(--ISNUMBER(SEARCH({&quot;VARA&quot;;&quot;HF&quot;;&quot;40M&quot;;&quot;30M&quot;;&quot;20M&quot;;&quot;17M&quot;};[.C77])))&gt;1;1;0);0);0)" office:value-type="float" office:value="0" calcext:value-type="float">
            <text:p>0</text:p>
          </table:table-cell>
          <table:table-cell table:style-name="ce7" table:formula="of:=IF(SUMPRODUCT(--ISNUMBER(SEARCH(&quot;PACTOR&quot;;[.C77])))&gt;0;1;0)" office:value-type="float" office:value="0" calcext:value-type="float">
            <text:p>0</text:p>
          </table:table-cell>
          <table:table-cell table:style-name="ce7" table:formula="of:=IF(SUMPRODUCT(--ISNUMBER(SEARCH(&quot;TELNET&quot;;[.C77])))&gt;0;1;0)" office:value-type="float" office:value="0" calcext:value-type="float">
            <text:p>0</text:p>
          </table:table-cell>
          <table:table-cell table:style-name="ce8" table:formula="of:=IF(ISBLANK([.C77]);0; IF(SUM([.D77:.I7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7];LEN([.B77])-FIND(&quot;0&quot;;[.B77];1));                                                                                         RIGHT([.B77];LEN([.B77])-FIND(&quot;1&quot;;[.B77];1)));                                                                                         RIGHT([.B77];LEN([.B77])-FIND(&quot;2&quot;;[.B77];1)));                                                                                         RIGHT([.B77];LEN([.B77])-FIND(&quot;3&quot;;[.B77];1)));                                                                                         RIGHT([.B77];LEN([.B77])-FIND(&quot;4&quot;;[.B77];1)));                                                                                         RIGHT([.B77];LEN([.B77])-FIND(&quot;5&quot;;[.B77];1)));                                                                                         RIGHT([.B77];LEN([.B77])-FIND(&quot;6&quot;;[.B77];1)));                                                                                         RIGHT([.B77];LEN([.B77])-FIND(&quot;7&quot;;[.B77];1)));                                                                                         RIGHT([.B77];LEN([.B77])-FIND(&quot;8&quot;;[.B77];1)));                                                                                         RIGHT([.B77];LEN([.B77])-FIND(&quot;9&quot;;[.B77];1)));                                                                                         RIGHT([.B77];LEN([.B77])-FIND(&quot;0&quot;;[.B7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8])))&gt;1;1;0)" office:value-type="float" office:value="0" calcext:value-type="float">
            <text:p>0</text:p>
          </table:table-cell>
          <table:table-cell table:style-name="ce7" table:formula="of:=IF([.E78]=0;IF([.F78]=0;IF(SUMPRODUCT(--ISNUMBER(SEARCH({&quot;VARA&quot;;&quot;HF&quot;;&quot;40M&quot;;&quot;30M&quot;;&quot;20M&quot;;&quot;17M&quot;};[.C78])))&gt;1;1;0);0);0)" office:value-type="float" office:value="0" calcext:value-type="float">
            <text:p>0</text:p>
          </table:table-cell>
          <table:table-cell table:style-name="ce7" table:formula="of:=IF(SUMPRODUCT(--ISNUMBER(SEARCH(&quot;PACTOR&quot;;[.C78])))&gt;0;1;0)" office:value-type="float" office:value="0" calcext:value-type="float">
            <text:p>0</text:p>
          </table:table-cell>
          <table:table-cell table:style-name="ce7" table:formula="of:=IF(SUMPRODUCT(--ISNUMBER(SEARCH(&quot;TELNET&quot;;[.C78])))&gt;0;1;0)" office:value-type="float" office:value="0" calcext:value-type="float">
            <text:p>0</text:p>
          </table:table-cell>
          <table:table-cell table:style-name="ce8" table:formula="of:=IF(ISBLANK([.C78]);0; IF(SUM([.D78:.I7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8];LEN([.B78])-FIND(&quot;0&quot;;[.B78];1));                                                                                         RIGHT([.B78];LEN([.B78])-FIND(&quot;1&quot;;[.B78];1)));                                                                                         RIGHT([.B78];LEN([.B78])-FIND(&quot;2&quot;;[.B78];1)));                                                                                         RIGHT([.B78];LEN([.B78])-FIND(&quot;3&quot;;[.B78];1)));                                                                                         RIGHT([.B78];LEN([.B78])-FIND(&quot;4&quot;;[.B78];1)));                                                                                         RIGHT([.B78];LEN([.B78])-FIND(&quot;5&quot;;[.B78];1)));                                                                                         RIGHT([.B78];LEN([.B78])-FIND(&quot;6&quot;;[.B78];1)));                                                                                         RIGHT([.B78];LEN([.B78])-FIND(&quot;7&quot;;[.B78];1)));                                                                                         RIGHT([.B78];LEN([.B78])-FIND(&quot;8&quot;;[.B78];1)));                                                                                         RIGHT([.B78];LEN([.B78])-FIND(&quot;9&quot;;[.B78];1)));                                                                                         RIGHT([.B78];LEN([.B78])-FIND(&quot;0&quot;;[.B7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7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7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79])))&gt;1;1;0)" office:value-type="float" office:value="0" calcext:value-type="float">
            <text:p>0</text:p>
          </table:table-cell>
          <table:table-cell table:style-name="ce7" table:formula="of:=IF([.E79]=0;IF([.F79]=0;IF(SUMPRODUCT(--ISNUMBER(SEARCH({&quot;VARA&quot;;&quot;HF&quot;;&quot;40M&quot;;&quot;30M&quot;;&quot;20M&quot;;&quot;17M&quot;};[.C79])))&gt;1;1;0);0);0)" office:value-type="float" office:value="0" calcext:value-type="float">
            <text:p>0</text:p>
          </table:table-cell>
          <table:table-cell table:style-name="ce7" table:formula="of:=IF(SUMPRODUCT(--ISNUMBER(SEARCH(&quot;PACTOR&quot;;[.C79])))&gt;0;1;0)" office:value-type="float" office:value="0" calcext:value-type="float">
            <text:p>0</text:p>
          </table:table-cell>
          <table:table-cell table:style-name="ce7" table:formula="of:=IF(SUMPRODUCT(--ISNUMBER(SEARCH(&quot;TELNET&quot;;[.C79])))&gt;0;1;0)" office:value-type="float" office:value="0" calcext:value-type="float">
            <text:p>0</text:p>
          </table:table-cell>
          <table:table-cell table:style-name="ce8" table:formula="of:=IF(ISBLANK([.C79]);0; IF(SUM([.D79:.I7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79];LEN([.B79])-FIND(&quot;0&quot;;[.B79];1));                                                                                         RIGHT([.B79];LEN([.B79])-FIND(&quot;1&quot;;[.B79];1)));                                                                                         RIGHT([.B79];LEN([.B79])-FIND(&quot;2&quot;;[.B79];1)));                                                                                         RIGHT([.B79];LEN([.B79])-FIND(&quot;3&quot;;[.B79];1)));                                                                                         RIGHT([.B79];LEN([.B79])-FIND(&quot;4&quot;;[.B79];1)));                                                                                         RIGHT([.B79];LEN([.B79])-FIND(&quot;5&quot;;[.B79];1)));                                                                                         RIGHT([.B79];LEN([.B79])-FIND(&quot;6&quot;;[.B79];1)));                                                                                         RIGHT([.B79];LEN([.B79])-FIND(&quot;7&quot;;[.B79];1)));                                                                                         RIGHT([.B79];LEN([.B79])-FIND(&quot;8&quot;;[.B79];1)));                                                                                         RIGHT([.B79];LEN([.B79])-FIND(&quot;9&quot;;[.B79];1)));                                                                                         RIGHT([.B79];LEN([.B79])-FIND(&quot;0&quot;;[.B7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0])))&gt;1;1;0)" office:value-type="float" office:value="0" calcext:value-type="float">
            <text:p>0</text:p>
          </table:table-cell>
          <table:table-cell table:style-name="ce7" table:formula="of:=IF([.E80]=0;IF([.F80]=0;IF(SUMPRODUCT(--ISNUMBER(SEARCH({&quot;VARA&quot;;&quot;HF&quot;;&quot;40M&quot;;&quot;30M&quot;;&quot;20M&quot;;&quot;17M&quot;};[.C80])))&gt;1;1;0);0);0)" office:value-type="float" office:value="0" calcext:value-type="float">
            <text:p>0</text:p>
          </table:table-cell>
          <table:table-cell table:style-name="ce7" table:formula="of:=IF(SUMPRODUCT(--ISNUMBER(SEARCH(&quot;PACTOR&quot;;[.C80])))&gt;0;1;0)" office:value-type="float" office:value="0" calcext:value-type="float">
            <text:p>0</text:p>
          </table:table-cell>
          <table:table-cell table:style-name="ce7" table:formula="of:=IF(SUMPRODUCT(--ISNUMBER(SEARCH(&quot;TELNET&quot;;[.C80])))&gt;0;1;0)" office:value-type="float" office:value="0" calcext:value-type="float">
            <text:p>0</text:p>
          </table:table-cell>
          <table:table-cell table:style-name="ce8" table:formula="of:=IF(ISBLANK([.C80]);0; IF(SUM([.D80:.I8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0];LEN([.B80])-FIND(&quot;0&quot;;[.B80];1));                                                                                         RIGHT([.B80];LEN([.B80])-FIND(&quot;1&quot;;[.B80];1)));                                                                                         RIGHT([.B80];LEN([.B80])-FIND(&quot;2&quot;;[.B80];1)));                                                                                         RIGHT([.B80];LEN([.B80])-FIND(&quot;3&quot;;[.B80];1)));                                                                                         RIGHT([.B80];LEN([.B80])-FIND(&quot;4&quot;;[.B80];1)));                                                                                         RIGHT([.B80];LEN([.B80])-FIND(&quot;5&quot;;[.B80];1)));                                                                                         RIGHT([.B80];LEN([.B80])-FIND(&quot;6&quot;;[.B80];1)));                                                                                         RIGHT([.B80];LEN([.B80])-FIND(&quot;7&quot;;[.B80];1)));                                                                                         RIGHT([.B80];LEN([.B80])-FIND(&quot;8&quot;;[.B80];1)));                                                                                         RIGHT([.B80];LEN([.B80])-FIND(&quot;9&quot;;[.B80];1)));                                                                                         RIGHT([.B80];LEN([.B80])-FIND(&quot;0&quot;;[.B8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1])))&gt;1;1;0)" office:value-type="float" office:value="0" calcext:value-type="float">
            <text:p>0</text:p>
          </table:table-cell>
          <table:table-cell table:style-name="ce7" table:formula="of:=IF([.E81]=0;IF([.F81]=0;IF(SUMPRODUCT(--ISNUMBER(SEARCH({&quot;VARA&quot;;&quot;HF&quot;;&quot;40M&quot;;&quot;30M&quot;;&quot;20M&quot;;&quot;17M&quot;};[.C81])))&gt;1;1;0);0);0)" office:value-type="float" office:value="0" calcext:value-type="float">
            <text:p>0</text:p>
          </table:table-cell>
          <table:table-cell table:style-name="ce7" table:formula="of:=IF(SUMPRODUCT(--ISNUMBER(SEARCH(&quot;PACTOR&quot;;[.C81])))&gt;0;1;0)" office:value-type="float" office:value="0" calcext:value-type="float">
            <text:p>0</text:p>
          </table:table-cell>
          <table:table-cell table:style-name="ce7" table:formula="of:=IF(SUMPRODUCT(--ISNUMBER(SEARCH(&quot;TELNET&quot;;[.C81])))&gt;0;1;0)" office:value-type="float" office:value="0" calcext:value-type="float">
            <text:p>0</text:p>
          </table:table-cell>
          <table:table-cell table:style-name="ce8" table:formula="of:=IF(ISBLANK([.C81]);0; IF(SUM([.D81:.I8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1];LEN([.B81])-FIND(&quot;0&quot;;[.B81];1));                                                                                         RIGHT([.B81];LEN([.B81])-FIND(&quot;1&quot;;[.B81];1)));                                                                                         RIGHT([.B81];LEN([.B81])-FIND(&quot;2&quot;;[.B81];1)));                                                                                         RIGHT([.B81];LEN([.B81])-FIND(&quot;3&quot;;[.B81];1)));                                                                                         RIGHT([.B81];LEN([.B81])-FIND(&quot;4&quot;;[.B81];1)));                                                                                         RIGHT([.B81];LEN([.B81])-FIND(&quot;5&quot;;[.B81];1)));                                                                                         RIGHT([.B81];LEN([.B81])-FIND(&quot;6&quot;;[.B81];1)));                                                                                         RIGHT([.B81];LEN([.B81])-FIND(&quot;7&quot;;[.B81];1)));                                                                                         RIGHT([.B81];LEN([.B81])-FIND(&quot;8&quot;;[.B81];1)));                                                                                         RIGHT([.B81];LEN([.B81])-FIND(&quot;9&quot;;[.B81];1)));                                                                                         RIGHT([.B81];LEN([.B81])-FIND(&quot;0&quot;;[.B8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2])))&gt;1;1;0)" office:value-type="float" office:value="0" calcext:value-type="float">
            <text:p>0</text:p>
          </table:table-cell>
          <table:table-cell table:style-name="ce7" table:formula="of:=IF([.E82]=0;IF([.F82]=0;IF(SUMPRODUCT(--ISNUMBER(SEARCH({&quot;VARA&quot;;&quot;HF&quot;;&quot;40M&quot;;&quot;30M&quot;;&quot;20M&quot;;&quot;17M&quot;};[.C82])))&gt;1;1;0);0);0)" office:value-type="float" office:value="0" calcext:value-type="float">
            <text:p>0</text:p>
          </table:table-cell>
          <table:table-cell table:style-name="ce7" table:formula="of:=IF(SUMPRODUCT(--ISNUMBER(SEARCH(&quot;PACTOR&quot;;[.C82])))&gt;0;1;0)" office:value-type="float" office:value="0" calcext:value-type="float">
            <text:p>0</text:p>
          </table:table-cell>
          <table:table-cell table:style-name="ce7" table:formula="of:=IF(SUMPRODUCT(--ISNUMBER(SEARCH(&quot;TELNET&quot;;[.C82])))&gt;0;1;0)" office:value-type="float" office:value="0" calcext:value-type="float">
            <text:p>0</text:p>
          </table:table-cell>
          <table:table-cell table:style-name="ce8" table:formula="of:=IF(ISBLANK([.C82]);0; IF(SUM([.D82:.I8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2];LEN([.B82])-FIND(&quot;0&quot;;[.B82];1));                                                                                         RIGHT([.B82];LEN([.B82])-FIND(&quot;1&quot;;[.B82];1)));                                                                                         RIGHT([.B82];LEN([.B82])-FIND(&quot;2&quot;;[.B82];1)));                                                                                         RIGHT([.B82];LEN([.B82])-FIND(&quot;3&quot;;[.B82];1)));                                                                                         RIGHT([.B82];LEN([.B82])-FIND(&quot;4&quot;;[.B82];1)));                                                                                         RIGHT([.B82];LEN([.B82])-FIND(&quot;5&quot;;[.B82];1)));                                                                                         RIGHT([.B82];LEN([.B82])-FIND(&quot;6&quot;;[.B82];1)));                                                                                         RIGHT([.B82];LEN([.B82])-FIND(&quot;7&quot;;[.B82];1)));                                                                                         RIGHT([.B82];LEN([.B82])-FIND(&quot;8&quot;;[.B82];1)));                                                                                         RIGHT([.B82];LEN([.B82])-FIND(&quot;9&quot;;[.B82];1)));                                                                                         RIGHT([.B82];LEN([.B82])-FIND(&quot;0&quot;;[.B8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3])))&gt;1;1;0)" office:value-type="float" office:value="0" calcext:value-type="float">
            <text:p>0</text:p>
          </table:table-cell>
          <table:table-cell table:style-name="ce7" table:formula="of:=IF([.E83]=0;IF([.F83]=0;IF(SUMPRODUCT(--ISNUMBER(SEARCH({&quot;VARA&quot;;&quot;HF&quot;;&quot;40M&quot;;&quot;30M&quot;;&quot;20M&quot;;&quot;17M&quot;};[.C83])))&gt;1;1;0);0);0)" office:value-type="float" office:value="0" calcext:value-type="float">
            <text:p>0</text:p>
          </table:table-cell>
          <table:table-cell table:style-name="ce7" table:formula="of:=IF(SUMPRODUCT(--ISNUMBER(SEARCH(&quot;PACTOR&quot;;[.C83])))&gt;0;1;0)" office:value-type="float" office:value="0" calcext:value-type="float">
            <text:p>0</text:p>
          </table:table-cell>
          <table:table-cell table:style-name="ce7" table:formula="of:=IF(SUMPRODUCT(--ISNUMBER(SEARCH(&quot;TELNET&quot;;[.C83])))&gt;0;1;0)" office:value-type="float" office:value="0" calcext:value-type="float">
            <text:p>0</text:p>
          </table:table-cell>
          <table:table-cell table:style-name="ce8" table:formula="of:=IF(ISBLANK([.C83]);0; IF(SUM([.D83:.I8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3];LEN([.B83])-FIND(&quot;0&quot;;[.B83];1));                                                                                         RIGHT([.B83];LEN([.B83])-FIND(&quot;1&quot;;[.B83];1)));                                                                                         RIGHT([.B83];LEN([.B83])-FIND(&quot;2&quot;;[.B83];1)));                                                                                         RIGHT([.B83];LEN([.B83])-FIND(&quot;3&quot;;[.B83];1)));                                                                                         RIGHT([.B83];LEN([.B83])-FIND(&quot;4&quot;;[.B83];1)));                                                                                         RIGHT([.B83];LEN([.B83])-FIND(&quot;5&quot;;[.B83];1)));                                                                                         RIGHT([.B83];LEN([.B83])-FIND(&quot;6&quot;;[.B83];1)));                                                                                         RIGHT([.B83];LEN([.B83])-FIND(&quot;7&quot;;[.B83];1)));                                                                                         RIGHT([.B83];LEN([.B83])-FIND(&quot;8&quot;;[.B83];1)));                                                                                         RIGHT([.B83];LEN([.B83])-FIND(&quot;9&quot;;[.B83];1)));                                                                                         RIGHT([.B83];LEN([.B83])-FIND(&quot;0&quot;;[.B8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4])))&gt;1;1;0)" office:value-type="float" office:value="0" calcext:value-type="float">
            <text:p>0</text:p>
          </table:table-cell>
          <table:table-cell table:style-name="ce7" table:formula="of:=IF([.E84]=0;IF([.F84]=0;IF(SUMPRODUCT(--ISNUMBER(SEARCH({&quot;VARA&quot;;&quot;HF&quot;;&quot;40M&quot;;&quot;30M&quot;;&quot;20M&quot;;&quot;17M&quot;};[.C84])))&gt;1;1;0);0);0)" office:value-type="float" office:value="0" calcext:value-type="float">
            <text:p>0</text:p>
          </table:table-cell>
          <table:table-cell table:style-name="ce7" table:formula="of:=IF(SUMPRODUCT(--ISNUMBER(SEARCH(&quot;PACTOR&quot;;[.C84])))&gt;0;1;0)" office:value-type="float" office:value="0" calcext:value-type="float">
            <text:p>0</text:p>
          </table:table-cell>
          <table:table-cell table:style-name="ce7" table:formula="of:=IF(SUMPRODUCT(--ISNUMBER(SEARCH(&quot;TELNET&quot;;[.C84])))&gt;0;1;0)" office:value-type="float" office:value="0" calcext:value-type="float">
            <text:p>0</text:p>
          </table:table-cell>
          <table:table-cell table:style-name="ce8" table:formula="of:=IF(ISBLANK([.C84]);0; IF(SUM([.D84:.I8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4];LEN([.B84])-FIND(&quot;0&quot;;[.B84];1));                                                                                         RIGHT([.B84];LEN([.B84])-FIND(&quot;1&quot;;[.B84];1)));                                                                                         RIGHT([.B84];LEN([.B84])-FIND(&quot;2&quot;;[.B84];1)));                                                                                         RIGHT([.B84];LEN([.B84])-FIND(&quot;3&quot;;[.B84];1)));                                                                                         RIGHT([.B84];LEN([.B84])-FIND(&quot;4&quot;;[.B84];1)));                                                                                         RIGHT([.B84];LEN([.B84])-FIND(&quot;5&quot;;[.B84];1)));                                                                                         RIGHT([.B84];LEN([.B84])-FIND(&quot;6&quot;;[.B84];1)));                                                                                         RIGHT([.B84];LEN([.B84])-FIND(&quot;7&quot;;[.B84];1)));                                                                                         RIGHT([.B84];LEN([.B84])-FIND(&quot;8&quot;;[.B84];1)));                                                                                         RIGHT([.B84];LEN([.B84])-FIND(&quot;9&quot;;[.B84];1)));                                                                                         RIGHT([.B84];LEN([.B84])-FIND(&quot;0&quot;;[.B8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5])))&gt;1;1;0)" office:value-type="float" office:value="0" calcext:value-type="float">
            <text:p>0</text:p>
          </table:table-cell>
          <table:table-cell table:style-name="ce7" table:formula="of:=IF([.E85]=0;IF([.F85]=0;IF(SUMPRODUCT(--ISNUMBER(SEARCH({&quot;VARA&quot;;&quot;HF&quot;;&quot;40M&quot;;&quot;30M&quot;;&quot;20M&quot;;&quot;17M&quot;};[.C85])))&gt;1;1;0);0);0)" office:value-type="float" office:value="0" calcext:value-type="float">
            <text:p>0</text:p>
          </table:table-cell>
          <table:table-cell table:style-name="ce7" table:formula="of:=IF(SUMPRODUCT(--ISNUMBER(SEARCH(&quot;PACTOR&quot;;[.C85])))&gt;0;1;0)" office:value-type="float" office:value="0" calcext:value-type="float">
            <text:p>0</text:p>
          </table:table-cell>
          <table:table-cell table:style-name="ce7" table:formula="of:=IF(SUMPRODUCT(--ISNUMBER(SEARCH(&quot;TELNET&quot;;[.C85])))&gt;0;1;0)" office:value-type="float" office:value="0" calcext:value-type="float">
            <text:p>0</text:p>
          </table:table-cell>
          <table:table-cell table:style-name="ce8" table:formula="of:=IF(ISBLANK([.C85]);0; IF(SUM([.D85:.I8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5];LEN([.B85])-FIND(&quot;0&quot;;[.B85];1));                                                                                         RIGHT([.B85];LEN([.B85])-FIND(&quot;1&quot;;[.B85];1)));                                                                                         RIGHT([.B85];LEN([.B85])-FIND(&quot;2&quot;;[.B85];1)));                                                                                         RIGHT([.B85];LEN([.B85])-FIND(&quot;3&quot;;[.B85];1)));                                                                                         RIGHT([.B85];LEN([.B85])-FIND(&quot;4&quot;;[.B85];1)));                                                                                         RIGHT([.B85];LEN([.B85])-FIND(&quot;5&quot;;[.B85];1)));                                                                                         RIGHT([.B85];LEN([.B85])-FIND(&quot;6&quot;;[.B85];1)));                                                                                         RIGHT([.B85];LEN([.B85])-FIND(&quot;7&quot;;[.B85];1)));                                                                                         RIGHT([.B85];LEN([.B85])-FIND(&quot;8&quot;;[.B85];1)));                                                                                         RIGHT([.B85];LEN([.B85])-FIND(&quot;9&quot;;[.B85];1)));                                                                                         RIGHT([.B85];LEN([.B85])-FIND(&quot;0&quot;;[.B8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6])))&gt;1;1;0)" office:value-type="float" office:value="0" calcext:value-type="float">
            <text:p>0</text:p>
          </table:table-cell>
          <table:table-cell table:style-name="ce7" table:formula="of:=IF([.E86]=0;IF([.F86]=0;IF(SUMPRODUCT(--ISNUMBER(SEARCH({&quot;VARA&quot;;&quot;HF&quot;;&quot;40M&quot;;&quot;30M&quot;;&quot;20M&quot;;&quot;17M&quot;};[.C86])))&gt;1;1;0);0);0)" office:value-type="float" office:value="0" calcext:value-type="float">
            <text:p>0</text:p>
          </table:table-cell>
          <table:table-cell table:style-name="ce7" table:formula="of:=IF(SUMPRODUCT(--ISNUMBER(SEARCH(&quot;PACTOR&quot;;[.C86])))&gt;0;1;0)" office:value-type="float" office:value="0" calcext:value-type="float">
            <text:p>0</text:p>
          </table:table-cell>
          <table:table-cell table:style-name="ce7" table:formula="of:=IF(SUMPRODUCT(--ISNUMBER(SEARCH(&quot;TELNET&quot;;[.C86])))&gt;0;1;0)" office:value-type="float" office:value="0" calcext:value-type="float">
            <text:p>0</text:p>
          </table:table-cell>
          <table:table-cell table:style-name="ce8" table:formula="of:=IF(ISBLANK([.C86]);0; IF(SUM([.D86:.I8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6];LEN([.B86])-FIND(&quot;0&quot;;[.B86];1));                                                                                         RIGHT([.B86];LEN([.B86])-FIND(&quot;1&quot;;[.B86];1)));                                                                                         RIGHT([.B86];LEN([.B86])-FIND(&quot;2&quot;;[.B86];1)));                                                                                         RIGHT([.B86];LEN([.B86])-FIND(&quot;3&quot;;[.B86];1)));                                                                                         RIGHT([.B86];LEN([.B86])-FIND(&quot;4&quot;;[.B86];1)));                                                                                         RIGHT([.B86];LEN([.B86])-FIND(&quot;5&quot;;[.B86];1)));                                                                                         RIGHT([.B86];LEN([.B86])-FIND(&quot;6&quot;;[.B86];1)));                                                                                         RIGHT([.B86];LEN([.B86])-FIND(&quot;7&quot;;[.B86];1)));                                                                                         RIGHT([.B86];LEN([.B86])-FIND(&quot;8&quot;;[.B86];1)));                                                                                         RIGHT([.B86];LEN([.B86])-FIND(&quot;9&quot;;[.B86];1)));                                                                                         RIGHT([.B86];LEN([.B86])-FIND(&quot;0&quot;;[.B8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7])))&gt;1;1;0)" office:value-type="float" office:value="0" calcext:value-type="float">
            <text:p>0</text:p>
          </table:table-cell>
          <table:table-cell table:style-name="ce7" table:formula="of:=IF([.E87]=0;IF([.F87]=0;IF(SUMPRODUCT(--ISNUMBER(SEARCH({&quot;VARA&quot;;&quot;HF&quot;;&quot;40M&quot;;&quot;30M&quot;;&quot;20M&quot;;&quot;17M&quot;};[.C87])))&gt;1;1;0);0);0)" office:value-type="float" office:value="0" calcext:value-type="float">
            <text:p>0</text:p>
          </table:table-cell>
          <table:table-cell table:style-name="ce7" table:formula="of:=IF(SUMPRODUCT(--ISNUMBER(SEARCH(&quot;PACTOR&quot;;[.C87])))&gt;0;1;0)" office:value-type="float" office:value="0" calcext:value-type="float">
            <text:p>0</text:p>
          </table:table-cell>
          <table:table-cell table:style-name="ce7" table:formula="of:=IF(SUMPRODUCT(--ISNUMBER(SEARCH(&quot;TELNET&quot;;[.C87])))&gt;0;1;0)" office:value-type="float" office:value="0" calcext:value-type="float">
            <text:p>0</text:p>
          </table:table-cell>
          <table:table-cell table:style-name="ce8" table:formula="of:=IF(ISBLANK([.C87]);0; IF(SUM([.D87:.I8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7];LEN([.B87])-FIND(&quot;0&quot;;[.B87];1));                                                                                         RIGHT([.B87];LEN([.B87])-FIND(&quot;1&quot;;[.B87];1)));                                                                                         RIGHT([.B87];LEN([.B87])-FIND(&quot;2&quot;;[.B87];1)));                                                                                         RIGHT([.B87];LEN([.B87])-FIND(&quot;3&quot;;[.B87];1)));                                                                                         RIGHT([.B87];LEN([.B87])-FIND(&quot;4&quot;;[.B87];1)));                                                                                         RIGHT([.B87];LEN([.B87])-FIND(&quot;5&quot;;[.B87];1)));                                                                                         RIGHT([.B87];LEN([.B87])-FIND(&quot;6&quot;;[.B87];1)));                                                                                         RIGHT([.B87];LEN([.B87])-FIND(&quot;7&quot;;[.B87];1)));                                                                                         RIGHT([.B87];LEN([.B87])-FIND(&quot;8&quot;;[.B87];1)));                                                                                         RIGHT([.B87];LEN([.B87])-FIND(&quot;9&quot;;[.B87];1)));                                                                                         RIGHT([.B87];LEN([.B87])-FIND(&quot;0&quot;;[.B8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8])))&gt;1;1;0)" office:value-type="float" office:value="0" calcext:value-type="float">
            <text:p>0</text:p>
          </table:table-cell>
          <table:table-cell table:style-name="ce7" table:formula="of:=IF([.E88]=0;IF([.F88]=0;IF(SUMPRODUCT(--ISNUMBER(SEARCH({&quot;VARA&quot;;&quot;HF&quot;;&quot;40M&quot;;&quot;30M&quot;;&quot;20M&quot;;&quot;17M&quot;};[.C88])))&gt;1;1;0);0);0)" office:value-type="float" office:value="0" calcext:value-type="float">
            <text:p>0</text:p>
          </table:table-cell>
          <table:table-cell table:style-name="ce7" table:formula="of:=IF(SUMPRODUCT(--ISNUMBER(SEARCH(&quot;PACTOR&quot;;[.C88])))&gt;0;1;0)" office:value-type="float" office:value="0" calcext:value-type="float">
            <text:p>0</text:p>
          </table:table-cell>
          <table:table-cell table:style-name="ce7" table:formula="of:=IF(SUMPRODUCT(--ISNUMBER(SEARCH(&quot;TELNET&quot;;[.C88])))&gt;0;1;0)" office:value-type="float" office:value="0" calcext:value-type="float">
            <text:p>0</text:p>
          </table:table-cell>
          <table:table-cell table:style-name="ce8" table:formula="of:=IF(ISBLANK([.C88]);0; IF(SUM([.D88:.I8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8];LEN([.B88])-FIND(&quot;0&quot;;[.B88];1));                                                                                         RIGHT([.B88];LEN([.B88])-FIND(&quot;1&quot;;[.B88];1)));                                                                                         RIGHT([.B88];LEN([.B88])-FIND(&quot;2&quot;;[.B88];1)));                                                                                         RIGHT([.B88];LEN([.B88])-FIND(&quot;3&quot;;[.B88];1)));                                                                                         RIGHT([.B88];LEN([.B88])-FIND(&quot;4&quot;;[.B88];1)));                                                                                         RIGHT([.B88];LEN([.B88])-FIND(&quot;5&quot;;[.B88];1)));                                                                                         RIGHT([.B88];LEN([.B88])-FIND(&quot;6&quot;;[.B88];1)));                                                                                         RIGHT([.B88];LEN([.B88])-FIND(&quot;7&quot;;[.B88];1)));                                                                                         RIGHT([.B88];LEN([.B88])-FIND(&quot;8&quot;;[.B88];1)));                                                                                         RIGHT([.B88];LEN([.B88])-FIND(&quot;9&quot;;[.B88];1)));                                                                                         RIGHT([.B88];LEN([.B88])-FIND(&quot;0&quot;;[.B8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8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8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89])))&gt;1;1;0)" office:value-type="float" office:value="0" calcext:value-type="float">
            <text:p>0</text:p>
          </table:table-cell>
          <table:table-cell table:style-name="ce7" table:formula="of:=IF([.E89]=0;IF([.F89]=0;IF(SUMPRODUCT(--ISNUMBER(SEARCH({&quot;VARA&quot;;&quot;HF&quot;;&quot;40M&quot;;&quot;30M&quot;;&quot;20M&quot;;&quot;17M&quot;};[.C89])))&gt;1;1;0);0);0)" office:value-type="float" office:value="0" calcext:value-type="float">
            <text:p>0</text:p>
          </table:table-cell>
          <table:table-cell table:style-name="ce7" table:formula="of:=IF(SUMPRODUCT(--ISNUMBER(SEARCH(&quot;PACTOR&quot;;[.C89])))&gt;0;1;0)" office:value-type="float" office:value="0" calcext:value-type="float">
            <text:p>0</text:p>
          </table:table-cell>
          <table:table-cell table:style-name="ce7" table:formula="of:=IF(SUMPRODUCT(--ISNUMBER(SEARCH(&quot;TELNET&quot;;[.C89])))&gt;0;1;0)" office:value-type="float" office:value="0" calcext:value-type="float">
            <text:p>0</text:p>
          </table:table-cell>
          <table:table-cell table:style-name="ce8" table:formula="of:=IF(ISBLANK([.C89]);0; IF(SUM([.D89:.I8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89];LEN([.B89])-FIND(&quot;0&quot;;[.B89];1));                                                                                         RIGHT([.B89];LEN([.B89])-FIND(&quot;1&quot;;[.B89];1)));                                                                                         RIGHT([.B89];LEN([.B89])-FIND(&quot;2&quot;;[.B89];1)));                                                                                         RIGHT([.B89];LEN([.B89])-FIND(&quot;3&quot;;[.B89];1)));                                                                                         RIGHT([.B89];LEN([.B89])-FIND(&quot;4&quot;;[.B89];1)));                                                                                         RIGHT([.B89];LEN([.B89])-FIND(&quot;5&quot;;[.B89];1)));                                                                                         RIGHT([.B89];LEN([.B89])-FIND(&quot;6&quot;;[.B89];1)));                                                                                         RIGHT([.B89];LEN([.B89])-FIND(&quot;7&quot;;[.B89];1)));                                                                                         RIGHT([.B89];LEN([.B89])-FIND(&quot;8&quot;;[.B89];1)));                                                                                         RIGHT([.B89];LEN([.B89])-FIND(&quot;9&quot;;[.B89];1)));                                                                                         RIGHT([.B89];LEN([.B89])-FIND(&quot;0&quot;;[.B8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0])))&gt;1;1;0)" office:value-type="float" office:value="0" calcext:value-type="float">
            <text:p>0</text:p>
          </table:table-cell>
          <table:table-cell table:style-name="ce7" table:formula="of:=IF([.E90]=0;IF([.F90]=0;IF(SUMPRODUCT(--ISNUMBER(SEARCH({&quot;VARA&quot;;&quot;HF&quot;;&quot;40M&quot;;&quot;30M&quot;;&quot;20M&quot;;&quot;17M&quot;};[.C90])))&gt;1;1;0);0);0)" office:value-type="float" office:value="0" calcext:value-type="float">
            <text:p>0</text:p>
          </table:table-cell>
          <table:table-cell table:style-name="ce7" table:formula="of:=IF(SUMPRODUCT(--ISNUMBER(SEARCH(&quot;PACTOR&quot;;[.C90])))&gt;0;1;0)" office:value-type="float" office:value="0" calcext:value-type="float">
            <text:p>0</text:p>
          </table:table-cell>
          <table:table-cell table:style-name="ce7" table:formula="of:=IF(SUMPRODUCT(--ISNUMBER(SEARCH(&quot;TELNET&quot;;[.C90])))&gt;0;1;0)" office:value-type="float" office:value="0" calcext:value-type="float">
            <text:p>0</text:p>
          </table:table-cell>
          <table:table-cell table:style-name="ce8" table:formula="of:=IF(ISBLANK([.C90]);0; IF(SUM([.D90:.I9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0];LEN([.B90])-FIND(&quot;0&quot;;[.B90];1));                                                                                         RIGHT([.B90];LEN([.B90])-FIND(&quot;1&quot;;[.B90];1)));                                                                                         RIGHT([.B90];LEN([.B90])-FIND(&quot;2&quot;;[.B90];1)));                                                                                         RIGHT([.B90];LEN([.B90])-FIND(&quot;3&quot;;[.B90];1)));                                                                                         RIGHT([.B90];LEN([.B90])-FIND(&quot;4&quot;;[.B90];1)));                                                                                         RIGHT([.B90];LEN([.B90])-FIND(&quot;5&quot;;[.B90];1)));                                                                                         RIGHT([.B90];LEN([.B90])-FIND(&quot;6&quot;;[.B90];1)));                                                                                         RIGHT([.B90];LEN([.B90])-FIND(&quot;7&quot;;[.B90];1)));                                                                                         RIGHT([.B90];LEN([.B90])-FIND(&quot;8&quot;;[.B90];1)));                                                                                         RIGHT([.B90];LEN([.B90])-FIND(&quot;9&quot;;[.B90];1)));                                                                                         RIGHT([.B90];LEN([.B90])-FIND(&quot;0&quot;;[.B9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1])))&gt;1;1;0)" office:value-type="float" office:value="0" calcext:value-type="float">
            <text:p>0</text:p>
          </table:table-cell>
          <table:table-cell table:style-name="ce7" table:formula="of:=IF([.E91]=0;IF([.F91]=0;IF(SUMPRODUCT(--ISNUMBER(SEARCH({&quot;VARA&quot;;&quot;HF&quot;;&quot;40M&quot;;&quot;30M&quot;;&quot;20M&quot;;&quot;17M&quot;};[.C91])))&gt;1;1;0);0);0)" office:value-type="float" office:value="0" calcext:value-type="float">
            <text:p>0</text:p>
          </table:table-cell>
          <table:table-cell table:style-name="ce7" table:formula="of:=IF(SUMPRODUCT(--ISNUMBER(SEARCH(&quot;PACTOR&quot;;[.C91])))&gt;0;1;0)" office:value-type="float" office:value="0" calcext:value-type="float">
            <text:p>0</text:p>
          </table:table-cell>
          <table:table-cell table:style-name="ce7" table:formula="of:=IF(SUMPRODUCT(--ISNUMBER(SEARCH(&quot;TELNET&quot;;[.C91])))&gt;0;1;0)" office:value-type="float" office:value="0" calcext:value-type="float">
            <text:p>0</text:p>
          </table:table-cell>
          <table:table-cell table:style-name="ce8" table:formula="of:=IF(ISBLANK([.C91]);0; IF(SUM([.D91:.I9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1];LEN([.B91])-FIND(&quot;0&quot;;[.B91];1));                                                                                         RIGHT([.B91];LEN([.B91])-FIND(&quot;1&quot;;[.B91];1)));                                                                                         RIGHT([.B91];LEN([.B91])-FIND(&quot;2&quot;;[.B91];1)));                                                                                         RIGHT([.B91];LEN([.B91])-FIND(&quot;3&quot;;[.B91];1)));                                                                                         RIGHT([.B91];LEN([.B91])-FIND(&quot;4&quot;;[.B91];1)));                                                                                         RIGHT([.B91];LEN([.B91])-FIND(&quot;5&quot;;[.B91];1)));                                                                                         RIGHT([.B91];LEN([.B91])-FIND(&quot;6&quot;;[.B91];1)));                                                                                         RIGHT([.B91];LEN([.B91])-FIND(&quot;7&quot;;[.B91];1)));                                                                                         RIGHT([.B91];LEN([.B91])-FIND(&quot;8&quot;;[.B91];1)));                                                                                         RIGHT([.B91];LEN([.B91])-FIND(&quot;9&quot;;[.B91];1)));                                                                                         RIGHT([.B91];LEN([.B91])-FIND(&quot;0&quot;;[.B9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2])))&gt;1;1;0)" office:value-type="float" office:value="0" calcext:value-type="float">
            <text:p>0</text:p>
          </table:table-cell>
          <table:table-cell table:style-name="ce7" table:formula="of:=IF([.E92]=0;IF([.F92]=0;IF(SUMPRODUCT(--ISNUMBER(SEARCH({&quot;VARA&quot;;&quot;HF&quot;;&quot;40M&quot;;&quot;30M&quot;;&quot;20M&quot;;&quot;17M&quot;};[.C92])))&gt;1;1;0);0);0)" office:value-type="float" office:value="0" calcext:value-type="float">
            <text:p>0</text:p>
          </table:table-cell>
          <table:table-cell table:style-name="ce7" table:formula="of:=IF(SUMPRODUCT(--ISNUMBER(SEARCH(&quot;PACTOR&quot;;[.C92])))&gt;0;1;0)" office:value-type="float" office:value="0" calcext:value-type="float">
            <text:p>0</text:p>
          </table:table-cell>
          <table:table-cell table:style-name="ce7" table:formula="of:=IF(SUMPRODUCT(--ISNUMBER(SEARCH(&quot;TELNET&quot;;[.C92])))&gt;0;1;0)" office:value-type="float" office:value="0" calcext:value-type="float">
            <text:p>0</text:p>
          </table:table-cell>
          <table:table-cell table:style-name="ce8" table:formula="of:=IF(ISBLANK([.C92]);0; IF(SUM([.D92:.I9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2];LEN([.B92])-FIND(&quot;0&quot;;[.B92];1));                                                                                         RIGHT([.B92];LEN([.B92])-FIND(&quot;1&quot;;[.B92];1)));                                                                                         RIGHT([.B92];LEN([.B92])-FIND(&quot;2&quot;;[.B92];1)));                                                                                         RIGHT([.B92];LEN([.B92])-FIND(&quot;3&quot;;[.B92];1)));                                                                                         RIGHT([.B92];LEN([.B92])-FIND(&quot;4&quot;;[.B92];1)));                                                                                         RIGHT([.B92];LEN([.B92])-FIND(&quot;5&quot;;[.B92];1)));                                                                                         RIGHT([.B92];LEN([.B92])-FIND(&quot;6&quot;;[.B92];1)));                                                                                         RIGHT([.B92];LEN([.B92])-FIND(&quot;7&quot;;[.B92];1)));                                                                                         RIGHT([.B92];LEN([.B92])-FIND(&quot;8&quot;;[.B92];1)));                                                                                         RIGHT([.B92];LEN([.B92])-FIND(&quot;9&quot;;[.B92];1)));                                                                                         RIGHT([.B92];LEN([.B92])-FIND(&quot;0&quot;;[.B9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3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3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3])))&gt;1;1;0)" office:value-type="float" office:value="0" calcext:value-type="float">
            <text:p>0</text:p>
          </table:table-cell>
          <table:table-cell table:style-name="ce7" table:formula="of:=IF([.E93]=0;IF([.F93]=0;IF(SUMPRODUCT(--ISNUMBER(SEARCH({&quot;VARA&quot;;&quot;HF&quot;;&quot;40M&quot;;&quot;30M&quot;;&quot;20M&quot;;&quot;17M&quot;};[.C93])))&gt;1;1;0);0);0)" office:value-type="float" office:value="0" calcext:value-type="float">
            <text:p>0</text:p>
          </table:table-cell>
          <table:table-cell table:style-name="ce7" table:formula="of:=IF(SUMPRODUCT(--ISNUMBER(SEARCH(&quot;PACTOR&quot;;[.C93])))&gt;0;1;0)" office:value-type="float" office:value="0" calcext:value-type="float">
            <text:p>0</text:p>
          </table:table-cell>
          <table:table-cell table:style-name="ce7" table:formula="of:=IF(SUMPRODUCT(--ISNUMBER(SEARCH(&quot;TELNET&quot;;[.C93])))&gt;0;1;0)" office:value-type="float" office:value="0" calcext:value-type="float">
            <text:p>0</text:p>
          </table:table-cell>
          <table:table-cell table:style-name="ce8" table:formula="of:=IF(ISBLANK([.C93]);0; IF(SUM([.D93:.I93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3];LEN([.B93])-FIND(&quot;0&quot;;[.B93];1));                                                                                         RIGHT([.B93];LEN([.B93])-FIND(&quot;1&quot;;[.B93];1)));                                                                                         RIGHT([.B93];LEN([.B93])-FIND(&quot;2&quot;;[.B93];1)));                                                                                         RIGHT([.B93];LEN([.B93])-FIND(&quot;3&quot;;[.B93];1)));                                                                                         RIGHT([.B93];LEN([.B93])-FIND(&quot;4&quot;;[.B93];1)));                                                                                         RIGHT([.B93];LEN([.B93])-FIND(&quot;5&quot;;[.B93];1)));                                                                                         RIGHT([.B93];LEN([.B93])-FIND(&quot;6&quot;;[.B93];1)));                                                                                         RIGHT([.B93];LEN([.B93])-FIND(&quot;7&quot;;[.B93];1)));                                                                                         RIGHT([.B93];LEN([.B93])-FIND(&quot;8&quot;;[.B93];1)));                                                                                         RIGHT([.B93];LEN([.B93])-FIND(&quot;9&quot;;[.B93];1)));                                                                                         RIGHT([.B93];LEN([.B93])-FIND(&quot;0&quot;;[.B93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4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4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4])))&gt;1;1;0)" office:value-type="float" office:value="0" calcext:value-type="float">
            <text:p>0</text:p>
          </table:table-cell>
          <table:table-cell table:style-name="ce7" table:formula="of:=IF([.E94]=0;IF([.F94]=0;IF(SUMPRODUCT(--ISNUMBER(SEARCH({&quot;VARA&quot;;&quot;HF&quot;;&quot;40M&quot;;&quot;30M&quot;;&quot;20M&quot;;&quot;17M&quot;};[.C94])))&gt;1;1;0);0);0)" office:value-type="float" office:value="0" calcext:value-type="float">
            <text:p>0</text:p>
          </table:table-cell>
          <table:table-cell table:style-name="ce7" table:formula="of:=IF(SUMPRODUCT(--ISNUMBER(SEARCH(&quot;PACTOR&quot;;[.C94])))&gt;0;1;0)" office:value-type="float" office:value="0" calcext:value-type="float">
            <text:p>0</text:p>
          </table:table-cell>
          <table:table-cell table:style-name="ce7" table:formula="of:=IF(SUMPRODUCT(--ISNUMBER(SEARCH(&quot;TELNET&quot;;[.C94])))&gt;0;1;0)" office:value-type="float" office:value="0" calcext:value-type="float">
            <text:p>0</text:p>
          </table:table-cell>
          <table:table-cell table:style-name="ce8" table:formula="of:=IF(ISBLANK([.C94]);0; IF(SUM([.D94:.I94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4];LEN([.B94])-FIND(&quot;0&quot;;[.B94];1));                                                                                         RIGHT([.B94];LEN([.B94])-FIND(&quot;1&quot;;[.B94];1)));                                                                                         RIGHT([.B94];LEN([.B94])-FIND(&quot;2&quot;;[.B94];1)));                                                                                         RIGHT([.B94];LEN([.B94])-FIND(&quot;3&quot;;[.B94];1)));                                                                                         RIGHT([.B94];LEN([.B94])-FIND(&quot;4&quot;;[.B94];1)));                                                                                         RIGHT([.B94];LEN([.B94])-FIND(&quot;5&quot;;[.B94];1)));                                                                                         RIGHT([.B94];LEN([.B94])-FIND(&quot;6&quot;;[.B94];1)));                                                                                         RIGHT([.B94];LEN([.B94])-FIND(&quot;7&quot;;[.B94];1)));                                                                                         RIGHT([.B94];LEN([.B94])-FIND(&quot;8&quot;;[.B94];1)));                                                                                         RIGHT([.B94];LEN([.B94])-FIND(&quot;9&quot;;[.B94];1)));                                                                                         RIGHT([.B94];LEN([.B94])-FIND(&quot;0&quot;;[.B94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5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5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5])))&gt;1;1;0)" office:value-type="float" office:value="0" calcext:value-type="float">
            <text:p>0</text:p>
          </table:table-cell>
          <table:table-cell table:style-name="ce7" table:formula="of:=IF([.E95]=0;IF([.F95]=0;IF(SUMPRODUCT(--ISNUMBER(SEARCH({&quot;VARA&quot;;&quot;HF&quot;;&quot;40M&quot;;&quot;30M&quot;;&quot;20M&quot;;&quot;17M&quot;};[.C95])))&gt;1;1;0);0);0)" office:value-type="float" office:value="0" calcext:value-type="float">
            <text:p>0</text:p>
          </table:table-cell>
          <table:table-cell table:style-name="ce7" table:formula="of:=IF(SUMPRODUCT(--ISNUMBER(SEARCH(&quot;PACTOR&quot;;[.C95])))&gt;0;1;0)" office:value-type="float" office:value="0" calcext:value-type="float">
            <text:p>0</text:p>
          </table:table-cell>
          <table:table-cell table:style-name="ce7" table:formula="of:=IF(SUMPRODUCT(--ISNUMBER(SEARCH(&quot;TELNET&quot;;[.C95])))&gt;0;1;0)" office:value-type="float" office:value="0" calcext:value-type="float">
            <text:p>0</text:p>
          </table:table-cell>
          <table:table-cell table:style-name="ce8" table:formula="of:=IF(ISBLANK([.C95]);0; IF(SUM([.D95:.I95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5];LEN([.B95])-FIND(&quot;0&quot;;[.B95];1));                                                                                         RIGHT([.B95];LEN([.B95])-FIND(&quot;1&quot;;[.B95];1)));                                                                                         RIGHT([.B95];LEN([.B95])-FIND(&quot;2&quot;;[.B95];1)));                                                                                         RIGHT([.B95];LEN([.B95])-FIND(&quot;3&quot;;[.B95];1)));                                                                                         RIGHT([.B95];LEN([.B95])-FIND(&quot;4&quot;;[.B95];1)));                                                                                         RIGHT([.B95];LEN([.B95])-FIND(&quot;5&quot;;[.B95];1)));                                                                                         RIGHT([.B95];LEN([.B95])-FIND(&quot;6&quot;;[.B95];1)));                                                                                         RIGHT([.B95];LEN([.B95])-FIND(&quot;7&quot;;[.B95];1)));                                                                                         RIGHT([.B95];LEN([.B95])-FIND(&quot;8&quot;;[.B95];1)));                                                                                         RIGHT([.B95];LEN([.B95])-FIND(&quot;9&quot;;[.B95];1)));                                                                                         RIGHT([.B95];LEN([.B95])-FIND(&quot;0&quot;;[.B95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6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6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6])))&gt;1;1;0)" office:value-type="float" office:value="0" calcext:value-type="float">
            <text:p>0</text:p>
          </table:table-cell>
          <table:table-cell table:style-name="ce7" table:formula="of:=IF([.E96]=0;IF([.F96]=0;IF(SUMPRODUCT(--ISNUMBER(SEARCH({&quot;VARA&quot;;&quot;HF&quot;;&quot;40M&quot;;&quot;30M&quot;;&quot;20M&quot;;&quot;17M&quot;};[.C96])))&gt;1;1;0);0);0)" office:value-type="float" office:value="0" calcext:value-type="float">
            <text:p>0</text:p>
          </table:table-cell>
          <table:table-cell table:style-name="ce7" table:formula="of:=IF(SUMPRODUCT(--ISNUMBER(SEARCH(&quot;PACTOR&quot;;[.C96])))&gt;0;1;0)" office:value-type="float" office:value="0" calcext:value-type="float">
            <text:p>0</text:p>
          </table:table-cell>
          <table:table-cell table:style-name="ce7" table:formula="of:=IF(SUMPRODUCT(--ISNUMBER(SEARCH(&quot;TELNET&quot;;[.C96])))&gt;0;1;0)" office:value-type="float" office:value="0" calcext:value-type="float">
            <text:p>0</text:p>
          </table:table-cell>
          <table:table-cell table:style-name="ce8" table:formula="of:=IF(ISBLANK([.C96]);0; IF(SUM([.D96:.I96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6];LEN([.B96])-FIND(&quot;0&quot;;[.B96];1));                                                                                         RIGHT([.B96];LEN([.B96])-FIND(&quot;1&quot;;[.B96];1)));                                                                                         RIGHT([.B96];LEN([.B96])-FIND(&quot;2&quot;;[.B96];1)));                                                                                         RIGHT([.B96];LEN([.B96])-FIND(&quot;3&quot;;[.B96];1)));                                                                                         RIGHT([.B96];LEN([.B96])-FIND(&quot;4&quot;;[.B96];1)));                                                                                         RIGHT([.B96];LEN([.B96])-FIND(&quot;5&quot;;[.B96];1)));                                                                                         RIGHT([.B96];LEN([.B96])-FIND(&quot;6&quot;;[.B96];1)));                                                                                         RIGHT([.B96];LEN([.B96])-FIND(&quot;7&quot;;[.B96];1)));                                                                                         RIGHT([.B96];LEN([.B96])-FIND(&quot;8&quot;;[.B96];1)));                                                                                         RIGHT([.B96];LEN([.B96])-FIND(&quot;9&quot;;[.B96];1)));                                                                                         RIGHT([.B96];LEN([.B96])-FIND(&quot;0&quot;;[.B96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7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7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7])))&gt;1;1;0)" office:value-type="float" office:value="0" calcext:value-type="float">
            <text:p>0</text:p>
          </table:table-cell>
          <table:table-cell table:style-name="ce7" table:formula="of:=IF([.E97]=0;IF([.F97]=0;IF(SUMPRODUCT(--ISNUMBER(SEARCH({&quot;VARA&quot;;&quot;HF&quot;;&quot;40M&quot;;&quot;30M&quot;;&quot;20M&quot;;&quot;17M&quot;};[.C97])))&gt;1;1;0);0);0)" office:value-type="float" office:value="0" calcext:value-type="float">
            <text:p>0</text:p>
          </table:table-cell>
          <table:table-cell table:style-name="ce7" table:formula="of:=IF(SUMPRODUCT(--ISNUMBER(SEARCH(&quot;PACTOR&quot;;[.C97])))&gt;0;1;0)" office:value-type="float" office:value="0" calcext:value-type="float">
            <text:p>0</text:p>
          </table:table-cell>
          <table:table-cell table:style-name="ce7" table:formula="of:=IF(SUMPRODUCT(--ISNUMBER(SEARCH(&quot;TELNET&quot;;[.C97])))&gt;0;1;0)" office:value-type="float" office:value="0" calcext:value-type="float">
            <text:p>0</text:p>
          </table:table-cell>
          <table:table-cell table:style-name="ce8" table:formula="of:=IF(ISBLANK([.C97]);0; IF(SUM([.D97:.I97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7];LEN([.B97])-FIND(&quot;0&quot;;[.B97];1));                                                                                         RIGHT([.B97];LEN([.B97])-FIND(&quot;1&quot;;[.B97];1)));                                                                                         RIGHT([.B97];LEN([.B97])-FIND(&quot;2&quot;;[.B97];1)));                                                                                         RIGHT([.B97];LEN([.B97])-FIND(&quot;3&quot;;[.B97];1)));                                                                                         RIGHT([.B97];LEN([.B97])-FIND(&quot;4&quot;;[.B97];1)));                                                                                         RIGHT([.B97];LEN([.B97])-FIND(&quot;5&quot;;[.B97];1)));                                                                                         RIGHT([.B97];LEN([.B97])-FIND(&quot;6&quot;;[.B97];1)));                                                                                         RIGHT([.B97];LEN([.B97])-FIND(&quot;7&quot;;[.B97];1)));                                                                                         RIGHT([.B97];LEN([.B97])-FIND(&quot;8&quot;;[.B97];1)));                                                                                         RIGHT([.B97];LEN([.B97])-FIND(&quot;9&quot;;[.B97];1)));                                                                                         RIGHT([.B97];LEN([.B97])-FIND(&quot;0&quot;;[.B97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8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8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8])))&gt;1;1;0)" office:value-type="float" office:value="0" calcext:value-type="float">
            <text:p>0</text:p>
          </table:table-cell>
          <table:table-cell table:style-name="ce7" table:formula="of:=IF([.E98]=0;IF([.F98]=0;IF(SUMPRODUCT(--ISNUMBER(SEARCH({&quot;VARA&quot;;&quot;HF&quot;;&quot;40M&quot;;&quot;30M&quot;;&quot;20M&quot;;&quot;17M&quot;};[.C98])))&gt;1;1;0);0);0)" office:value-type="float" office:value="0" calcext:value-type="float">
            <text:p>0</text:p>
          </table:table-cell>
          <table:table-cell table:style-name="ce7" table:formula="of:=IF(SUMPRODUCT(--ISNUMBER(SEARCH(&quot;PACTOR&quot;;[.C98])))&gt;0;1;0)" office:value-type="float" office:value="0" calcext:value-type="float">
            <text:p>0</text:p>
          </table:table-cell>
          <table:table-cell table:style-name="ce7" table:formula="of:=IF(SUMPRODUCT(--ISNUMBER(SEARCH(&quot;TELNET&quot;;[.C98])))&gt;0;1;0)" office:value-type="float" office:value="0" calcext:value-type="float">
            <text:p>0</text:p>
          </table:table-cell>
          <table:table-cell table:style-name="ce8" table:formula="of:=IF(ISBLANK([.C98]);0; IF(SUM([.D98:.I98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8];LEN([.B98])-FIND(&quot;0&quot;;[.B98];1));                                                                                         RIGHT([.B98];LEN([.B98])-FIND(&quot;1&quot;;[.B98];1)));                                                                                         RIGHT([.B98];LEN([.B98])-FIND(&quot;2&quot;;[.B98];1)));                                                                                         RIGHT([.B98];LEN([.B98])-FIND(&quot;3&quot;;[.B98];1)));                                                                                         RIGHT([.B98];LEN([.B98])-FIND(&quot;4&quot;;[.B98];1)));                                                                                         RIGHT([.B98];LEN([.B98])-FIND(&quot;5&quot;;[.B98];1)));                                                                                         RIGHT([.B98];LEN([.B98])-FIND(&quot;6&quot;;[.B98];1)));                                                                                         RIGHT([.B98];LEN([.B98])-FIND(&quot;7&quot;;[.B98];1)));                                                                                         RIGHT([.B98];LEN([.B98])-FIND(&quot;8&quot;;[.B98];1)));                                                                                         RIGHT([.B98];LEN([.B98])-FIND(&quot;9&quot;;[.B98];1)));                                                                                         RIGHT([.B98];LEN([.B98])-FIND(&quot;0&quot;;[.B98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99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99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99])))&gt;1;1;0)" office:value-type="float" office:value="0" calcext:value-type="float">
            <text:p>0</text:p>
          </table:table-cell>
          <table:table-cell table:style-name="ce7" table:formula="of:=IF([.E99]=0;IF([.F99]=0;IF(SUMPRODUCT(--ISNUMBER(SEARCH({&quot;VARA&quot;;&quot;HF&quot;;&quot;40M&quot;;&quot;30M&quot;;&quot;20M&quot;;&quot;17M&quot;};[.C99])))&gt;1;1;0);0);0)" office:value-type="float" office:value="0" calcext:value-type="float">
            <text:p>0</text:p>
          </table:table-cell>
          <table:table-cell table:style-name="ce7" table:formula="of:=IF(SUMPRODUCT(--ISNUMBER(SEARCH(&quot;PACTOR&quot;;[.C99])))&gt;0;1;0)" office:value-type="float" office:value="0" calcext:value-type="float">
            <text:p>0</text:p>
          </table:table-cell>
          <table:table-cell table:style-name="ce7" table:formula="of:=IF(SUMPRODUCT(--ISNUMBER(SEARCH(&quot;TELNET&quot;;[.C99])))&gt;0;1;0)" office:value-type="float" office:value="0" calcext:value-type="float">
            <text:p>0</text:p>
          </table:table-cell>
          <table:table-cell table:style-name="ce8" table:formula="of:=IF(ISBLANK([.C99]);0; IF(SUM([.D99:.I99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99];LEN([.B99])-FIND(&quot;0&quot;;[.B99];1));                                                                                         RIGHT([.B99];LEN([.B99])-FIND(&quot;1&quot;;[.B99];1)));                                                                                         RIGHT([.B99];LEN([.B99])-FIND(&quot;2&quot;;[.B99];1)));                                                                                         RIGHT([.B99];LEN([.B99])-FIND(&quot;3&quot;;[.B99];1)));                                                                                         RIGHT([.B99];LEN([.B99])-FIND(&quot;4&quot;;[.B99];1)));                                                                                         RIGHT([.B99];LEN([.B99])-FIND(&quot;5&quot;;[.B99];1)));                                                                                         RIGHT([.B99];LEN([.B99])-FIND(&quot;6&quot;;[.B99];1)));                                                                                         RIGHT([.B99];LEN([.B99])-FIND(&quot;7&quot;;[.B99];1)));                                                                                         RIGHT([.B99];LEN([.B99])-FIND(&quot;8&quot;;[.B99];1)));                                                                                         RIGHT([.B99];LEN([.B99])-FIND(&quot;9&quot;;[.B99];1)));                                                                                         RIGHT([.B99];LEN([.B99])-FIND(&quot;0&quot;;[.B99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00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00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00])))&gt;1;1;0)" office:value-type="float" office:value="0" calcext:value-type="float">
            <text:p>0</text:p>
          </table:table-cell>
          <table:table-cell table:style-name="ce7" table:formula="of:=IF([.E100]=0;IF([.F100]=0;IF(SUMPRODUCT(--ISNUMBER(SEARCH({&quot;VARA&quot;;&quot;HF&quot;;&quot;40M&quot;;&quot;30M&quot;;&quot;20M&quot;;&quot;17M&quot;};[.C100])))&gt;1;1;0);0);0)" office:value-type="float" office:value="0" calcext:value-type="float">
            <text:p>0</text:p>
          </table:table-cell>
          <table:table-cell table:style-name="ce7" table:formula="of:=IF(SUMPRODUCT(--ISNUMBER(SEARCH(&quot;PACTOR&quot;;[.C100])))&gt;0;1;0)" office:value-type="float" office:value="0" calcext:value-type="float">
            <text:p>0</text:p>
          </table:table-cell>
          <table:table-cell table:style-name="ce7" table:formula="of:=IF(SUMPRODUCT(--ISNUMBER(SEARCH(&quot;TELNET&quot;;[.C100])))&gt;0;1;0)" office:value-type="float" office:value="0" calcext:value-type="float">
            <text:p>0</text:p>
          </table:table-cell>
          <table:table-cell table:style-name="ce8" table:formula="of:=IF(ISBLANK([.C100]);0; IF(SUM([.D100:.I100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00];LEN([.B100])-FIND(&quot;0&quot;;[.B100];1));                                                                                         RIGHT([.B100];LEN([.B100])-FIND(&quot;1&quot;;[.B100];1)));                                                                                         RIGHT([.B100];LEN([.B100])-FIND(&quot;2&quot;;[.B100];1)));                                                                                         RIGHT([.B100];LEN([.B100])-FIND(&quot;3&quot;;[.B100];1)));                                                                                         RIGHT([.B100];LEN([.B100])-FIND(&quot;4&quot;;[.B100];1)));                                                                                         RIGHT([.B100];LEN([.B100])-FIND(&quot;5&quot;;[.B100];1)));                                                                                         RIGHT([.B100];LEN([.B100])-FIND(&quot;6&quot;;[.B100];1)));                                                                                         RIGHT([.B100];LEN([.B100])-FIND(&quot;7&quot;;[.B100];1)));                                                                                         RIGHT([.B100];LEN([.B100])-FIND(&quot;8&quot;;[.B100];1)));                                                                                         RIGHT([.B100];LEN([.B100])-FIND(&quot;9&quot;;[.B100];1)));                                                                                         RIGHT([.B100];LEN([.B100])-FIND(&quot;0&quot;;[.B100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01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01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01])))&gt;1;1;0)" office:value-type="float" office:value="0" calcext:value-type="float">
            <text:p>0</text:p>
          </table:table-cell>
          <table:table-cell table:style-name="ce7" table:formula="of:=IF([.E101]=0;IF([.F101]=0;IF(SUMPRODUCT(--ISNUMBER(SEARCH({&quot;VARA&quot;;&quot;HF&quot;;&quot;40M&quot;;&quot;30M&quot;;&quot;20M&quot;;&quot;17M&quot;};[.C101])))&gt;1;1;0);0);0)" office:value-type="float" office:value="0" calcext:value-type="float">
            <text:p>0</text:p>
          </table:table-cell>
          <table:table-cell table:style-name="ce7" table:formula="of:=IF(SUMPRODUCT(--ISNUMBER(SEARCH(&quot;PACTOR&quot;;[.C101])))&gt;0;1;0)" office:value-type="float" office:value="0" calcext:value-type="float">
            <text:p>0</text:p>
          </table:table-cell>
          <table:table-cell table:style-name="ce7" table:formula="of:=IF(SUMPRODUCT(--ISNUMBER(SEARCH(&quot;TELNET&quot;;[.C101])))&gt;0;1;0)" office:value-type="float" office:value="0" calcext:value-type="float">
            <text:p>0</text:p>
          </table:table-cell>
          <table:table-cell table:style-name="ce8" table:formula="of:=IF(ISBLANK([.C101]);0; IF(SUM([.D101:.I101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01];LEN([.B101])-FIND(&quot;0&quot;;[.B101];1));                                                                                         RIGHT([.B101];LEN([.B101])-FIND(&quot;1&quot;;[.B101];1)));                                                                                         RIGHT([.B101];LEN([.B101])-FIND(&quot;2&quot;;[.B101];1)));                                                                                         RIGHT([.B101];LEN([.B101])-FIND(&quot;3&quot;;[.B101];1)));                                                                                         RIGHT([.B101];LEN([.B101])-FIND(&quot;4&quot;;[.B101];1)));                                                                                         RIGHT([.B101];LEN([.B101])-FIND(&quot;5&quot;;[.B101];1)));                                                                                         RIGHT([.B101];LEN([.B101])-FIND(&quot;6&quot;;[.B101];1)));                                                                                         RIGHT([.B101];LEN([.B101])-FIND(&quot;7&quot;;[.B101];1)));                                                                                         RIGHT([.B101];LEN([.B101])-FIND(&quot;8&quot;;[.B101];1)));                                                                                         RIGHT([.B101];LEN([.B101])-FIND(&quot;9&quot;;[.B101];1)));                                                                                         RIGHT([.B101];LEN([.B101])-FIND(&quot;0&quot;;[.B101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2">
          <table:table-cell table:style-name="ce4" table:number-columns-repeated="3"/>
          <table:table-cell table:style-name="ce7" table:formula="of:=IF(SUMPRODUCT(--ISNUMBER(SEARCH({&quot;PACKET&quot;;&quot;PKT&quot;};[.C102])))&gt;0;1;0)" office:value-type="float" office:value="0" calcext:value-type="float">
            <text:p>0</text:p>
          </table:table-cell>
          <table:table-cell table:style-name="ce7" table:formula="of:=IF(SUMPRODUCT(--ISNUMBER(SEARCH({&quot;VARA&quot;;&quot;VHF&quot;;&quot; 2M&quot;};[.C102])))&gt;1;1;0)" office:value-type="float" office:value="0" calcext:value-type="float">
            <text:p>0</text:p>
          </table:table-cell>
          <table:table-cell table:style-name="ce7" table:formula="of:=IF(SUMPRODUCT(--ISNUMBER(SEARCH({&quot;VARA&quot;;&quot;UHF&quot;;&quot;70M&quot;;&quot;70CM&quot;};[.C102])))&gt;1;1;0)" office:value-type="float" office:value="0" calcext:value-type="float">
            <text:p>0</text:p>
          </table:table-cell>
          <table:table-cell table:style-name="ce7" table:formula="of:=IF([.E102]=0;IF([.F102]=0;IF(SUMPRODUCT(--ISNUMBER(SEARCH({&quot;VARA&quot;;&quot;HF&quot;;&quot;40M&quot;;&quot;30M&quot;;&quot;20M&quot;;&quot;17M&quot;};[.C102])))&gt;1;1;0);0);0)" office:value-type="float" office:value="0" calcext:value-type="float">
            <text:p>0</text:p>
          </table:table-cell>
          <table:table-cell table:style-name="ce7" table:formula="of:=IF(SUMPRODUCT(--ISNUMBER(SEARCH(&quot;PACTOR&quot;;[.C102])))&gt;0;1;0)" office:value-type="float" office:value="0" calcext:value-type="float">
            <text:p>0</text:p>
          </table:table-cell>
          <table:table-cell table:style-name="ce7" table:formula="of:=IF(SUMPRODUCT(--ISNUMBER(SEARCH(&quot;TELNET&quot;;[.C102])))&gt;0;1;0)" office:value-type="float" office:value="0" calcext:value-type="float">
            <text:p>0</text:p>
          </table:table-cell>
          <table:table-cell table:style-name="ce8" table:formula="of:=IF(ISBLANK([.C102]);0; IF(SUM([.D102:.I102])=0;1;0))" office:value-type="float" office:value="0" calcext:value-type="float">
            <text:p>0</text:p>
          </table:table-cell>
          <table:table-cell table:style-name="ce9" table:formula="of:=IFERROR(         IFERROR(                 IFERROR(                         IFERROR(                                 IFERROR(                                         IFERROR(                                                 IFERROR(                                                         IFERROR(                                                                 IFERROR(                                                                         IFERROR(                                                                                 IFERROR(                                                                                         RIGHT([.B102];LEN([.B102])-FIND(&quot;0&quot;;[.B102];1));                                                                                         RIGHT([.B102];LEN([.B102])-FIND(&quot;1&quot;;[.B102];1)));                                                                                         RIGHT([.B102];LEN([.B102])-FIND(&quot;2&quot;;[.B102];1)));                                                                                         RIGHT([.B102];LEN([.B102])-FIND(&quot;3&quot;;[.B102];1)));                                                                                         RIGHT([.B102];LEN([.B102])-FIND(&quot;4&quot;;[.B102];1)));                                                                                         RIGHT([.B102];LEN([.B102])-FIND(&quot;5&quot;;[.B102];1)));                                                                                         RIGHT([.B102];LEN([.B102])-FIND(&quot;6&quot;;[.B102];1)));                                                                                         RIGHT([.B102];LEN([.B102])-FIND(&quot;7&quot;;[.B102];1)));                                                                                         RIGHT([.B102];LEN([.B102])-FIND(&quot;8&quot;;[.B102];1)));                                                                                         RIGHT([.B102];LEN([.B102])-FIND(&quot;9&quot;;[.B102];1)));                                                                                         RIGHT([.B102];LEN([.B102])-FIND(&quot;0&quot;;[.B102];1)));                                                                                         &quot;&quot;         )">
            <text:p/>
          </table:table-cell>
          <table:table-cell table:number-columns-repeated="1013"/>
        </table:table-row>
        <table:table-row table:style-name="ro1" table:number-rows-repeated="7">
          <table:table-cell table:style-name="ce4" table:number-columns-repeated="3"/>
          <table:table-cell table:number-columns-repeated="1021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awData.J3:RawData.J102">
            <calcext:condition calcext:apply-style-name="ConditionalStyle_1" calcext:value="&gt;0" calcext:base-cell-address="RawData.J3"/>
          </calcext:conditional-format>
        </calcext:conditional-formats>
      </table:table>
      <table:table table:name="Summary" table:style-name="ta2">
        <office:forms form:automatic-focus="false" form:apply-design-mode="false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1" table:default-cell-style-name="Default"/>
        <table:table-row table:style-name="ro1">
          <table:table-cell/>
          <table:table-cell table:style-name="ce41"/>
          <table:table-cell table:style-name="ce44"/>
          <table:table-cell table:style-name="ce47" office:value-type="string" calcext:value-type="string">
            <text:p>Data</text:p>
          </table:table-cell>
          <table:table-cell table:style-name="ce50" table:number-columns-repeated="6"/>
          <table:table-cell table:style-name="ce53"/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Suffix</text:p>
          </table:table-cell>
          <table:table-cell table:style-name="ce45" office:value-type="string" calcext:value-type="string">
            <text:p>Callsign</text:p>
          </table:table-cell>
          <table:table-cell table:style-name="ce48" office:value-type="string" calcext:value-type="string">
            <text:p>Count - Callsign</text:p>
          </table:table-cell>
          <table:table-cell table:style-name="ce51" office:value-type="string" calcext:value-type="string">
            <text:p>Sum - PACKET</text:p>
          </table:table-cell>
          <table:table-cell table:style-name="ce51" office:value-type="string" calcext:value-type="string">
            <text:p>Sum - VARA VHF</text:p>
          </table:table-cell>
          <table:table-cell table:style-name="ce51" office:value-type="string" calcext:value-type="string">
            <text:p>Sum - VARA UHF</text:p>
          </table:table-cell>
          <table:table-cell table:style-name="ce51" office:value-type="string" calcext:value-type="string">
            <text:p>Sum - VARA HF</text:p>
          </table:table-cell>
          <table:table-cell table:style-name="ce51" office:value-type="string" calcext:value-type="string">
            <text:p>Sum - PACTOR</text:p>
          </table:table-cell>
          <table:table-cell table:style-name="ce51" office:value-type="string" calcext:value-type="string">
            <text:p>Sum - TELNET</text:p>
          </table:table-cell>
          <table:table-cell table:style-name="ce54" office:value-type="string" calcext:value-type="string">
            <text:p>Sum - Other</text:p>
          </table:table-cell>
          <table:table-cell table:number-columns-repeated="1013"/>
        </table:table-row>
        <table:table-row table:style-name="ro1">
          <table:table-cell/>
          <table:table-cell table:style-name="ce43" office:value-type="string" calcext:value-type="string">
            <text:p>(empty)</text:p>
          </table:table-cell>
          <table:table-cell table:style-name="ce46" office:value-type="string" calcext:value-type="string">
            <text:p>(empty)</text:p>
          </table:table-cell>
          <table:table-cell table:style-name="ce49"/>
          <table:table-cell table:number-columns-repeated="6"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osscheck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2">
          <table:table-cell table:style-name="ce31" office:value-type="string" calcext:value-type="string">
            <text:p>Call Sign</text:p>
          </table:table-cell>
          <table:table-cell table:style-name="ce31" office:value-type="string" calcext:value-type="string">
            <text:p>Digital Checkins</text:p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-pilot-tables>
        <table:data-pilot-table table:name="Summary" table:application-data="" table:target-range-address="Summary.B1:Summary.K3" table:buttons="Summary.B2 Summary.C2 Summary.D1" table:grand-total="column" table:show-filter-button="false">
          <table:source-cell-range table:cell-range-address="RawData.B2:RawData.K102"/>
          <table:data-pilot-field table:source-field-name="Subjec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uffix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lsig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allsign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K5OB" table:display="true" table:show-details="true"/>
                <table:data-pilot-member table:name="K5PRS" table:display="true" table:show-details="true"/>
                <table:data-pilot-member table:name="K5SEK" table:display="true" table:show-details="true"/>
                <table:data-pilot-member table:name="KD5U" table:display="true" table:show-details="true"/>
                <table:data-pilot-member table:name="KG5BBF" table:display="true" table:show-details="true"/>
                <table:data-pilot-member table:name="N5RVT" table:display="true" table:show-details="true"/>
                <table:data-pilot-member table:name="N5XJB" table:display="true" table:show-details="true"/>
                <table:data-pilot-member table:name="WA5LEE" table:display="true" table:show-details="true"/>
                <table:data-pilot-member table:name="WM5N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V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U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CTO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LNE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the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ea4335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7:49:52.656950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wData" style:display-name="PageStyle_Raw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sscheck" style:display-name="PageStyle_Crossche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  <dc:date>2024-09-01T17:50:24.774131255</dc:date>
    <meta:editing-duration>PT31S</meta:editing-duration>
    <meta:editing-cycles>2</meta:editing-cycles>
    <meta:document-statistic meta:table-count="3" meta:cell-count="834" meta:object-count="0"/>
  </office:meta>
</office:document-meta>
</file>